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239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75in" svg:height="3.5449in" svg:x="5.7898in" svg:y="17.8299in">
            <draw:object draw:notify-on-update-of-ranges="Sheet1.F96:Sheet1.F96 Sheet1.F97:Sheet1.F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y#</text:p>
          </table:table-cell>
          <table:table-cell office:value-type="string">
            <text:p>DAY</text:p>
          </table:table-cell>
          <table:table-cell table:style-name="Default" office:value-type="string">
            <text:p>Date</text:p>
          </table:table-cell>
          <table:table-cell office:value-type="string">
            <text:p>Close</text:p>
          </table:table-cell>
          <table:table-cell office:value-type="float" office:value="10">
            <text:p>10</text:p>
          </table:table-cell>
          <table:table-cell office:value-type="string">
            <text:p>error10</text:p>
          </table:table-cell>
          <table:table-cell office:value-type="string">
            <text:p>Error10^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error9</text:p>
          </table:table-cell>
          <table:table-cell office:value-type="string">
            <text:p>Error9^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rror8</text:p>
          </table:table-cell>
          <table:table-cell office:value-type="string">
            <text:p>Error8^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ror7</text:p>
          </table:table-cell>
          <table:table-cell office:value-type="string">
            <text:p>Error7^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error6</text:p>
          </table:table-cell>
          <table:table-cell office:value-type="string">
            <text:p>Error6^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ror5</text:p>
          </table:table-cell>
          <table:table-cell office:value-type="string">
            <text:p>Error5^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error4</text:p>
          </table:table-cell>
          <table:table-cell office:value-type="string">
            <text:p>Error4^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error3</text:p>
          </table:table-cell>
          <table:table-cell office:value-type="string">
            <text:p>Error3^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error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8-14</text:p>
          </table:table-cell>
          <table:table-cell office:value-type="float" office:value="26103.23">
            <text:p>26103.23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8-18</text:p>
          </table:table-cell>
          <table:table-cell office:value-type="float" office:value="26390.96">
            <text:p>26390.96</text:p>
          </table:table-cell>
          <table:table-cell table:number-columns-repeated="4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8-19</text:p>
          </table:table-cell>
          <table:table-cell office:value-type="float" office:value="26420.67">
            <text:p>26420.67</text:p>
          </table:table-cell>
          <table:table-cell table:number-columns-repeated="4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08-20</text:p>
          </table:table-cell>
          <table:table-cell office:value-type="float" office:value="26314.29">
            <text:p>26314.29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8-21</text:p>
          </table:table-cell>
          <table:table-cell office:value-type="float" office:value="26360.11">
            <text:p>26360.11</text:p>
          </table:table-cell>
          <table:table-cell table:number-columns-repeated="4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08-22</text:p>
          </table:table-cell>
          <table:table-cell office:value-type="float" office:value="26419.55">
            <text:p>26419.55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8-25</text:p>
          </table:table-cell>
          <table:table-cell office:value-type="float" office:value="26437.02">
            <text:p>26437.02</text:p>
          </table:table-cell>
          <table:table-cell table:number-columns-repeated="4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8-26</text:p>
          </table:table-cell>
          <table:table-cell office:value-type="float" office:value="26442.81">
            <text:p>26442.81</text:p>
          </table:table-cell>
          <table:table-cell table:number-columns-repeated="4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08-27</text:p>
          </table:table-cell>
          <table:table-cell office:value-type="float" office:value="26560.15">
            <text:p>26560.15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8-28</text:p>
          </table:table-cell>
          <table:table-cell office:value-type="float" office:value="26638.11">
            <text:p>26638.11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9-01</text:p>
          </table:table-cell>
          <table:table-cell office:value-type="float" office:value="26867.55">
            <text:p>26867.55</text:p>
          </table:table-cell>
          <table:table-cell office:value-type="float" office:value="26408.69">
            <text:p>26408.69</text:p>
          </table:table-cell>
          <table:table-cell office:value-type="float" office:value="-1.707859481">
            <text:p>-1.707859481</text:p>
          </table:table-cell>
          <table:table-cell office:value-type="float" office:value="2.916784007">
            <text:p>2.916784007</text:p>
          </table:table-cell>
          <table:table-cell table:number-columns-repeated="2"/>
          <table:table-cell office:value-type="float" office:value="26442.63">
            <text:p>26442.63</text:p>
          </table:table-cell>
          <table:table-cell office:value-type="float" office:value="-1.5815360909">
            <text:p>-1.5815360909</text:p>
          </table:table-cell>
          <table:table-cell office:value-type="float" office:value="2.5012564069">
            <text:p>2.5012564069</text:p>
          </table:table-cell>
          <table:table-cell table:number-columns-repeated="2"/>
          <table:table-cell office:value-type="float" office:value="26449.08875">
            <text:p>26449.08875</text:p>
          </table:table-cell>
          <table:table-cell office:value-type="float" office:value="-1.5574968689">
            <text:p>-1.5574968689</text:p>
          </table:table-cell>
          <table:table-cell office:value-type="float" office:value="2.4257964966">
            <text:p>2.4257964966</text:p>
          </table:table-cell>
          <table:table-cell table:number-columns-repeated="2"/>
          <table:table-cell office:value-type="float" office:value="26453.1485714286">
            <text:p>26453.1485714286</text:p>
          </table:table-cell>
          <table:table-cell office:value-type="float" office:value="-1.5423863678">
            <text:p>-1.5423863678</text:p>
          </table:table-cell>
          <table:table-cell office:value-type="float" office:value="2.3789557077">
            <text:p>2.3789557077</text:p>
          </table:table-cell>
          <table:table-cell table:number-columns-repeated="2"/>
          <table:table-cell office:value-type="float" office:value="26476.2916666667">
            <text:p>26476.2916666667</text:p>
          </table:table-cell>
          <table:table-cell office:value-type="float" office:value="-1.4562486469">
            <text:p>-1.4562486469</text:p>
          </table:table-cell>
          <table:table-cell office:value-type="float" office:value="2.1206601216">
            <text:p>2.1206601216</text:p>
          </table:table-cell>
          <table:table-cell table:number-columns-repeated="2"/>
          <table:table-cell office:value-type="float" office:value="26499.528">
            <text:p>26499.528</text:p>
          </table:table-cell>
          <table:table-cell office:value-type="float" office:value="-1.3697638973">
            <text:p>-1.3697638973</text:p>
          </table:table-cell>
          <table:table-cell office:value-type="float" office:value="1.8762531345">
            <text:p>1.8762531345</text:p>
          </table:table-cell>
          <table:table-cell table:number-columns-repeated="2"/>
          <table:table-cell office:value-type="float" office:value="26519.5225">
            <text:p>26519.5225</text:p>
          </table:table-cell>
          <table:table-cell office:value-type="float" office:value="-1.2953451282">
            <text:p>-1.2953451282</text:p>
          </table:table-cell>
          <table:table-cell office:value-type="float" office:value="1.6779190012">
            <text:p>1.6779190012</text:p>
          </table:table-cell>
          <table:table-cell table:number-columns-repeated="2"/>
          <table:table-cell office:value-type="float" office:value="26547.0233333333">
            <text:p>26547.0233333333</text:p>
          </table:table-cell>
          <table:table-cell office:value-type="float" office:value="-1.1929880717">
            <text:p>-1.1929880717</text:p>
          </table:table-cell>
          <table:table-cell office:value-type="float" office:value="1.4232205393">
            <text:p>1.4232205393</text:p>
          </table:table-cell>
          <table:table-cell table:number-columns-repeated="2"/>
          <table:table-cell office:value-type="float" office:value="26599.13">
            <text:p>26599.13</text:p>
          </table:table-cell>
          <table:table-cell office:value-type="float" office:value="-0.9990490387">
            <text:p>-0.9990490387</text:p>
          </table:table-cell>
          <table:table-cell office:value-type="float" office:value="0.9980989817">
            <text:p>0.9980989817</text:p>
          </table:table-cell>
          <table:table-cell/>
          <table:table-cell office:value-type="float" office:value="26638.11">
            <text:p>26638.11</text:p>
          </table:table-cell>
          <table:table-cell office:value-type="float" office:value="-0.8539669601">
            <text:p>-0.8539669601</text:p>
          </table:table-cell>
          <table:table-cell office:value-type="float" office:value="0.729259569">
            <text:p>0.729259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9-02</text:p>
          </table:table-cell>
          <table:table-cell office:value-type="float" office:value="27019.39">
            <text:p>27019.39</text:p>
          </table:table-cell>
          <table:table-cell office:value-type="float" office:value="26485.122">
            <text:p>26485.122</text:p>
          </table:table-cell>
          <table:table-cell office:value-type="float" office:value="-1.9773503399">
            <text:p>-1.9773503399</text:p>
          </table:table-cell>
          <table:table-cell office:value-type="float" office:value="3.9099143666">
            <text:p>3.9099143666</text:p>
          </table:table-cell>
          <table:table-cell table:number-columns-repeated="2"/>
          <table:table-cell office:value-type="float" office:value="26495.5844444444">
            <text:p>26495.5844444444</text:p>
          </table:table-cell>
          <table:table-cell office:value-type="float" office:value="-1.9386283538">
            <text:p>-1.9386283538</text:p>
          </table:table-cell>
          <table:table-cell office:value-type="float" office:value="3.758279894">
            <text:p>3.758279894</text:p>
          </table:table-cell>
          <table:table-cell table:number-columns-repeated="2"/>
          <table:table-cell office:value-type="float" office:value="26504.94875">
            <text:p>26504.94875</text:p>
          </table:table-cell>
          <table:table-cell office:value-type="float" office:value="-1.90397063">
            <text:p>-1.90397063</text:p>
          </table:table-cell>
          <table:table-cell office:value-type="float" office:value="3.6251041598">
            <text:p>3.6251041598</text:p>
          </table:table-cell>
          <table:table-cell table:number-columns-repeated="2"/>
          <table:table-cell office:value-type="float" office:value="26532.1857142857">
            <text:p>26532.1857142857</text:p>
          </table:table-cell>
          <table:table-cell office:value-type="float" office:value="-1.8031653776">
            <text:p>-1.8031653776</text:p>
          </table:table-cell>
          <table:table-cell office:value-type="float" office:value="3.2514053789">
            <text:p>3.2514053789</text:p>
          </table:table-cell>
          <table:table-cell table:number-columns-repeated="2"/>
          <table:table-cell office:value-type="float" office:value="26560.865">
            <text:p>26560.865</text:p>
          </table:table-cell>
          <table:table-cell office:value-type="float" office:value="-1.6970220275">
            <text:p>-1.6970220275</text:p>
          </table:table-cell>
          <table:table-cell office:value-type="float" office:value="2.8798837619">
            <text:p>2.8798837619</text:p>
          </table:table-cell>
          <table:table-cell table:number-columns-repeated="2"/>
          <table:table-cell office:value-type="float" office:value="26589.128">
            <text:p>26589.128</text:p>
          </table:table-cell>
          <table:table-cell office:value-type="float" office:value="-1.5924193699">
            <text:p>-1.5924193699</text:p>
          </table:table-cell>
          <table:table-cell office:value-type="float" office:value="2.5357994498">
            <text:p>2.5357994498</text:p>
          </table:table-cell>
          <table:table-cell table:number-columns-repeated="2"/>
          <table:table-cell office:value-type="float" office:value="26627.155">
            <text:p>26627.155</text:p>
          </table:table-cell>
          <table:table-cell office:value-type="float" office:value="-1.4516797011">
            <text:p>-1.4516797011</text:p>
          </table:table-cell>
          <table:table-cell office:value-type="float" office:value="2.1073739547">
            <text:p>2.1073739547</text:p>
          </table:table-cell>
          <table:table-cell table:number-columns-repeated="2"/>
          <table:table-cell office:value-type="float" office:value="26688.6033333333">
            <text:p>26688.6033333333</text:p>
          </table:table-cell>
          <table:table-cell office:value-type="float" office:value="-1.2242566049">
            <text:p>-1.2242566049</text:p>
          </table:table-cell>
          <table:table-cell office:value-type="float" office:value="1.4988042345">
            <text:p>1.4988042345</text:p>
          </table:table-cell>
          <table:table-cell table:number-columns-repeated="2"/>
          <table:table-cell office:value-type="float" office:value="26752.83">
            <text:p>26752.83</text:p>
          </table:table-cell>
          <table:table-cell office:value-type="float" office:value="-0.9865507697">
            <text:p>-0.9865507697</text:p>
          </table:table-cell>
          <table:table-cell office:value-type="float" office:value="0.9732824211">
            <text:p>0.9732824211</text:p>
          </table:table-cell>
          <table:table-cell/>
          <table:table-cell office:value-type="float" office:value="26867.55">
            <text:p>26867.55</text:p>
          </table:table-cell>
          <table:table-cell office:value-type="float" office:value="-0.561966795">
            <text:p>-0.561966795</text:p>
          </table:table-cell>
          <table:table-cell office:value-type="float" office:value="0.3158066786">
            <text:p>0.31580667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09-03</text:p>
          </table:table-cell>
          <table:table-cell office:value-type="float" office:value="27139.94">
            <text:p>27139.94</text:p>
          </table:table-cell>
          <table:table-cell office:value-type="float" office:value="26547.965">
            <text:p>26547.965</text:p>
          </table:table-cell>
          <table:table-cell office:value-type="float" office:value="-2.1811949474">
            <text:p>-2.1811949474</text:p>
          </table:table-cell>
          <table:table-cell office:value-type="float" office:value="4.7576113984">
            <text:p>4.7576113984</text:p>
          </table:table-cell>
          <table:table-cell table:number-columns-repeated="2"/>
          <table:table-cell office:value-type="float" office:value="26562.1088888889">
            <text:p>26562.1088888889</text:p>
          </table:table-cell>
          <table:table-cell office:value-type="float" office:value="-2.1290802821">
            <text:p>-2.1290802821</text:p>
          </table:table-cell>
          <table:table-cell office:value-type="float" office:value="4.5329828476">
            <text:p>4.5329828476</text:p>
          </table:table-cell>
          <table:table-cell table:number-columns-repeated="2"/>
          <table:table-cell office:value-type="float" office:value="26593.08625">
            <text:p>26593.08625</text:p>
          </table:table-cell>
          <table:table-cell office:value-type="float" office:value="-2.0149408952">
            <text:p>-2.0149408952</text:p>
          </table:table-cell>
          <table:table-cell office:value-type="float" office:value="4.0599868113">
            <text:p>4.0599868113</text:p>
          </table:table-cell>
          <table:table-cell table:number-columns-repeated="2"/>
          <table:table-cell office:value-type="float" office:value="26626.3685714286">
            <text:p>26626.3685714286</text:p>
          </table:table-cell>
          <table:table-cell office:value-type="float" office:value="-1.8923086365">
            <text:p>-1.8923086365</text:p>
          </table:table-cell>
          <table:table-cell office:value-type="float" office:value="3.5808319759">
            <text:p>3.5808319759</text:p>
          </table:table-cell>
          <table:table-cell table:number-columns-repeated="2"/>
          <table:table-cell office:value-type="float" office:value="26660.8383333333">
            <text:p>26660.8383333333</text:p>
          </table:table-cell>
          <table:table-cell office:value-type="float" office:value="-1.7653011269">
            <text:p>-1.7653011269</text:p>
          </table:table-cell>
          <table:table-cell office:value-type="float" office:value="3.1162880687">
            <text:p>3.1162880687</text:p>
          </table:table-cell>
          <table:table-cell table:number-columns-repeated="2"/>
          <table:table-cell office:value-type="float" office:value="26705.602">
            <text:p>26705.602</text:p>
          </table:table-cell>
          <table:table-cell office:value-type="float" office:value="-1.6003646287">
            <text:p>-1.6003646287</text:p>
          </table:table-cell>
          <table:table-cell office:value-type="float" office:value="2.5611669447">
            <text:p>2.5611669447</text:p>
          </table:table-cell>
          <table:table-cell table:number-columns-repeated="2"/>
          <table:table-cell office:value-type="float" office:value="26771.3">
            <text:p>26771.3</text:p>
          </table:table-cell>
          <table:table-cell office:value-type="float" office:value="-1.3582933492">
            <text:p>-1.3582933492</text:p>
          </table:table-cell>
          <table:table-cell office:value-type="float" office:value="1.8449608225">
            <text:p>1.8449608225</text:p>
          </table:table-cell>
          <table:table-cell table:number-columns-repeated="2"/>
          <table:table-cell office:value-type="float" office:value="26841.6833333333">
            <text:p>26841.6833333333</text:p>
          </table:table-cell>
          <table:table-cell office:value-type="float" office:value="-1.09895846">
            <text:p>-1.09895846</text:p>
          </table:table-cell>
          <table:table-cell office:value-type="float" office:value="1.2077096968">
            <text:p>1.2077096968</text:p>
          </table:table-cell>
          <table:table-cell table:number-columns-repeated="2"/>
          <table:table-cell office:value-type="float" office:value="26943.47">
            <text:p>26943.47</text:p>
          </table:table-cell>
          <table:table-cell office:value-type="float" office:value="-0.7239146439">
            <text:p>-0.7239146439</text:p>
          </table:table-cell>
          <table:table-cell office:value-type="float" office:value="0.5240524116">
            <text:p>0.5240524116</text:p>
          </table:table-cell>
          <table:table-cell/>
          <table:table-cell office:value-type="float" office:value="27019.39">
            <text:p>27019.39</text:p>
          </table:table-cell>
          <table:table-cell office:value-type="float" office:value="-0.4441793165">
            <text:p>-0.4441793165</text:p>
          </table:table-cell>
          <table:table-cell office:value-type="float" office:value="0.1972952652">
            <text:p>0.19729526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9-04</text:p>
          </table:table-cell>
          <table:table-cell office:value-type="float" office:value="27085.93">
            <text:p>27085.93</text:p>
          </table:table-cell>
          <table:table-cell office:value-type="float" office:value="26619.892">
            <text:p>26619.892</text:p>
          </table:table-cell>
          <table:table-cell office:value-type="float" office:value="-1.7205907274">
            <text:p>-1.7205907274</text:p>
          </table:table-cell>
          <table:table-cell office:value-type="float" office:value="2.9604324511">
            <text:p>2.9604324511</text:p>
          </table:table-cell>
          <table:table-cell table:number-columns-repeated="2"/>
          <table:table-cell office:value-type="float" office:value="26653.8477777778">
            <text:p>26653.8477777778</text:p>
          </table:table-cell>
          <table:table-cell office:value-type="float" office:value="-1.5952275673">
            <text:p>-1.5952275673</text:p>
          </table:table-cell>
          <table:table-cell office:value-type="float" office:value="2.5447509915">
            <text:p>2.5447509915</text:p>
          </table:table-cell>
          <table:table-cell table:number-columns-repeated="2"/>
          <table:table-cell office:value-type="float" office:value="26690.565">
            <text:p>26690.565</text:p>
          </table:table-cell>
          <table:table-cell office:value-type="float" office:value="-1.4596692822">
            <text:p>-1.4596692822</text:p>
          </table:table-cell>
          <table:table-cell office:value-type="float" office:value="2.1306344133">
            <text:p>2.1306344133</text:p>
          </table:table-cell>
          <table:table-cell table:number-columns-repeated="2"/>
          <table:table-cell office:value-type="float" office:value="26729.2814285714">
            <text:p>26729.2814285714</text:p>
          </table:table-cell>
          <table:table-cell office:value-type="float" office:value="-1.3167300197">
            <text:p>-1.3167300197</text:p>
          </table:table-cell>
          <table:table-cell office:value-type="float" office:value="1.7337779448">
            <text:p>1.7337779448</text:p>
          </table:table-cell>
          <table:table-cell table:number-columns-repeated="2"/>
          <table:table-cell office:value-type="float" office:value="26777.9916666667">
            <text:p>26777.9916666667</text:p>
          </table:table-cell>
          <table:table-cell office:value-type="float" office:value="-1.136894075">
            <text:p>-1.136894075</text:p>
          </table:table-cell>
          <table:table-cell office:value-type="float" office:value="1.2925281378">
            <text:p>1.2925281378</text:p>
          </table:table-cell>
          <table:table-cell table:number-columns-repeated="2"/>
          <table:table-cell office:value-type="float" office:value="26845.028">
            <text:p>26845.028</text:p>
          </table:table-cell>
          <table:table-cell office:value-type="float" office:value="-0.8893990348">
            <text:p>-0.8893990348</text:p>
          </table:table-cell>
          <table:table-cell office:value-type="float" office:value="0.7910306432">
            <text:p>0.7910306432</text:p>
          </table:table-cell>
          <table:table-cell table:number-columns-repeated="2"/>
          <table:table-cell office:value-type="float" office:value="26916.2475">
            <text:p>26916.2475</text:p>
          </table:table-cell>
          <table:table-cell office:value-type="float" office:value="-0.6264599369">
            <text:p>-0.6264599369</text:p>
          </table:table-cell>
          <table:table-cell office:value-type="float" office:value="0.3924520526">
            <text:p>0.3924520526</text:p>
          </table:table-cell>
          <table:table-cell table:number-columns-repeated="2"/>
          <table:table-cell office:value-type="float" office:value="27008.96">
            <text:p>27008.96</text:p>
          </table:table-cell>
          <table:table-cell office:value-type="float" office:value="-0.2841696778">
            <text:p>-0.2841696778</text:p>
          </table:table-cell>
          <table:table-cell office:value-type="float" office:value="0.0807524058">
            <text:p>0.0807524058</text:p>
          </table:table-cell>
          <table:table-cell table:number-columns-repeated="2"/>
          <table:table-cell office:value-type="float" office:value="27079.665">
            <text:p>27079.665</text:p>
          </table:table-cell>
          <table:table-cell office:value-type="float" office:value="-0.0231300901">
            <text:p>-0.0231300901</text:p>
          </table:table-cell>
          <table:table-cell office:value-type="float" office:value="0.0005350011">
            <text:p>0.0005350011</text:p>
          </table:table-cell>
          <table:table-cell/>
          <table:table-cell office:value-type="float" office:value="27139.94">
            <text:p>27139.94</text:p>
          </table:table-cell>
          <table:table-cell office:value-type="float" office:value="0.1994024204">
            <text:p>0.1994024204</text:p>
          </table:table-cell>
          <table:table-cell office:value-type="float" office:value="0.0397613252">
            <text:p>0.03976132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09-05</text:p>
          </table:table-cell>
          <table:table-cell office:value-type="float" office:value="27026.7">
            <text:p>27026.7</text:p>
          </table:table-cell>
          <table:table-cell office:value-type="float" office:value="26697.056">
            <text:p>26697.056</text:p>
          </table:table-cell>
          <table:table-cell office:value-type="float" office:value="-1.2196975583">
            <text:p>-1.2196975583</text:p>
          </table:table-cell>
          <table:table-cell office:value-type="float" office:value="1.4876621338">
            <text:p>1.4876621338</text:p>
          </table:table-cell>
          <table:table-cell table:number-columns-repeated="2"/>
          <table:table-cell office:value-type="float" office:value="26734.4944444444">
            <text:p>26734.4944444444</text:p>
          </table:table-cell>
          <table:table-cell office:value-type="float" office:value="-1.0811736378">
            <text:p>-1.0811736378</text:p>
          </table:table-cell>
          <table:table-cell office:value-type="float" office:value="1.168936435">
            <text:p>1.168936435</text:p>
          </table:table-cell>
          <table:table-cell table:number-columns-repeated="2"/>
          <table:table-cell office:value-type="float" office:value="26773.8625">
            <text:p>26773.8625</text:p>
          </table:table-cell>
          <table:table-cell office:value-type="float" office:value="-0.9355100697">
            <text:p>-0.9355100697</text:p>
          </table:table-cell>
          <table:table-cell office:value-type="float" office:value="0.8751790905">
            <text:p>0.8751790905</text:p>
          </table:table-cell>
          <table:table-cell table:number-columns-repeated="2"/>
          <table:table-cell office:value-type="float" office:value="26821.9828571429">
            <text:p>26821.9828571429</text:p>
          </table:table-cell>
          <table:table-cell office:value-type="float" office:value="-0.7574625939">
            <text:p>-0.7574625939</text:p>
          </table:table-cell>
          <table:table-cell office:value-type="float" office:value="0.5737495811">
            <text:p>0.5737495811</text:p>
          </table:table-cell>
          <table:table-cell table:number-columns-repeated="2"/>
          <table:table-cell office:value-type="float" office:value="26885.1783333333">
            <text:p>26885.1783333333</text:p>
          </table:table-cell>
          <table:table-cell office:value-type="float" office:value="-0.5236365027">
            <text:p>-0.5236365027</text:p>
          </table:table-cell>
          <table:table-cell office:value-type="float" office:value="0.2741951869">
            <text:p>0.2741951869</text:p>
          </table:table-cell>
          <table:table-cell table:number-columns-repeated="2"/>
          <table:table-cell office:value-type="float" office:value="26950.184">
            <text:p>26950.184</text:p>
          </table:table-cell>
          <table:table-cell office:value-type="float" office:value="-0.2831126257">
            <text:p>-0.2831126257</text:p>
          </table:table-cell>
          <table:table-cell office:value-type="float" office:value="0.0801527588">
            <text:p>0.0801527588</text:p>
          </table:table-cell>
          <table:table-cell table:number-columns-repeated="2"/>
          <table:table-cell office:value-type="float" office:value="27028.2025">
            <text:p>27028.2025</text:p>
          </table:table-cell>
          <table:table-cell office:value-type="float" office:value="0.0055593173">
            <text:p>0.0055593173</text:p>
          </table:table-cell>
          <table:table-cell office:value-type="float" office:value="0.000030906">
            <text:p>0.000030906</text:p>
          </table:table-cell>
          <table:table-cell table:number-columns-repeated="2"/>
          <table:table-cell office:value-type="float" office:value="27081.7533333333">
            <text:p>27081.7533333333</text:p>
          </table:table-cell>
          <table:table-cell office:value-type="float" office:value="0.2036997981">
            <text:p>0.2036997981</text:p>
          </table:table-cell>
          <table:table-cell office:value-type="float" office:value="0.0414936077">
            <text:p>0.0414936077</text:p>
          </table:table-cell>
          <table:table-cell table:number-columns-repeated="2"/>
          <table:table-cell office:value-type="float" office:value="27112.935">
            <text:p>27112.935</text:p>
          </table:table-cell>
          <table:table-cell office:value-type="float" office:value="0.3190733608">
            <text:p>0.3190733608</text:p>
          </table:table-cell>
          <table:table-cell office:value-type="float" office:value="0.1018078096">
            <text:p>0.1018078096</text:p>
          </table:table-cell>
          <table:table-cell/>
          <table:table-cell office:value-type="float" office:value="27085.93">
            <text:p>27085.93</text:p>
          </table:table-cell>
          <table:table-cell office:value-type="float" office:value="0.2191536518">
            <text:p>0.2191536518</text:p>
          </table:table-cell>
          <table:table-cell office:value-type="float" office:value="0.0480283231">
            <text:p>0.04802832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9-08</text:p>
          </table:table-cell>
          <table:table-cell office:value-type="float" office:value="27319.85">
            <text:p>27319.85</text:p>
          </table:table-cell>
          <table:table-cell office:value-type="float" office:value="26763.715">
            <text:p>26763.715</text:p>
          </table:table-cell>
          <table:table-cell office:value-type="float" office:value="-2.0356444124">
            <text:p>-2.0356444124</text:p>
          </table:table-cell>
          <table:table-cell office:value-type="float" office:value="4.1438481737">
            <text:p>4.1438481737</text:p>
          </table:table-cell>
          <table:table-cell table:number-columns-repeated="2"/>
          <table:table-cell office:value-type="float" office:value="26801.9555555556">
            <text:p>26801.9555555556</text:p>
          </table:table-cell>
          <table:table-cell office:value-type="float" office:value="-1.8956708929">
            <text:p>-1.8956708929</text:p>
          </table:table-cell>
          <table:table-cell office:value-type="float" office:value="3.5935681343">
            <text:p>3.5935681343</text:p>
          </table:table-cell>
          <table:table-cell table:number-columns-repeated="2"/>
          <table:table-cell office:value-type="float" office:value="26847.5725">
            <text:p>26847.5725</text:p>
          </table:table-cell>
          <table:table-cell office:value-type="float" office:value="-1.7286972659">
            <text:p>-1.7286972659</text:p>
          </table:table-cell>
          <table:table-cell office:value-type="float" office:value="2.9883942372">
            <text:p>2.9883942372</text:p>
          </table:table-cell>
          <table:table-cell table:number-columns-repeated="2"/>
          <table:table-cell office:value-type="float" office:value="26905.3957142857">
            <text:p>26905.3957142857</text:p>
          </table:table-cell>
          <table:table-cell office:value-type="float" office:value="-1.5170445142">
            <text:p>-1.5170445142</text:p>
          </table:table-cell>
          <table:table-cell office:value-type="float" office:value="2.3014240581">
            <text:p>2.3014240581</text:p>
          </table:table-cell>
          <table:table-cell table:number-columns-repeated="2"/>
          <table:table-cell office:value-type="float" office:value="26962.9366666667">
            <text:p>26962.9366666667</text:p>
          </table:table-cell>
          <table:table-cell office:value-type="float" office:value="-1.3064249377">
            <text:p>-1.3064249377</text:p>
          </table:table-cell>
          <table:table-cell office:value-type="float" office:value="1.7067461178">
            <text:p>1.7067461178</text:p>
          </table:table-cell>
          <table:table-cell table:number-columns-repeated="2"/>
          <table:table-cell office:value-type="float" office:value="27027.902">
            <text:p>27027.902</text:p>
          </table:table-cell>
          <table:table-cell office:value-type="float" office:value="-1.0686295862">
            <text:p>-1.0686295862</text:p>
          </table:table-cell>
          <table:table-cell office:value-type="float" office:value="1.1419691925">
            <text:p>1.1419691925</text:p>
          </table:table-cell>
          <table:table-cell table:number-columns-repeated="2"/>
          <table:table-cell office:value-type="float" office:value="27067.99">
            <text:p>27067.99</text:p>
          </table:table-cell>
          <table:table-cell office:value-type="float" office:value="-0.9218937879">
            <text:p>-0.9218937879</text:p>
          </table:table-cell>
          <table:table-cell office:value-type="float" office:value="0.8498881561">
            <text:p>0.8498881561</text:p>
          </table:table-cell>
          <table:table-cell table:number-columns-repeated="2"/>
          <table:table-cell office:value-type="float" office:value="27084.19">
            <text:p>27084.19</text:p>
          </table:table-cell>
          <table:table-cell office:value-type="float" office:value="-0.8625962441">
            <text:p>-0.8625962441</text:p>
          </table:table-cell>
          <table:table-cell office:value-type="float" office:value="0.7440722804">
            <text:p>0.7440722804</text:p>
          </table:table-cell>
          <table:table-cell table:number-columns-repeated="2"/>
          <table:table-cell office:value-type="float" office:value="27056.315">
            <text:p>27056.315</text:p>
          </table:table-cell>
          <table:table-cell office:value-type="float" office:value="-0.9646282831">
            <text:p>-0.9646282831</text:p>
          </table:table-cell>
          <table:table-cell office:value-type="float" office:value="0.9305077246">
            <text:p>0.9305077246</text:p>
          </table:table-cell>
          <table:table-cell/>
          <table:table-cell office:value-type="float" office:value="27026.7">
            <text:p>27026.7</text:p>
          </table:table-cell>
          <table:table-cell office:value-type="float" office:value="-1.0730293175">
            <text:p>-1.0730293175</text:p>
          </table:table-cell>
          <table:table-cell office:value-type="float" office:value="1.1513919162">
            <text:p>1.1513919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9-09</text:p>
          </table:table-cell>
          <table:table-cell office:value-type="float" office:value="27265.32">
            <text:p>27265.32</text:p>
          </table:table-cell>
          <table:table-cell office:value-type="float" office:value="26853.745">
            <text:p>26853.745</text:p>
          </table:table-cell>
          <table:table-cell office:value-type="float" office:value="-1.5095183185">
            <text:p>-1.5095183185</text:p>
          </table:table-cell>
          <table:table-cell office:value-type="float" office:value="2.2786455539">
            <text:p>2.2786455539</text:p>
          </table:table-cell>
          <table:table-cell table:number-columns-repeated="2"/>
          <table:table-cell office:value-type="float" office:value="26900.0477777778">
            <text:p>26900.0477777778</text:p>
          </table:table-cell>
          <table:table-cell office:value-type="float" office:value="-1.3396953427">
            <text:p>-1.3396953427</text:p>
          </table:table-cell>
          <table:table-cell office:value-type="float" office:value="1.7947836114">
            <text:p>1.7947836114</text:p>
          </table:table-cell>
          <table:table-cell table:number-columns-repeated="2"/>
          <table:table-cell office:value-type="float" office:value="26957.2025">
            <text:p>26957.2025</text:p>
          </table:table-cell>
          <table:table-cell office:value-type="float" office:value="-1.130071094">
            <text:p>-1.130071094</text:p>
          </table:table-cell>
          <table:table-cell office:value-type="float" office:value="1.2770606774">
            <text:p>1.2770606774</text:p>
          </table:table-cell>
          <table:table-cell table:number-columns-repeated="2"/>
          <table:table-cell office:value-type="float" office:value="27013.9242857143">
            <text:p>27013.9242857143</text:p>
          </table:table-cell>
          <table:table-cell office:value-type="float" office:value="-0.9220347103">
            <text:p>-0.9220347103</text:p>
          </table:table-cell>
          <table:table-cell office:value-type="float" office:value="0.8501480071">
            <text:p>0.8501480071</text:p>
          </table:table-cell>
          <table:table-cell table:number-columns-repeated="2"/>
          <table:table-cell office:value-type="float" office:value="27076.56">
            <text:p>27076.56</text:p>
          </table:table-cell>
          <table:table-cell office:value-type="float" office:value="-0.6923080309">
            <text:p>-0.6923080309</text:p>
          </table:table-cell>
          <table:table-cell office:value-type="float" office:value="0.4792904096">
            <text:p>0.4792904096</text:p>
          </table:table-cell>
          <table:table-cell table:number-columns-repeated="2"/>
          <table:table-cell office:value-type="float" office:value="27118.362">
            <text:p>27118.362</text:p>
          </table:table-cell>
          <table:table-cell office:value-type="float" office:value="-0.5389923903">
            <text:p>-0.5389923903</text:p>
          </table:table-cell>
          <table:table-cell office:value-type="float" office:value="0.2905127968">
            <text:p>0.2905127968</text:p>
          </table:table-cell>
          <table:table-cell table:number-columns-repeated="2"/>
          <table:table-cell office:value-type="float" office:value="27143.105">
            <text:p>27143.105</text:p>
          </table:table-cell>
          <table:table-cell office:value-type="float" office:value="-0.4482434096">
            <text:p>-0.4482434096</text:p>
          </table:table-cell>
          <table:table-cell office:value-type="float" office:value="0.2009221542">
            <text:p>0.2009221542</text:p>
          </table:table-cell>
          <table:table-cell table:number-columns-repeated="2"/>
          <table:table-cell office:value-type="float" office:value="27144.16">
            <text:p>27144.16</text:p>
          </table:table-cell>
          <table:table-cell office:value-type="float" office:value="-0.4443740253">
            <text:p>-0.4443740253</text:p>
          </table:table-cell>
          <table:table-cell office:value-type="float" office:value="0.1974682744">
            <text:p>0.1974682744</text:p>
          </table:table-cell>
          <table:table-cell table:number-columns-repeated="2"/>
          <table:table-cell office:value-type="float" office:value="27173.275">
            <text:p>27173.275</text:p>
          </table:table-cell>
          <table:table-cell office:value-type="float" office:value="-0.3375900228">
            <text:p>-0.3375900228</text:p>
          </table:table-cell>
          <table:table-cell office:value-type="float" office:value="0.1139670235">
            <text:p>0.1139670235</text:p>
          </table:table-cell>
          <table:table-cell/>
          <table:table-cell office:value-type="float" office:value="27319.85">
            <text:p>27319.85</text:p>
          </table:table-cell>
          <table:table-cell office:value-type="float" office:value="0.1999976527">
            <text:p>0.1999976527</text:p>
          </table:table-cell>
          <table:table-cell office:value-type="float" office:value="0.0399990611">
            <text:p>0.03999906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09-10</text:p>
          </table:table-cell>
          <table:table-cell office:value-type="float" office:value="27057.41">
            <text:p>27057.41</text:p>
          </table:table-cell>
          <table:table-cell office:value-type="float" office:value="26936.575">
            <text:p>26936.575</text:p>
          </table:table-cell>
          <table:table-cell office:value-type="float" office:value="-0.4465874598">
            <text:p>-0.4465874598</text:p>
          </table:table-cell>
          <table:table-cell office:value-type="float" office:value="0.1994403592">
            <text:p>0.1994403592</text:p>
          </table:table-cell>
          <table:table-cell table:number-columns-repeated="2"/>
          <table:table-cell office:value-type="float" office:value="26991.4377777778">
            <text:p>26991.4377777778</text:p>
          </table:table-cell>
          <table:table-cell office:value-type="float" office:value="-0.2438231236">
            <text:p>-0.2438231236</text:p>
          </table:table-cell>
          <table:table-cell office:value-type="float" office:value="0.0594497156">
            <text:p>0.0594497156</text:p>
          </table:table-cell>
          <table:table-cell table:number-columns-repeated="2"/>
          <table:table-cell office:value-type="float" office:value="27045.34875">
            <text:p>27045.34875</text:p>
          </table:table-cell>
          <table:table-cell office:value-type="float" office:value="-0.0445765134">
            <text:p>-0.0445765134</text:p>
          </table:table-cell>
          <table:table-cell office:value-type="float" office:value="0.0019870655">
            <text:p>0.0019870655</text:p>
          </table:table-cell>
          <table:table-cell table:number-columns-repeated="2"/>
          <table:table-cell office:value-type="float" office:value="27103.5257142857">
            <text:p>27103.5257142857</text:p>
          </table:table-cell>
          <table:table-cell office:value-type="float" office:value="0.1704365432">
            <text:p>0.1704365432</text:p>
          </table:table-cell>
          <table:table-cell office:value-type="float" office:value="0.0290486153">
            <text:p>0.0290486153</text:p>
          </table:table-cell>
          <table:table-cell table:number-columns-repeated="2"/>
          <table:table-cell office:value-type="float" office:value="27142.855">
            <text:p>27142.855</text:p>
          </table:table-cell>
          <table:table-cell office:value-type="float" office:value="0.3157914967">
            <text:p>0.3157914967</text:p>
          </table:table-cell>
          <table:table-cell office:value-type="float" office:value="0.0997242694">
            <text:p>0.0997242694</text:p>
          </table:table-cell>
          <table:table-cell table:number-columns-repeated="2"/>
          <table:table-cell office:value-type="float" office:value="27167.548">
            <text:p>27167.548</text:p>
          </table:table-cell>
          <table:table-cell office:value-type="float" office:value="0.4070530032">
            <text:p>0.4070530032</text:p>
          </table:table-cell>
          <table:table-cell office:value-type="float" office:value="0.1656921474">
            <text:p>0.1656921474</text:p>
          </table:table-cell>
          <table:table-cell table:number-columns-repeated="2"/>
          <table:table-cell office:value-type="float" office:value="27174.45">
            <text:p>27174.45</text:p>
          </table:table-cell>
          <table:table-cell office:value-type="float" office:value="0.4325617271">
            <text:p>0.4325617271</text:p>
          </table:table-cell>
          <table:table-cell office:value-type="float" office:value="0.1871096477">
            <text:p>0.1871096477</text:p>
          </table:table-cell>
          <table:table-cell table:number-columns-repeated="2"/>
          <table:table-cell office:value-type="float" office:value="27203.9566666667">
            <text:p>27203.9566666667</text:p>
          </table:table-cell>
          <table:table-cell office:value-type="float" office:value="0.5416138007">
            <text:p>0.5416138007</text:p>
          </table:table-cell>
          <table:table-cell office:value-type="float" office:value="0.2933455091">
            <text:p>0.2933455091</text:p>
          </table:table-cell>
          <table:table-cell table:number-columns-repeated="2"/>
          <table:table-cell office:value-type="float" office:value="27292.585">
            <text:p>27292.585</text:p>
          </table:table-cell>
          <table:table-cell office:value-type="float" office:value="0.8691704047">
            <text:p>0.8691704047</text:p>
          </table:table-cell>
          <table:table-cell office:value-type="float" office:value="0.7554571924">
            <text:p>0.7554571924</text:p>
          </table:table-cell>
          <table:table-cell/>
          <table:table-cell office:value-type="float" office:value="27265.32">
            <text:p>27265.32</text:p>
          </table:table-cell>
          <table:table-cell office:value-type="float" office:value="0.7684031842">
            <text:p>0.7684031842</text:p>
          </table:table-cell>
          <table:table-cell office:value-type="float" office:value="0.5904434535">
            <text:p>0.59044345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9-11</text:p>
          </table:table-cell>
          <table:table-cell office:value-type="float" office:value="26995.87">
            <text:p>26995.87</text:p>
          </table:table-cell>
          <table:table-cell office:value-type="float" office:value="26998.035">
            <text:p>26998.035</text:p>
          </table:table-cell>
          <table:table-cell office:value-type="float" office:value="0.0080197452">
            <text:p>0.0080197452</text:p>
          </table:table-cell>
          <table:table-cell table:style-name="ce1" office:value-type="string">
            <text:p>6.43163137550783E-005</text:p>
          </table:table-cell>
          <table:table-cell table:number-columns-repeated="2"/>
          <table:table-cell office:value-type="float" office:value="27046.6888888889">
            <text:p>27046.6888888889</text:p>
          </table:table-cell>
          <table:table-cell office:value-type="float" office:value="0.1882469018">
            <text:p>0.1882469018</text:p>
          </table:table-cell>
          <table:table-cell office:value-type="float" office:value="0.035436896">
            <text:p>0.035436896</text:p>
          </table:table-cell>
          <table:table-cell table:number-columns-repeated="2"/>
          <table:table-cell office:value-type="float" office:value="27097.76125">
            <text:p>27097.76125</text:p>
          </table:table-cell>
          <table:table-cell office:value-type="float" office:value="0.3774327332">
            <text:p>0.3774327332</text:p>
          </table:table-cell>
          <table:table-cell office:value-type="float" office:value="0.1424554681">
            <text:p>0.1424554681</text:p>
          </table:table-cell>
          <table:table-cell table:number-columns-repeated="2"/>
          <table:table-cell office:value-type="float" office:value="27130.6485714286">
            <text:p>27130.6485714286</text:p>
          </table:table-cell>
          <table:table-cell office:value-type="float" office:value="0.4992562619">
            <text:p>0.4992562619</text:p>
          </table:table-cell>
          <table:table-cell office:value-type="float" office:value="0.249256815">
            <text:p>0.249256815</text:p>
          </table:table-cell>
          <table:table-cell table:number-columns-repeated="2"/>
          <table:table-cell office:value-type="float" office:value="27149.1916666667">
            <text:p>27149.1916666667</text:p>
          </table:table-cell>
          <table:table-cell office:value-type="float" office:value="0.5679448992">
            <text:p>0.5679448992</text:p>
          </table:table-cell>
          <table:table-cell office:value-type="float" office:value="0.3225614086">
            <text:p>0.3225614086</text:p>
          </table:table-cell>
          <table:table-cell table:number-columns-repeated="2"/>
          <table:table-cell office:value-type="float" office:value="27151.042">
            <text:p>27151.042</text:p>
          </table:table-cell>
          <table:table-cell office:value-type="float" office:value="0.5747990341">
            <text:p>0.5747990341</text:p>
          </table:table-cell>
          <table:table-cell office:value-type="float" office:value="0.3303939296">
            <text:p>0.3303939296</text:p>
          </table:table-cell>
          <table:table-cell table:number-columns-repeated="2"/>
          <table:table-cell office:value-type="float" office:value="27167.32">
            <text:p>27167.32</text:p>
          </table:table-cell>
          <table:table-cell office:value-type="float" office:value="0.6350971463">
            <text:p>0.6350971463</text:p>
          </table:table-cell>
          <table:table-cell office:value-type="float" office:value="0.4033483853">
            <text:p>0.4033483853</text:p>
          </table:table-cell>
          <table:table-cell table:number-columns-repeated="2"/>
          <table:table-cell office:value-type="float" office:value="27214.1933333333">
            <text:p>27214.1933333333</text:p>
          </table:table-cell>
          <table:table-cell office:value-type="float" office:value="0.8087286438">
            <text:p>0.8087286438</text:p>
          </table:table-cell>
          <table:table-cell office:value-type="float" office:value="0.6540420193">
            <text:p>0.6540420193</text:p>
          </table:table-cell>
          <table:table-cell table:number-columns-repeated="2"/>
          <table:table-cell office:value-type="float" office:value="27161.365">
            <text:p>27161.365</text:p>
          </table:table-cell>
          <table:table-cell office:value-type="float" office:value="0.6130382166">
            <text:p>0.6130382166</text:p>
          </table:table-cell>
          <table:table-cell office:value-type="float" office:value="0.375815855">
            <text:p>0.375815855</text:p>
          </table:table-cell>
          <table:table-cell/>
          <table:table-cell office:value-type="float" office:value="27057.41">
            <text:p>27057.41</text:p>
          </table:table-cell>
          <table:table-cell office:value-type="float" office:value="0.2279607955">
            <text:p>0.2279607955</text:p>
          </table:table-cell>
          <table:table-cell office:value-type="float" office:value="0.0519661243">
            <text:p>0.05196612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09-12</text:p>
          </table:table-cell>
          <table:table-cell office:value-type="float" office:value="27061.04">
            <text:p>27061.04</text:p>
          </table:table-cell>
          <table:table-cell office:value-type="float" office:value="27041.607">
            <text:p>27041.607</text:p>
          </table:table-cell>
          <table:table-cell office:value-type="float" office:value="-0.0718117264">
            <text:p>-0.0718117264</text:p>
          </table:table-cell>
          <table:table-cell office:value-type="float" office:value="0.005156924">
            <text:p>0.005156924</text:p>
          </table:table-cell>
          <table:table-cell table:number-columns-repeated="2"/>
          <table:table-cell office:value-type="float" office:value="27086.44">
            <text:p>27086.44</text:p>
          </table:table-cell>
          <table:table-cell office:value-type="float" office:value="0.0938618767">
            <text:p>0.0938618767</text:p>
          </table:table-cell>
          <table:table-cell office:value-type="float" office:value="0.0088100519">
            <text:p>0.0088100519</text:p>
          </table:table-cell>
          <table:table-cell table:number-columns-repeated="2"/>
          <table:table-cell office:value-type="float" office:value="27113.80125">
            <text:p>27113.80125</text:p>
          </table:table-cell>
          <table:table-cell office:value-type="float" office:value="0.1949712576">
            <text:p>0.1949712576</text:p>
          </table:table-cell>
          <table:table-cell office:value-type="float" office:value="0.0380137913">
            <text:p>0.0380137913</text:p>
          </table:table-cell>
          <table:table-cell table:number-columns-repeated="2"/>
          <table:table-cell office:value-type="float" office:value="27127.2885714286">
            <text:p>27127.2885714286</text:p>
          </table:table-cell>
          <table:table-cell office:value-type="float" office:value="0.2448116238">
            <text:p>0.2448116238</text:p>
          </table:table-cell>
          <table:table-cell office:value-type="float" office:value="0.0599327311">
            <text:p>0.0599327311</text:p>
          </table:table-cell>
          <table:table-cell table:number-columns-repeated="2"/>
          <table:table-cell office:value-type="float" office:value="27125.18">
            <text:p>27125.18</text:p>
          </table:table-cell>
          <table:table-cell office:value-type="float" office:value="0.2370197154">
            <text:p>0.2370197154</text:p>
          </table:table-cell>
          <table:table-cell office:value-type="float" office:value="0.0561783455">
            <text:p>0.0561783455</text:p>
          </table:table-cell>
          <table:table-cell table:number-columns-repeated="2"/>
          <table:table-cell office:value-type="float" office:value="27133.03">
            <text:p>27133.03</text:p>
          </table:table-cell>
          <table:table-cell office:value-type="float" office:value="0.2660282088">
            <text:p>0.2660282088</text:p>
          </table:table-cell>
          <table:table-cell office:value-type="float" office:value="0.0707710079">
            <text:p>0.0707710079</text:p>
          </table:table-cell>
          <table:table-cell table:number-columns-repeated="2"/>
          <table:table-cell office:value-type="float" office:value="27159.6125">
            <text:p>27159.6125</text:p>
          </table:table-cell>
          <table:table-cell office:value-type="float" office:value="0.3642598363">
            <text:p>0.3642598363</text:p>
          </table:table-cell>
          <table:table-cell office:value-type="float" office:value="0.1326852283">
            <text:p>0.1326852283</text:p>
          </table:table-cell>
          <table:table-cell table:number-columns-repeated="2"/>
          <table:table-cell office:value-type="float" office:value="27106.2">
            <text:p>27106.2</text:p>
          </table:table-cell>
          <table:table-cell office:value-type="float" office:value="0.1668819824">
            <text:p>0.1668819824</text:p>
          </table:table-cell>
          <table:table-cell office:value-type="float" office:value="0.027849596">
            <text:p>0.027849596</text:p>
          </table:table-cell>
          <table:table-cell table:number-columns-repeated="2"/>
          <table:table-cell office:value-type="float" office:value="27026.64">
            <text:p>27026.64</text:p>
          </table:table-cell>
          <table:table-cell office:value-type="float" office:value="-0.127120022">
            <text:p>-0.127120022</text:p>
          </table:table-cell>
          <table:table-cell office:value-type="float" office:value="0.0161595">
            <text:p>0.0161595</text:p>
          </table:table-cell>
          <table:table-cell/>
          <table:table-cell office:value-type="float" office:value="26995.87">
            <text:p>26995.87</text:p>
          </table:table-cell>
          <table:table-cell office:value-type="float" office:value="-0.2408259254">
            <text:p>-0.2408259254</text:p>
          </table:table-cell>
          <table:table-cell office:value-type="float" office:value="0.0579971263">
            <text:p>0.05799712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9-15</text:p>
          </table:table-cell>
          <table:table-cell office:value-type="float" office:value="26816.56">
            <text:p>26816.56</text:p>
          </table:table-cell>
          <table:table-cell office:value-type="float" office:value="27083.9">
            <text:p>27083.9</text:p>
          </table:table-cell>
          <table:table-cell office:value-type="float" office:value="0.9969213053">
            <text:p>0.9969213053</text:p>
          </table:table-cell>
          <table:table-cell office:value-type="float" office:value="0.993852089">
            <text:p>0.993852089</text:p>
          </table:table-cell>
          <table:table-cell table:number-columns-repeated="2"/>
          <table:table-cell office:value-type="float" office:value="27107.9388888889">
            <text:p>27107.9388888889</text:p>
          </table:table-cell>
          <table:table-cell office:value-type="float" office:value="1.0865632612">
            <text:p>1.0865632612</text:p>
          </table:table-cell>
          <table:table-cell office:value-type="float" office:value="1.1806197207">
            <text:p>1.1806197207</text:p>
          </table:table-cell>
          <table:table-cell table:number-columns-repeated="2"/>
          <table:table-cell office:value-type="float" office:value="27119.0075">
            <text:p>27119.0075</text:p>
          </table:table-cell>
          <table:table-cell office:value-type="float" office:value="1.1278385445">
            <text:p>1.1278385445</text:p>
          </table:table-cell>
          <table:table-cell office:value-type="float" office:value="1.2720197826">
            <text:p>1.2720197826</text:p>
          </table:table-cell>
          <table:table-cell table:number-columns-repeated="2"/>
          <table:table-cell office:value-type="float" office:value="27116.0171428571">
            <text:p>27116.0171428571</text:p>
          </table:table-cell>
          <table:table-cell office:value-type="float" office:value="1.1166873859">
            <text:p>1.1166873859</text:p>
          </table:table-cell>
          <table:table-cell office:value-type="float" office:value="1.2469907179">
            <text:p>1.2469907179</text:p>
          </table:table-cell>
          <table:table-cell table:number-columns-repeated="2"/>
          <table:table-cell office:value-type="float" office:value="27121.0316666667">
            <text:p>27121.0316666667</text:p>
          </table:table-cell>
          <table:table-cell office:value-type="float" office:value="1.1353867411">
            <text:p>1.1353867411</text:p>
          </table:table-cell>
          <table:table-cell office:value-type="float" office:value="1.2891030519">
            <text:p>1.2891030519</text:p>
          </table:table-cell>
          <table:table-cell table:number-columns-repeated="2"/>
          <table:table-cell office:value-type="float" office:value="27139.898">
            <text:p>27139.898</text:p>
          </table:table-cell>
          <table:table-cell office:value-type="float" office:value="1.2057400353">
            <text:p>1.2057400353</text:p>
          </table:table-cell>
          <table:table-cell office:value-type="float" office:value="1.4538090326">
            <text:p>1.4538090326</text:p>
          </table:table-cell>
          <table:table-cell table:number-columns-repeated="2"/>
          <table:table-cell office:value-type="float" office:value="27094.91">
            <text:p>27094.91</text:p>
          </table:table-cell>
          <table:table-cell office:value-type="float" office:value="1.0379780255">
            <text:p>1.0379780255</text:p>
          </table:table-cell>
          <table:table-cell office:value-type="float" office:value="1.0773983815">
            <text:p>1.0773983815</text:p>
          </table:table-cell>
          <table:table-cell table:number-columns-repeated="2"/>
          <table:table-cell office:value-type="float" office:value="27038.1066666667">
            <text:p>27038.1066666667</text:p>
          </table:table-cell>
          <table:table-cell office:value-type="float" office:value="0.8261561761">
            <text:p>0.8261561761</text:p>
          </table:table-cell>
          <table:table-cell office:value-type="float" office:value="0.6825340274">
            <text:p>0.6825340274</text:p>
          </table:table-cell>
          <table:table-cell table:number-columns-repeated="2"/>
          <table:table-cell office:value-type="float" office:value="27028.455">
            <text:p>27028.455</text:p>
          </table:table-cell>
          <table:table-cell office:value-type="float" office:value="0.790164734">
            <text:p>0.790164734</text:p>
          </table:table-cell>
          <table:table-cell office:value-type="float" office:value="0.6243603069">
            <text:p>0.6243603069</text:p>
          </table:table-cell>
          <table:table-cell/>
          <table:table-cell office:value-type="float" office:value="27061.04">
            <text:p>27061.04</text:p>
          </table:table-cell>
          <table:table-cell office:value-type="float" office:value="0.9116754722">
            <text:p>0.9116754722</text:p>
          </table:table-cell>
          <table:table-cell office:value-type="float" office:value="0.8311521666">
            <text:p>0.8311521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9-16</text:p>
          </table:table-cell>
          <table:table-cell office:value-type="float" office:value="26492.51">
            <text:p>26492.51</text:p>
          </table:table-cell>
          <table:table-cell office:value-type="float" office:value="27078.801">
            <text:p>27078.801</text:p>
          </table:table-cell>
          <table:table-cell office:value-type="float" office:value="2.2130443661">
            <text:p>2.2130443661</text:p>
          </table:table-cell>
          <table:table-cell office:value-type="float" office:value="4.8975653664">
            <text:p>4.8975653664</text:p>
          </table:table-cell>
          <table:table-cell table:number-columns-repeated="2"/>
          <table:table-cell office:value-type="float" office:value="27085.4022222222">
            <text:p>27085.4022222222</text:p>
          </table:table-cell>
          <table:table-cell office:value-type="float" office:value="2.2379616813">
            <text:p>2.2379616813</text:p>
          </table:table-cell>
          <table:table-cell office:value-type="float" office:value="5.0084724871">
            <text:p>5.0084724871</text:p>
          </table:table-cell>
          <table:table-cell table:number-columns-repeated="2"/>
          <table:table-cell office:value-type="float" office:value="27078.585">
            <text:p>27078.585</text:p>
          </table:table-cell>
          <table:table-cell office:value-type="float" office:value="2.2122290413">
            <text:p>2.2122290413</text:p>
          </table:table-cell>
          <table:table-cell office:value-type="float" office:value="4.8939573313">
            <text:p>4.8939573313</text:p>
          </table:table-cell>
          <table:table-cell table:number-columns-repeated="2"/>
          <table:table-cell office:value-type="float" office:value="27077.5357142857">
            <text:p>27077.5357142857</text:p>
          </table:table-cell>
          <table:table-cell office:value-type="float" office:value="2.2082683532">
            <text:p>2.2082683532</text:p>
          </table:table-cell>
          <table:table-cell office:value-type="float" office:value="4.8764491195">
            <text:p>4.8764491195</text:p>
          </table:table-cell>
          <table:table-cell table:number-columns-repeated="2"/>
          <table:table-cell office:value-type="float" office:value="27086.0083333333">
            <text:p>27086.0083333333</text:p>
          </table:table-cell>
          <table:table-cell office:value-type="float" office:value="2.2402495397">
            <text:p>2.2402495397</text:p>
          </table:table-cell>
          <table:table-cell office:value-type="float" office:value="5.0187180002">
            <text:p>5.0187180002</text:p>
          </table:table-cell>
          <table:table-cell table:number-columns-repeated="2"/>
          <table:table-cell office:value-type="float" office:value="27039.24">
            <text:p>27039.24</text:p>
          </table:table-cell>
          <table:table-cell office:value-type="float" office:value="2.0637153671">
            <text:p>2.0637153671</text:p>
          </table:table-cell>
          <table:table-cell office:value-type="float" office:value="4.2589211164">
            <text:p>4.2589211164</text:p>
          </table:table-cell>
          <table:table-cell table:number-columns-repeated="2"/>
          <table:table-cell office:value-type="float" office:value="26982.72">
            <text:p>26982.72</text:p>
          </table:table-cell>
          <table:table-cell office:value-type="float" office:value="1.8503720486">
            <text:p>1.8503720486</text:p>
          </table:table-cell>
          <table:table-cell office:value-type="float" office:value="3.4238767181">
            <text:p>3.4238767181</text:p>
          </table:table-cell>
          <table:table-cell table:number-columns-repeated="2"/>
          <table:table-cell office:value-type="float" office:value="26957.8233333333">
            <text:p>26957.8233333333</text:p>
          </table:table-cell>
          <table:table-cell office:value-type="float" office:value="1.7563958014">
            <text:p>1.7563958014</text:p>
          </table:table-cell>
          <table:table-cell office:value-type="float" office:value="3.0849262113">
            <text:p>3.0849262113</text:p>
          </table:table-cell>
          <table:table-cell table:number-columns-repeated="2"/>
          <table:table-cell office:value-type="float" office:value="26938.8">
            <text:p>26938.8</text:p>
          </table:table-cell>
          <table:table-cell office:value-type="float" office:value="1.6845893424">
            <text:p>1.6845893424</text:p>
          </table:table-cell>
          <table:table-cell office:value-type="float" office:value="2.8378412526">
            <text:p>2.8378412526</text:p>
          </table:table-cell>
          <table:table-cell/>
          <table:table-cell office:value-type="float" office:value="26816.56">
            <text:p>26816.56</text:p>
          </table:table-cell>
          <table:table-cell office:value-type="float" office:value="1.223175909">
            <text:p>1.223175909</text:p>
          </table:table-cell>
          <table:table-cell office:value-type="float" office:value="1.4961593043">
            <text:p>1.49615930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09-17</text:p>
          </table:table-cell>
          <table:table-cell office:value-type="float" office:value="26631.29">
            <text:p>26631.29</text:p>
          </table:table-cell>
          <table:table-cell office:value-type="float" office:value="27026.113">
            <text:p>27026.113</text:p>
          </table:table-cell>
          <table:table-cell office:value-type="float" office:value="1.4825530419">
            <text:p>1.4825530419</text:p>
          </table:table-cell>
          <table:table-cell office:value-type="float" office:value="2.1979635221">
            <text:p>2.1979635221</text:p>
          </table:table-cell>
          <table:table-cell table:number-columns-repeated="2"/>
          <table:table-cell office:value-type="float" office:value="27013.4655555556">
            <text:p>27013.4655555556</text:p>
          </table:table-cell>
          <table:table-cell office:value-type="float" office:value="1.4350621226">
            <text:p>1.4350621226</text:p>
          </table:table-cell>
          <table:table-cell office:value-type="float" office:value="2.0594032958">
            <text:p>2.0594032958</text:p>
          </table:table-cell>
          <table:table-cell table:number-columns-repeated="2"/>
          <table:table-cell office:value-type="float" office:value="27004.4075">
            <text:p>27004.4075</text:p>
          </table:table-cell>
          <table:table-cell office:value-type="float" office:value="1.401049292">
            <text:p>1.401049292</text:p>
          </table:table-cell>
          <table:table-cell office:value-type="float" office:value="1.9629391187">
            <text:p>1.9629391187</text:p>
          </table:table-cell>
          <table:table-cell table:number-columns-repeated="2"/>
          <table:table-cell office:value-type="float" office:value="27001.2228571429">
            <text:p>27001.2228571429</text:p>
          </table:table-cell>
          <table:table-cell office:value-type="float" office:value="1.3890910172">
            <text:p>1.3890910172</text:p>
          </table:table-cell>
          <table:table-cell office:value-type="float" office:value="1.9295738539">
            <text:p>1.9295738539</text:p>
          </table:table-cell>
          <table:table-cell table:number-columns-repeated="2"/>
          <table:table-cell office:value-type="float" office:value="26948.1183333333">
            <text:p>26948.1183333333</text:p>
          </table:table-cell>
          <table:table-cell office:value-type="float" office:value="1.1896845152">
            <text:p>1.1896845152</text:p>
          </table:table-cell>
          <table:table-cell office:value-type="float" office:value="1.4153492458">
            <text:p>1.4153492458</text:p>
          </table:table-cell>
          <table:table-cell table:number-columns-repeated="2"/>
          <table:table-cell office:value-type="float" office:value="26884.678">
            <text:p>26884.678</text:p>
          </table:table-cell>
          <table:table-cell office:value-type="float" office:value="0.9514672402">
            <text:p>0.9514672402</text:p>
          </table:table-cell>
          <table:table-cell office:value-type="float" office:value="0.9052899092">
            <text:p>0.9052899092</text:p>
          </table:table-cell>
          <table:table-cell table:number-columns-repeated="2"/>
          <table:table-cell office:value-type="float" office:value="26841.495">
            <text:p>26841.495</text:p>
          </table:table-cell>
          <table:table-cell office:value-type="float" office:value="0.7893158762">
            <text:p>0.7893158762</text:p>
          </table:table-cell>
          <table:table-cell office:value-type="float" office:value="0.6230195524">
            <text:p>0.6230195524</text:p>
          </table:table-cell>
          <table:table-cell table:number-columns-repeated="2"/>
          <table:table-cell office:value-type="float" office:value="26790.0366666667">
            <text:p>26790.0366666667</text:p>
          </table:table-cell>
          <table:table-cell office:value-type="float" office:value="0.5960907889">
            <text:p>0.5960907889</text:p>
          </table:table-cell>
          <table:table-cell office:value-type="float" office:value="0.3553242287">
            <text:p>0.3553242287</text:p>
          </table:table-cell>
          <table:table-cell table:number-columns-repeated="2"/>
          <table:table-cell office:value-type="float" office:value="26654.535">
            <text:p>26654.535</text:p>
          </table:table-cell>
          <table:table-cell office:value-type="float" office:value="0.0872845439">
            <text:p>0.0872845439</text:p>
          </table:table-cell>
          <table:table-cell office:value-type="float" office:value="0.0076185916">
            <text:p>0.0076185916</text:p>
          </table:table-cell>
          <table:table-cell/>
          <table:table-cell office:value-type="float" office:value="26492.51">
            <text:p>26492.51</text:p>
          </table:table-cell>
          <table:table-cell office:value-type="float" office:value="-0.5211163259">
            <text:p>-0.5211163259</text:p>
          </table:table-cell>
          <table:table-cell office:value-type="float" office:value="0.2715622252">
            <text:p>0.27156222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9-18</text:p>
          </table:table-cell>
          <table:table-cell office:value-type="float" office:value="27112.21">
            <text:p>27112.21</text:p>
          </table:table-cell>
          <table:table-cell office:value-type="float" office:value="26975.248">
            <text:p>26975.248</text:p>
          </table:table-cell>
          <table:table-cell office:value-type="float" office:value="-0.5051672291">
            <text:p>-0.5051672291</text:p>
          </table:table-cell>
          <table:table-cell office:value-type="float" office:value="0.2551939293">
            <text:p>0.2551939293</text:p>
          </table:table-cell>
          <table:table-cell table:number-columns-repeated="2"/>
          <table:table-cell office:value-type="float" office:value="26962.95">
            <text:p>26962.95</text:p>
          </table:table-cell>
          <table:table-cell office:value-type="float" office:value="-0.5505268659">
            <text:p>-0.5505268659</text:p>
          </table:table-cell>
          <table:table-cell office:value-type="float" office:value="0.3030798301">
            <text:p>0.3030798301</text:p>
          </table:table-cell>
          <table:table-cell table:number-columns-repeated="2"/>
          <table:table-cell office:value-type="float" office:value="26954.98125">
            <text:p>26954.98125</text:p>
          </table:table-cell>
          <table:table-cell office:value-type="float" office:value="-0.5799186049">
            <text:p>-0.5799186049</text:p>
          </table:table-cell>
          <table:table-cell office:value-type="float" office:value="0.3363055884">
            <text:p>0.3363055884</text:p>
          </table:table-cell>
          <table:table-cell table:number-columns-repeated="2"/>
          <table:table-cell office:value-type="float" office:value="26902.8571428571">
            <text:p>26902.8571428571</text:p>
          </table:table-cell>
          <table:table-cell office:value-type="float" office:value="-0.7721718633">
            <text:p>-0.7721718633</text:p>
          </table:table-cell>
          <table:table-cell office:value-type="float" office:value="0.5962493865">
            <text:p>0.5962493865</text:p>
          </table:table-cell>
          <table:table-cell table:number-columns-repeated="2"/>
          <table:table-cell office:value-type="float" office:value="26842.4466666667">
            <text:p>26842.4466666667</text:p>
          </table:table-cell>
          <table:table-cell office:value-type="float" office:value="-0.9949883589">
            <text:p>-0.9949883589</text:p>
          </table:table-cell>
          <table:table-cell office:value-type="float" office:value="0.9900018343">
            <text:p>0.9900018343</text:p>
          </table:table-cell>
          <table:table-cell table:number-columns-repeated="2"/>
          <table:table-cell office:value-type="float" office:value="26799.454">
            <text:p>26799.454</text:p>
          </table:table-cell>
          <table:table-cell office:value-type="float" office:value="-1.1535614397">
            <text:p>-1.1535614397</text:p>
          </table:table-cell>
          <table:table-cell office:value-type="float" office:value="1.3307039951">
            <text:p>1.3307039951</text:p>
          </table:table-cell>
          <table:table-cell table:number-columns-repeated="2"/>
          <table:table-cell office:value-type="float" office:value="26750.35">
            <text:p>26750.35</text:p>
          </table:table-cell>
          <table:table-cell office:value-type="float" office:value="-1.3346754101">
            <text:p>-1.3346754101</text:p>
          </table:table-cell>
          <table:table-cell office:value-type="float" office:value="1.7813584503">
            <text:p>1.7813584503</text:p>
          </table:table-cell>
          <table:table-cell table:number-columns-repeated="2"/>
          <table:table-cell office:value-type="float" office:value="26646.7866666667">
            <text:p>26646.7866666667</text:p>
          </table:table-cell>
          <table:table-cell office:value-type="float" office:value="-1.716655829">
            <text:p>-1.716655829</text:p>
          </table:table-cell>
          <table:table-cell office:value-type="float" office:value="2.9469072352">
            <text:p>2.9469072352</text:p>
          </table:table-cell>
          <table:table-cell table:number-columns-repeated="2"/>
          <table:table-cell office:value-type="float" office:value="26561.9">
            <text:p>26561.9</text:p>
          </table:table-cell>
          <table:table-cell office:value-type="float" office:value="-2.0297496958">
            <text:p>-2.0297496958</text:p>
          </table:table-cell>
          <table:table-cell office:value-type="float" office:value="4.1198838276">
            <text:p>4.1198838276</text:p>
          </table:table-cell>
          <table:table-cell/>
          <table:table-cell office:value-type="float" office:value="26631.29">
            <text:p>26631.29</text:p>
          </table:table-cell>
          <table:table-cell office:value-type="float" office:value="-1.7738133483">
            <text:p>-1.7738133483</text:p>
          </table:table-cell>
          <table:table-cell office:value-type="float" office:value="3.1464137946">
            <text:p>3.14641379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09-19</text:p>
          </table:table-cell>
          <table:table-cell office:value-type="float" office:value="27090.42">
            <text:p>27090.42</text:p>
          </table:table-cell>
          <table:table-cell office:value-type="float" office:value="26977.876">
            <text:p>26977.876</text:p>
          </table:table-cell>
          <table:table-cell office:value-type="float" office:value="-0.4154383727">
            <text:p>-0.4154383727</text:p>
          </table:table-cell>
          <table:table-cell office:value-type="float" office:value="0.1725890415">
            <text:p>0.1725890415</text:p>
          </table:table-cell>
          <table:table-cell table:number-columns-repeated="2"/>
          <table:table-cell office:value-type="float" office:value="26972.4511111111">
            <text:p>26972.4511111111</text:p>
          </table:table-cell>
          <table:table-cell office:value-type="float" office:value="-0.4354634919">
            <text:p>-0.4354634919</text:p>
          </table:table-cell>
          <table:table-cell office:value-type="float" office:value="0.1896284527">
            <text:p>0.1896284527</text:p>
          </table:table-cell>
          <table:table-cell table:number-columns-repeated="2"/>
          <table:table-cell office:value-type="float" office:value="26929.02625">
            <text:p>26929.02625</text:p>
          </table:table-cell>
          <table:table-cell office:value-type="float" office:value="-0.5957594973">
            <text:p>-0.5957594973</text:p>
          </table:table-cell>
          <table:table-cell office:value-type="float" office:value="0.3549293786">
            <text:p>0.3549293786</text:p>
          </table:table-cell>
          <table:table-cell table:number-columns-repeated="2"/>
          <table:table-cell office:value-type="float" office:value="26880.9842857143">
            <text:p>26880.9842857143</text:p>
          </table:table-cell>
          <table:table-cell office:value-type="float" office:value="-0.7730988087">
            <text:p>-0.7730988087</text:p>
          </table:table-cell>
          <table:table-cell office:value-type="float" office:value="0.597681768">
            <text:p>0.597681768</text:p>
          </table:table-cell>
          <table:table-cell table:number-columns-repeated="2"/>
          <table:table-cell office:value-type="float" office:value="26851.58">
            <text:p>26851.58</text:p>
          </table:table-cell>
          <table:table-cell office:value-type="float" office:value="-0.8816400779">
            <text:p>-0.8816400779</text:p>
          </table:table-cell>
          <table:table-cell office:value-type="float" office:value="0.777289227">
            <text:p>0.777289227</text:p>
          </table:table-cell>
          <table:table-cell table:number-columns-repeated="2"/>
          <table:table-cell office:value-type="float" office:value="26822.722">
            <text:p>26822.722</text:p>
          </table:table-cell>
          <table:table-cell office:value-type="float" office:value="-0.9881648199">
            <text:p>-0.9881648199</text:p>
          </table:table-cell>
          <table:table-cell office:value-type="float" office:value="0.9764697113">
            <text:p>0.9764697113</text:p>
          </table:table-cell>
          <table:table-cell table:number-columns-repeated="2"/>
          <table:table-cell office:value-type="float" office:value="26763.1425">
            <text:p>26763.1425</text:p>
          </table:table-cell>
          <table:table-cell office:value-type="float" office:value="-1.2080931193">
            <text:p>-1.2080931193</text:p>
          </table:table-cell>
          <table:table-cell office:value-type="float" office:value="1.4594889848">
            <text:p>1.4594889848</text:p>
          </table:table-cell>
          <table:table-cell table:number-columns-repeated="2"/>
          <table:table-cell office:value-type="float" office:value="26745.3366666667">
            <text:p>26745.3366666667</text:p>
          </table:table-cell>
          <table:table-cell office:value-type="float" office:value="-1.2738205363">
            <text:p>-1.2738205363</text:p>
          </table:table-cell>
          <table:table-cell office:value-type="float" office:value="1.6226187587">
            <text:p>1.6226187587</text:p>
          </table:table-cell>
          <table:table-cell table:number-columns-repeated="2"/>
          <table:table-cell office:value-type="float" office:value="26871.75">
            <text:p>26871.75</text:p>
          </table:table-cell>
          <table:table-cell office:value-type="float" office:value="-0.8071857136">
            <text:p>-0.8071857136</text:p>
          </table:table-cell>
          <table:table-cell office:value-type="float" office:value="0.6515487763">
            <text:p>0.6515487763</text:p>
          </table:table-cell>
          <table:table-cell/>
          <table:table-cell office:value-type="float" office:value="27112.21">
            <text:p>27112.21</text:p>
          </table:table-cell>
          <table:table-cell office:value-type="float" office:value="0.080434338">
            <text:p>0.080434338</text:p>
          </table:table-cell>
          <table:table-cell office:value-type="float" office:value="0.0064696827">
            <text:p>0.00646968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9-22</text:p>
          </table:table-cell>
          <table:table-cell office:value-type="float" office:value="27206.74">
            <text:p>27206.74</text:p>
          </table:table-cell>
          <table:table-cell office:value-type="float" office:value="26984.248">
            <text:p>26984.248</text:p>
          </table:table-cell>
          <table:table-cell office:value-type="float" office:value="-0.8177826524">
            <text:p>-0.8177826524</text:p>
          </table:table-cell>
          <table:table-cell office:value-type="float" office:value="0.6687684665">
            <text:p>0.6687684665</text:p>
          </table:table-cell>
          <table:table-cell table:number-columns-repeated="2"/>
          <table:table-cell office:value-type="float" office:value="26946.9588888889">
            <text:p>26946.9588888889</text:p>
          </table:table-cell>
          <table:table-cell office:value-type="float" office:value="-0.9548410104">
            <text:p>-0.9548410104</text:p>
          </table:table-cell>
          <table:table-cell office:value-type="float" office:value="0.9117213551">
            <text:p>0.9117213551</text:p>
          </table:table-cell>
          <table:table-cell table:number-columns-repeated="2"/>
          <table:table-cell office:value-type="float" office:value="26907.16375">
            <text:p>26907.16375</text:p>
          </table:table-cell>
          <table:table-cell office:value-type="float" office:value="-1.1011104234">
            <text:p>-1.1011104234</text:p>
          </table:table-cell>
          <table:table-cell office:value-type="float" office:value="1.2124441645">
            <text:p>1.2124441645</text:p>
          </table:table-cell>
          <table:table-cell table:number-columns-repeated="2"/>
          <table:table-cell office:value-type="float" office:value="26885.7">
            <text:p>26885.7</text:p>
          </table:table-cell>
          <table:table-cell office:value-type="float" office:value="-1.1800017202">
            <text:p>-1.1800017202</text:p>
          </table:table-cell>
          <table:table-cell office:value-type="float" office:value="1.3924040596">
            <text:p>1.3924040596</text:p>
          </table:table-cell>
          <table:table-cell table:number-columns-repeated="2"/>
          <table:table-cell office:value-type="float" office:value="26867.3383333333">
            <text:p>26867.3383333333</text:p>
          </table:table-cell>
          <table:table-cell office:value-type="float" office:value="-1.2474911241">
            <text:p>-1.2474911241</text:p>
          </table:table-cell>
          <table:table-cell office:value-type="float" office:value="1.5562341048">
            <text:p>1.5562341048</text:p>
          </table:table-cell>
          <table:table-cell table:number-columns-repeated="2"/>
          <table:table-cell office:value-type="float" office:value="26828.598">
            <text:p>26828.598</text:p>
          </table:table-cell>
          <table:table-cell office:value-type="float" office:value="-1.3898835362">
            <text:p>-1.3898835362</text:p>
          </table:table-cell>
          <table:table-cell office:value-type="float" office:value="1.9317762442">
            <text:p>1.9317762442</text:p>
          </table:table-cell>
          <table:table-cell table:number-columns-repeated="2"/>
          <table:table-cell office:value-type="float" office:value="26831.6075">
            <text:p>26831.6075</text:p>
          </table:table-cell>
          <table:table-cell office:value-type="float" office:value="-1.378821939">
            <text:p>-1.378821939</text:p>
          </table:table-cell>
          <table:table-cell office:value-type="float" office:value="1.9011499394">
            <text:p>1.9011499394</text:p>
          </table:table-cell>
          <table:table-cell table:number-columns-repeated="2"/>
          <table:table-cell office:value-type="float" office:value="26944.64">
            <text:p>26944.64</text:p>
          </table:table-cell>
          <table:table-cell office:value-type="float" office:value="-0.9633642252">
            <text:p>-0.9633642252</text:p>
          </table:table-cell>
          <table:table-cell office:value-type="float" office:value="0.9280706304">
            <text:p>0.9280706304</text:p>
          </table:table-cell>
          <table:table-cell table:number-columns-repeated="2"/>
          <table:table-cell office:value-type="float" office:value="27101.315">
            <text:p>27101.315</text:p>
          </table:table-cell>
          <table:table-cell office:value-type="float" office:value="-0.3874958926">
            <text:p>-0.3874958926</text:p>
          </table:table-cell>
          <table:table-cell office:value-type="float" office:value="0.1501530668">
            <text:p>0.1501530668</text:p>
          </table:table-cell>
          <table:table-cell/>
          <table:table-cell office:value-type="float" office:value="27090.42">
            <text:p>27090.42</text:p>
          </table:table-cell>
          <table:table-cell office:value-type="float" office:value="-0.4275411166">
            <text:p>-0.4275411166</text:p>
          </table:table-cell>
          <table:table-cell office:value-type="float" office:value="0.1827914064">
            <text:p>0.1827914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9-23</text:p>
          </table:table-cell>
          <table:table-cell office:value-type="float" office:value="26775.69">
            <text:p>26775.69</text:p>
          </table:table-cell>
          <table:table-cell office:value-type="float" office:value="26972.937">
            <text:p>26972.937</text:p>
          </table:table-cell>
          <table:table-cell office:value-type="float" office:value="0.7366644893">
            <text:p>0.7366644893</text:p>
          </table:table-cell>
          <table:table-cell office:value-type="float" office:value="0.5426745698">
            <text:p>0.5426745698</text:p>
          </table:table-cell>
          <table:table-cell table:number-columns-repeated="2"/>
          <table:table-cell office:value-type="float" office:value="26940.45">
            <text:p>26940.45</text:p>
          </table:table-cell>
          <table:table-cell office:value-type="float" office:value="0.6153342827">
            <text:p>0.6153342827</text:p>
          </table:table-cell>
          <table:table-cell office:value-type="float" office:value="0.3786362795">
            <text:p>0.3786362795</text:p>
          </table:table-cell>
          <table:table-cell table:number-columns-repeated="2"/>
          <table:table-cell office:value-type="float" office:value="26925.83">
            <text:p>26925.83</text:p>
          </table:table-cell>
          <table:table-cell office:value-type="float" office:value="0.5607325152">
            <text:p>0.5607325152</text:p>
          </table:table-cell>
          <table:table-cell office:value-type="float" office:value="0.3144209536">
            <text:p>0.3144209536</text:p>
          </table:table-cell>
          <table:table-cell table:number-columns-repeated="2"/>
          <table:table-cell office:value-type="float" office:value="26915.8242857143">
            <text:p>26915.8242857143</text:p>
          </table:table-cell>
          <table:table-cell office:value-type="float" office:value="0.5233638637">
            <text:p>0.5233638637</text:p>
          </table:table-cell>
          <table:table-cell office:value-type="float" office:value="0.2739097338">
            <text:p>0.2739097338</text:p>
          </table:table-cell>
          <table:table-cell table:number-columns-repeated="2"/>
          <table:table-cell office:value-type="float" office:value="26891.6216666667">
            <text:p>26891.6216666667</text:p>
          </table:table-cell>
          <table:table-cell office:value-type="float" office:value="0.4329735916">
            <text:p>0.4329735916</text:p>
          </table:table-cell>
          <table:table-cell office:value-type="float" office:value="0.187466131">
            <text:p>0.187466131</text:p>
          </table:table-cell>
          <table:table-cell table:number-columns-repeated="2"/>
          <table:table-cell office:value-type="float" office:value="26906.634">
            <text:p>26906.634</text:p>
          </table:table-cell>
          <table:table-cell office:value-type="float" office:value="0.4890406186">
            <text:p>0.4890406186</text:p>
          </table:table-cell>
          <table:table-cell office:value-type="float" office:value="0.2391607266">
            <text:p>0.2391607266</text:p>
          </table:table-cell>
          <table:table-cell table:number-columns-repeated="2"/>
          <table:table-cell office:value-type="float" office:value="27010.165">
            <text:p>27010.165</text:p>
          </table:table-cell>
          <table:table-cell office:value-type="float" office:value="0.8757010557">
            <text:p>0.8757010557</text:p>
          </table:table-cell>
          <table:table-cell office:value-type="float" office:value="0.7668523389">
            <text:p>0.7668523389</text:p>
          </table:table-cell>
          <table:table-cell table:number-columns-repeated="2"/>
          <table:table-cell office:value-type="float" office:value="27136.4566666667">
            <text:p>27136.4566666667</text:p>
          </table:table-cell>
          <table:table-cell office:value-type="float" office:value="1.3473664606">
            <text:p>1.3473664606</text:p>
          </table:table-cell>
          <table:table-cell office:value-type="float" office:value="1.8153963793">
            <text:p>1.8153963793</text:p>
          </table:table-cell>
          <table:table-cell table:number-columns-repeated="2"/>
          <table:table-cell office:value-type="float" office:value="27148.58">
            <text:p>27148.58</text:p>
          </table:table-cell>
          <table:table-cell office:value-type="float" office:value="1.3926438497">
            <text:p>1.3926438497</text:p>
          </table:table-cell>
          <table:table-cell office:value-type="float" office:value="1.9394568921">
            <text:p>1.9394568921</text:p>
          </table:table-cell>
          <table:table-cell/>
          <table:table-cell office:value-type="float" office:value="27206.74">
            <text:p>27206.74</text:p>
          </table:table-cell>
          <table:table-cell office:value-type="float" office:value="1.6098558058">
            <text:p>1.6098558058</text:p>
          </table:table-cell>
          <table:table-cell office:value-type="float" office:value="2.5916357154">
            <text:p>2.59163571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09-24</text:p>
          </table:table-cell>
          <table:table-cell office:value-type="float" office:value="26744.69">
            <text:p>26744.69</text:p>
          </table:table-cell>
          <table:table-cell office:value-type="float" office:value="26923.974">
            <text:p>26923.974</text:p>
          </table:table-cell>
          <table:table-cell office:value-type="float" office:value="0.6703536291">
            <text:p>0.6703536291</text:p>
          </table:table-cell>
          <table:table-cell office:value-type="float" office:value="0.449373988">
            <text:p>0.449373988</text:p>
          </table:table-cell>
          <table:table-cell table:number-columns-repeated="2"/>
          <table:table-cell office:value-type="float" office:value="26909.1477777778">
            <text:p>26909.1477777778</text:p>
          </table:table-cell>
          <table:table-cell office:value-type="float" office:value="0.6149174949">
            <text:p>0.6149174949</text:p>
          </table:table-cell>
          <table:table-cell office:value-type="float" office:value="0.3781235256">
            <text:p>0.3781235256</text:p>
          </table:table-cell>
          <table:table-cell table:number-columns-repeated="2"/>
          <table:table-cell office:value-type="float" office:value="26898.3075">
            <text:p>26898.3075</text:p>
          </table:table-cell>
          <table:table-cell office:value-type="float" office:value="0.5743850462">
            <text:p>0.5743850462</text:p>
          </table:table-cell>
          <table:table-cell office:value-type="float" office:value="0.3299181812">
            <text:p>0.3299181812</text:p>
          </table:table-cell>
          <table:table-cell table:number-columns-repeated="2"/>
          <table:table-cell office:value-type="float" office:value="26875.06">
            <text:p>26875.06</text:p>
          </table:table-cell>
          <table:table-cell office:value-type="float" office:value="0.4874612493">
            <text:p>0.4874612493</text:p>
          </table:table-cell>
          <table:table-cell office:value-type="float" office:value="0.2376184696">
            <text:p>0.2376184696</text:p>
          </table:table-cell>
          <table:table-cell table:number-columns-repeated="2"/>
          <table:table-cell office:value-type="float" office:value="26884.81">
            <text:p>26884.81</text:p>
          </table:table-cell>
          <table:table-cell office:value-type="float" office:value="0.5239170841">
            <text:p>0.5239170841</text:p>
          </table:table-cell>
          <table:table-cell office:value-type="float" office:value="0.274489111">
            <text:p>0.274489111</text:p>
          </table:table-cell>
          <table:table-cell table:number-columns-repeated="2"/>
          <table:table-cell office:value-type="float" office:value="26963.27">
            <text:p>26963.27</text:p>
          </table:table-cell>
          <table:table-cell office:value-type="float" office:value="0.81728373">
            <text:p>0.81728373</text:p>
          </table:table-cell>
          <table:table-cell office:value-type="float" office:value="0.6679526953">
            <text:p>0.6679526953</text:p>
          </table:table-cell>
          <table:table-cell table:number-columns-repeated="2"/>
          <table:table-cell office:value-type="float" office:value="27046.265">
            <text:p>27046.265</text:p>
          </table:table-cell>
          <table:table-cell office:value-type="float" office:value="1.1276070128">
            <text:p>1.1276070128</text:p>
          </table:table-cell>
          <table:table-cell office:value-type="float" office:value="1.2714975754">
            <text:p>1.2714975754</text:p>
          </table:table-cell>
          <table:table-cell table:number-columns-repeated="2"/>
          <table:table-cell office:value-type="float" office:value="27024.2833333333">
            <text:p>27024.2833333333</text:p>
          </table:table-cell>
          <table:table-cell office:value-type="float" office:value="1.0454162428">
            <text:p>1.0454162428</text:p>
          </table:table-cell>
          <table:table-cell office:value-type="float" office:value="1.0928951206">
            <text:p>1.0928951206</text:p>
          </table:table-cell>
          <table:table-cell table:number-columns-repeated="2"/>
          <table:table-cell office:value-type="float" office:value="26991.215">
            <text:p>26991.215</text:p>
          </table:table-cell>
          <table:table-cell office:value-type="float" office:value="0.921771761">
            <text:p>0.921771761</text:p>
          </table:table-cell>
          <table:table-cell office:value-type="float" office:value="0.8496631795">
            <text:p>0.8496631795</text:p>
          </table:table-cell>
          <table:table-cell/>
          <table:table-cell office:value-type="float" office:value="26775.69">
            <text:p>26775.69</text:p>
          </table:table-cell>
          <table:table-cell office:value-type="float" office:value="0.1159108593">
            <text:p>0.1159108593</text:p>
          </table:table-cell>
          <table:table-cell office:value-type="float" office:value="0.0134353273">
            <text:p>0.01343532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09-25</text:p>
          </table:table-cell>
          <table:table-cell office:value-type="float" office:value="26468.36">
            <text:p>26468.36</text:p>
          </table:table-cell>
          <table:table-cell office:value-type="float" office:value="26892.702">
            <text:p>26892.702</text:p>
          </table:table-cell>
          <table:table-cell office:value-type="float" office:value="1.603204732">
            <text:p>1.603204732</text:p>
          </table:table-cell>
          <table:table-cell office:value-type="float" office:value="2.5702654127">
            <text:p>2.5702654127</text:p>
          </table:table-cell>
          <table:table-cell table:number-columns-repeated="2"/>
          <table:table-cell office:value-type="float" office:value="26881.2388888889">
            <text:p>26881.2388888889</text:p>
          </table:table-cell>
          <table:table-cell office:value-type="float" office:value="1.5598959999">
            <text:p>1.5598959999</text:p>
          </table:table-cell>
          <table:table-cell office:value-type="float" office:value="2.4332755306">
            <text:p>2.4332755306</text:p>
          </table:table-cell>
          <table:table-cell table:number-columns-repeated="2"/>
          <table:table-cell office:value-type="float" office:value="26858.76375">
            <text:p>26858.76375</text:p>
          </table:table-cell>
          <table:table-cell office:value-type="float" office:value="1.4749827719">
            <text:p>1.4749827719</text:p>
          </table:table-cell>
          <table:table-cell office:value-type="float" office:value="2.1755741774">
            <text:p>2.1755741774</text:p>
          </table:table-cell>
          <table:table-cell table:number-columns-repeated="2"/>
          <table:table-cell office:value-type="float" office:value="26864.7928571429">
            <text:p>26864.7928571429</text:p>
          </table:table-cell>
          <table:table-cell office:value-type="float" office:value="1.4977613163">
            <text:p>1.4977613163</text:p>
          </table:table-cell>
          <table:table-cell office:value-type="float" office:value="2.2432889606">
            <text:p>2.2432889606</text:p>
          </table:table-cell>
          <table:table-cell table:number-columns-repeated="2"/>
          <table:table-cell office:value-type="float" office:value="26926.84">
            <text:p>26926.84</text:p>
          </table:table-cell>
          <table:table-cell office:value-type="float" office:value="1.7321813667">
            <text:p>1.7321813667</text:p>
          </table:table-cell>
          <table:table-cell office:value-type="float" office:value="3.0004522873">
            <text:p>3.0004522873</text:p>
          </table:table-cell>
          <table:table-cell table:number-columns-repeated="2"/>
          <table:table-cell office:value-type="float" office:value="26985.95">
            <text:p>26985.95</text:p>
          </table:table-cell>
          <table:table-cell office:value-type="float" office:value="1.95550461">
            <text:p>1.95550461</text:p>
          </table:table-cell>
          <table:table-cell office:value-type="float" office:value="3.8239982799">
            <text:p>3.8239982799</text:p>
          </table:table-cell>
          <table:table-cell table:number-columns-repeated="2"/>
          <table:table-cell office:value-type="float" office:value="26954.385">
            <text:p>26954.385</text:p>
          </table:table-cell>
          <table:table-cell office:value-type="float" office:value="1.8362490158">
            <text:p>1.8362490158</text:p>
          </table:table-cell>
          <table:table-cell office:value-type="float" office:value="3.371810448">
            <text:p>3.371810448</text:p>
          </table:table-cell>
          <table:table-cell table:number-columns-repeated="2"/>
          <table:table-cell office:value-type="float" office:value="26909.04">
            <text:p>26909.04</text:p>
          </table:table-cell>
          <table:table-cell office:value-type="float" office:value="1.6649312613">
            <text:p>1.6649312613</text:p>
          </table:table-cell>
          <table:table-cell office:value-type="float" office:value="2.7719961049">
            <text:p>2.7719961049</text:p>
          </table:table-cell>
          <table:table-cell table:number-columns-repeated="2"/>
          <table:table-cell office:value-type="float" office:value="26760.19">
            <text:p>26760.19</text:p>
          </table:table-cell>
          <table:table-cell office:value-type="float" office:value="1.1025617001">
            <text:p>1.1025617001</text:p>
          </table:table-cell>
          <table:table-cell office:value-type="float" office:value="1.2156423025">
            <text:p>1.2156423025</text:p>
          </table:table-cell>
          <table:table-cell/>
          <table:table-cell office:value-type="float" office:value="26744.69">
            <text:p>26744.69</text:p>
          </table:table-cell>
          <table:table-cell office:value-type="float" office:value="1.044001215">
            <text:p>1.044001215</text:p>
          </table:table-cell>
          <table:table-cell office:value-type="float" office:value="1.089938537">
            <text:p>1.0899385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09-26</text:p>
          </table:table-cell>
          <table:table-cell office:value-type="float" office:value="26626.32">
            <text:p>26626.32</text:p>
          </table:table-cell>
          <table:table-cell office:value-type="float" office:value="26839.951">
            <text:p>26839.951</text:p>
          </table:table-cell>
          <table:table-cell office:value-type="float" office:value="0.8023301756">
            <text:p>0.8023301756</text:p>
          </table:table-cell>
          <table:table-cell office:value-type="float" office:value="0.6437337106">
            <text:p>0.6437337106</text:p>
          </table:table-cell>
          <table:table-cell table:number-columns-repeated="2"/>
          <table:table-cell office:value-type="float" office:value="26815.3855555556">
            <text:p>26815.3855555556</text:p>
          </table:table-cell>
          <table:table-cell office:value-type="float" office:value="0.7100701695">
            <text:p>0.7100701695</text:p>
          </table:table-cell>
          <table:table-cell office:value-type="float" office:value="0.5041996456">
            <text:p>0.5041996456</text:p>
          </table:table-cell>
          <table:table-cell table:number-columns-repeated="2"/>
          <table:table-cell office:value-type="float" office:value="26815.23875">
            <text:p>26815.23875</text:p>
          </table:table-cell>
          <table:table-cell office:value-type="float" office:value="0.7095188145">
            <text:p>0.7095188145</text:p>
          </table:table-cell>
          <table:table-cell office:value-type="float" office:value="0.5034169481">
            <text:p>0.5034169481</text:p>
          </table:table-cell>
          <table:table-cell table:number-columns-repeated="2"/>
          <table:table-cell office:value-type="float" office:value="26861.3428571429">
            <text:p>26861.3428571429</text:p>
          </table:table-cell>
          <table:table-cell office:value-type="float" office:value="0.8826711958">
            <text:p>0.8826711958</text:p>
          </table:table-cell>
          <table:table-cell office:value-type="float" office:value="0.7791084399">
            <text:p>0.7791084399</text:p>
          </table:table-cell>
          <table:table-cell table:number-columns-repeated="2"/>
          <table:table-cell office:value-type="float" office:value="26899.685">
            <text:p>26899.685</text:p>
          </table:table-cell>
          <table:table-cell office:value-type="float" office:value="1.0266721049">
            <text:p>1.0266721049</text:p>
          </table:table-cell>
          <table:table-cell office:value-type="float" office:value="1.054055611">
            <text:p>1.054055611</text:p>
          </table:table-cell>
          <table:table-cell table:number-columns-repeated="2"/>
          <table:table-cell office:value-type="float" office:value="26857.18">
            <text:p>26857.18</text:p>
          </table:table-cell>
          <table:table-cell office:value-type="float" office:value="0.8670368267">
            <text:p>0.8670368267</text:p>
          </table:table-cell>
          <table:table-cell office:value-type="float" office:value="0.7517528589">
            <text:p>0.7517528589</text:p>
          </table:table-cell>
          <table:table-cell table:number-columns-repeated="2"/>
          <table:table-cell office:value-type="float" office:value="26798.87">
            <text:p>26798.87</text:p>
          </table:table-cell>
          <table:table-cell office:value-type="float" office:value="0.648042989">
            <text:p>0.648042989</text:p>
          </table:table-cell>
          <table:table-cell office:value-type="float" office:value="0.4199597156">
            <text:p>0.4199597156</text:p>
          </table:table-cell>
          <table:table-cell table:number-columns-repeated="2"/>
          <table:table-cell office:value-type="float" office:value="26662.9133333333">
            <text:p>26662.9133333333</text:p>
          </table:table-cell>
          <table:table-cell office:value-type="float" office:value="0.137432936">
            <text:p>0.137432936</text:p>
          </table:table-cell>
          <table:table-cell office:value-type="float" office:value="0.0188878119">
            <text:p>0.0188878119</text:p>
          </table:table-cell>
          <table:table-cell table:number-columns-repeated="2"/>
          <table:table-cell office:value-type="float" office:value="26606.525">
            <text:p>26606.525</text:p>
          </table:table-cell>
          <table:table-cell office:value-type="float" office:value="-0.0743437321">
            <text:p>-0.0743437321</text:p>
          </table:table-cell>
          <table:table-cell office:value-type="float" office:value="0.0055269905">
            <text:p>0.0055269905</text:p>
          </table:table-cell>
          <table:table-cell/>
          <table:table-cell office:value-type="float" office:value="26468.36">
            <text:p>26468.36</text:p>
          </table:table-cell>
          <table:table-cell office:value-type="float" office:value="-0.5932475836">
            <text:p>-0.5932475836</text:p>
          </table:table-cell>
          <table:table-cell office:value-type="float" office:value="0.3519426954">
            <text:p>0.35194269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09-29</text:p>
          </table:table-cell>
          <table:table-cell office:value-type="float" office:value="26597.11">
            <text:p>26597.11</text:p>
          </table:table-cell>
          <table:table-cell office:value-type="float" office:value="26796.479">
            <text:p>26796.479</text:p>
          </table:table-cell>
          <table:table-cell office:value-type="float" office:value="0.7495889591">
            <text:p>0.7495889591</text:p>
          </table:table-cell>
          <table:table-cell office:value-type="float" office:value="0.5618836076">
            <text:p>0.5618836076</text:p>
          </table:table-cell>
          <table:table-cell table:number-columns-repeated="2"/>
          <table:table-cell office:value-type="float" office:value="26794.2477777778">
            <text:p>26794.2477777778</text:p>
          </table:table-cell>
          <table:table-cell office:value-type="float" office:value="0.7411999942">
            <text:p>0.7411999942</text:p>
          </table:table-cell>
          <table:table-cell office:value-type="float" office:value="0.5493774314">
            <text:p>0.5493774314</text:p>
          </table:table-cell>
          <table:table-cell table:number-columns-repeated="2"/>
          <table:table-cell office:value-type="float" office:value="26831.965">
            <text:p>26831.965</text:p>
          </table:table-cell>
          <table:table-cell office:value-type="float" office:value="0.8830094698">
            <text:p>0.8830094698</text:p>
          </table:table-cell>
          <table:table-cell office:value-type="float" office:value="0.7797057238">
            <text:p>0.7797057238</text:p>
          </table:table-cell>
          <table:table-cell table:number-columns-repeated="2"/>
          <table:table-cell office:value-type="float" office:value="26860.6328571429">
            <text:p>26860.6328571429</text:p>
          </table:table-cell>
          <table:table-cell office:value-type="float" office:value="0.9907950794">
            <text:p>0.9907950794</text:p>
          </table:table-cell>
          <table:table-cell office:value-type="float" office:value="0.9816748894">
            <text:p>0.9816748894</text:p>
          </table:table-cell>
          <table:table-cell table:number-columns-repeated="2"/>
          <table:table-cell office:value-type="float" office:value="26818.7033333333">
            <text:p>26818.7033333333</text:p>
          </table:table-cell>
          <table:table-cell office:value-type="float" office:value="0.8331481628">
            <text:p>0.8331481628</text:p>
          </table:table-cell>
          <table:table-cell office:value-type="float" office:value="0.6941358612">
            <text:p>0.6941358612</text:p>
          </table:table-cell>
          <table:table-cell table:number-columns-repeated="2"/>
          <table:table-cell office:value-type="float" office:value="26764.36">
            <text:p>26764.36</text:p>
          </table:table-cell>
          <table:table-cell office:value-type="float" office:value="0.6288277185">
            <text:p>0.6288277185</text:p>
          </table:table-cell>
          <table:table-cell office:value-type="float" office:value="0.3954242996">
            <text:p>0.3954242996</text:p>
          </table:table-cell>
          <table:table-cell table:number-columns-repeated="2"/>
          <table:table-cell office:value-type="float" office:value="26653.765">
            <text:p>26653.765</text:p>
          </table:table-cell>
          <table:table-cell office:value-type="float" office:value="0.2130118648">
            <text:p>0.2130118648</text:p>
          </table:table-cell>
          <table:table-cell office:value-type="float" office:value="0.0453740546">
            <text:p>0.0453740546</text:p>
          </table:table-cell>
          <table:table-cell table:number-columns-repeated="2"/>
          <table:table-cell office:value-type="float" office:value="26613.1233333333">
            <text:p>26613.1233333333</text:p>
          </table:table-cell>
          <table:table-cell office:value-type="float" office:value="0.0602070425">
            <text:p>0.0602070425</text:p>
          </table:table-cell>
          <table:table-cell office:value-type="float" office:value="0.003624888">
            <text:p>0.003624888</text:p>
          </table:table-cell>
          <table:table-cell table:number-columns-repeated="2"/>
          <table:table-cell office:value-type="float" office:value="26547.34">
            <text:p>26547.34</text:p>
          </table:table-cell>
          <table:table-cell office:value-type="float" office:value="-0.1871255937">
            <text:p>-0.1871255937</text:p>
          </table:table-cell>
          <table:table-cell office:value-type="float" office:value="0.0350159878">
            <text:p>0.0350159878</text:p>
          </table:table-cell>
          <table:table-cell/>
          <table:table-cell office:value-type="float" office:value="26626.32">
            <text:p>26626.32</text:p>
          </table:table-cell>
          <table:table-cell office:value-type="float" office:value="0.1098239621">
            <text:p>0.1098239621</text:p>
          </table:table-cell>
          <table:table-cell office:value-type="float" office:value="0.0120613026">
            <text:p>0.0120613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09-30</text:p>
          </table:table-cell>
          <table:table-cell office:value-type="float" office:value="26630.51">
            <text:p>26630.51</text:p>
          </table:table-cell>
          <table:table-cell office:value-type="float" office:value="26774.534">
            <text:p>26774.534</text:p>
          </table:table-cell>
          <table:table-cell office:value-type="float" office:value="0.5408232888">
            <text:p>0.5408232888</text:p>
          </table:table-cell>
          <table:table-cell office:value-type="float" office:value="0.2924898297">
            <text:p>0.2924898297</text:p>
          </table:table-cell>
          <table:table-cell table:number-columns-repeated="2"/>
          <table:table-cell office:value-type="float" office:value="26805.87">
            <text:p>26805.87</text:p>
          </table:table-cell>
          <table:table-cell office:value-type="float" office:value="0.658492834">
            <text:p>0.658492834</text:p>
          </table:table-cell>
          <table:table-cell office:value-type="float" office:value="0.4336128124">
            <text:p>0.4336128124</text:p>
          </table:table-cell>
          <table:table-cell table:number-columns-repeated="2"/>
          <table:table-cell office:value-type="float" office:value="26827.6925">
            <text:p>26827.6925</text:p>
          </table:table-cell>
          <table:table-cell office:value-type="float" office:value="0.7404383168">
            <text:p>0.7404383168</text:p>
          </table:table-cell>
          <table:table-cell office:value-type="float" office:value="0.548248901">
            <text:p>0.548248901</text:p>
          </table:table-cell>
          <table:table-cell table:number-columns-repeated="2"/>
          <table:table-cell office:value-type="float" office:value="26787.0471428571">
            <text:p>26787.0471428571</text:p>
          </table:table-cell>
          <table:table-cell office:value-type="float" office:value="0.5878112843">
            <text:p>0.5878112843</text:p>
          </table:table-cell>
          <table:table-cell office:value-type="float" office:value="0.345522106">
            <text:p>0.345522106</text:p>
          </table:table-cell>
          <table:table-cell table:number-columns-repeated="2"/>
          <table:table-cell office:value-type="float" office:value="26736.485">
            <text:p>26736.485</text:p>
          </table:table-cell>
          <table:table-cell office:value-type="float" office:value="0.3979458148">
            <text:p>0.3979458148</text:p>
          </table:table-cell>
          <table:table-cell office:value-type="float" office:value="0.1583608715">
            <text:p>0.1583608715</text:p>
          </table:table-cell>
          <table:table-cell table:number-columns-repeated="2"/>
          <table:table-cell office:value-type="float" office:value="26642.434">
            <text:p>26642.434</text:p>
          </table:table-cell>
          <table:table-cell office:value-type="float" office:value="0.0447757103">
            <text:p>0.0447757103</text:p>
          </table:table-cell>
          <table:table-cell office:value-type="float" office:value="0.0020048642">
            <text:p>0.0020048642</text:p>
          </table:table-cell>
          <table:table-cell table:number-columns-repeated="2"/>
          <table:table-cell office:value-type="float" office:value="26609.12">
            <text:p>26609.12</text:p>
          </table:table-cell>
          <table:table-cell office:value-type="float" office:value="-0.0803214058">
            <text:p>-0.0803214058</text:p>
          </table:table-cell>
          <table:table-cell office:value-type="float" office:value="0.0064515282">
            <text:p>0.0064515282</text:p>
          </table:table-cell>
          <table:table-cell table:number-columns-repeated="2"/>
          <table:table-cell office:value-type="float" office:value="26563.93">
            <text:p>26563.93</text:p>
          </table:table-cell>
          <table:table-cell office:value-type="float" office:value="-0.2500139877">
            <text:p>-0.2500139877</text:p>
          </table:table-cell>
          <table:table-cell office:value-type="float" office:value="0.0625069941">
            <text:p>0.0625069941</text:p>
          </table:table-cell>
          <table:table-cell table:number-columns-repeated="2"/>
          <table:table-cell office:value-type="float" office:value="26611.715">
            <text:p>26611.715</text:p>
          </table:table-cell>
          <table:table-cell office:value-type="float" office:value="-0.0705769435">
            <text:p>-0.0705769435</text:p>
          </table:table-cell>
          <table:table-cell office:value-type="float" office:value="0.004981105">
            <text:p>0.004981105</text:p>
          </table:table-cell>
          <table:table-cell/>
          <table:table-cell office:value-type="float" office:value="26597.11">
            <text:p>26597.11</text:p>
          </table:table-cell>
          <table:table-cell office:value-type="float" office:value="-0.1254200539">
            <text:p>-0.1254200539</text:p>
          </table:table-cell>
          <table:table-cell office:value-type="float" office:value="0.0157301899">
            <text:p>0.01573018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0-01</text:p>
          </table:table-cell>
          <table:table-cell office:value-type="float" office:value="26567.99">
            <text:p>26567.99</text:p>
          </table:table-cell>
          <table:table-cell office:value-type="float" office:value="26788.334">
            <text:p>26788.334</text:p>
          </table:table-cell>
          <table:table-cell office:value-type="float" office:value="0.8293589391">
            <text:p>0.8293589391</text:p>
          </table:table-cell>
          <table:table-cell office:value-type="float" office:value="0.6878362498">
            <text:p>0.6878362498</text:p>
          </table:table-cell>
          <table:table-cell table:number-columns-repeated="2"/>
          <table:table-cell office:value-type="float" office:value="26805.7833333333">
            <text:p>26805.7833333333</text:p>
          </table:table-cell>
          <table:table-cell office:value-type="float" office:value="0.8950369724">
            <text:p>0.8950369724</text:p>
          </table:table-cell>
          <table:table-cell office:value-type="float" office:value="0.801091182">
            <text:p>0.801091182</text:p>
          </table:table-cell>
          <table:table-cell table:number-columns-repeated="2"/>
          <table:table-cell office:value-type="float" office:value="26767.48">
            <text:p>26767.48</text:p>
          </table:table-cell>
          <table:table-cell office:value-type="float" office:value="0.7508659857">
            <text:p>0.7508659857</text:p>
          </table:table-cell>
          <table:table-cell office:value-type="float" office:value="0.5637997285">
            <text:p>0.5637997285</text:p>
          </table:table-cell>
          <table:table-cell table:number-columns-repeated="2"/>
          <table:table-cell office:value-type="float" office:value="26721.3457142857">
            <text:p>26721.3457142857</text:p>
          </table:table-cell>
          <table:table-cell office:value-type="float" office:value="0.5772198585">
            <text:p>0.5772198585</text:p>
          </table:table-cell>
          <table:table-cell office:value-type="float" office:value="0.3331827651">
            <text:p>0.3331827651</text:p>
          </table:table-cell>
          <table:table-cell table:number-columns-repeated="2"/>
          <table:table-cell office:value-type="float" office:value="26640.4466666667">
            <text:p>26640.4466666667</text:p>
          </table:table-cell>
          <table:table-cell office:value-type="float" office:value="0.2727216725">
            <text:p>0.2727216725</text:p>
          </table:table-cell>
          <table:table-cell office:value-type="float" office:value="0.0743771106">
            <text:p>0.0743771106</text:p>
          </table:table-cell>
          <table:table-cell table:number-columns-repeated="2"/>
          <table:table-cell office:value-type="float" office:value="26613.398">
            <text:p>26613.398</text:p>
          </table:table-cell>
          <table:table-cell office:value-type="float" office:value="0.1709124401">
            <text:p>0.1709124401</text:p>
          </table:table-cell>
          <table:table-cell office:value-type="float" office:value="0.0292110622">
            <text:p>0.0292110622</text:p>
          </table:table-cell>
          <table:table-cell table:number-columns-repeated="2"/>
          <table:table-cell office:value-type="float" office:value="26580.575">
            <text:p>26580.575</text:p>
          </table:table-cell>
          <table:table-cell office:value-type="float" office:value="0.0473690332">
            <text:p>0.0473690332</text:p>
          </table:table-cell>
          <table:table-cell office:value-type="float" office:value="0.0022438253">
            <text:p>0.0022438253</text:p>
          </table:table-cell>
          <table:table-cell table:number-columns-repeated="2"/>
          <table:table-cell office:value-type="float" office:value="26617.98">
            <text:p>26617.98</text:p>
          </table:table-cell>
          <table:table-cell office:value-type="float" office:value="0.188158758">
            <text:p>0.188158758</text:p>
          </table:table-cell>
          <table:table-cell office:value-type="float" office:value="0.0354037182">
            <text:p>0.0354037182</text:p>
          </table:table-cell>
          <table:table-cell table:number-columns-repeated="2"/>
          <table:table-cell office:value-type="float" office:value="26613.81">
            <text:p>26613.81</text:p>
          </table:table-cell>
          <table:table-cell office:value-type="float" office:value="0.1724631784">
            <text:p>0.1724631784</text:p>
          </table:table-cell>
          <table:table-cell office:value-type="float" office:value="0.0297435479">
            <text:p>0.0297435479</text:p>
          </table:table-cell>
          <table:table-cell/>
          <table:table-cell office:value-type="float" office:value="26630.51">
            <text:p>26630.51</text:p>
          </table:table-cell>
          <table:table-cell office:value-type="float" office:value="0.2353207751">
            <text:p>0.2353207751</text:p>
          </table:table-cell>
          <table:table-cell office:value-type="float" office:value="0.0553758672">
            <text:p>0.0553758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0-07</text:p>
          </table:table-cell>
          <table:table-cell office:value-type="float" office:value="26271.97">
            <text:p>26271.97</text:p>
          </table:table-cell>
          <table:table-cell office:value-type="float" office:value="26782.004">
            <text:p>26782.004</text:p>
          </table:table-cell>
          <table:table-cell office:value-type="float" office:value="1.9413618393">
            <text:p>1.9413618393</text:p>
          </table:table-cell>
          <table:table-cell office:value-type="float" office:value="3.7688857909">
            <text:p>3.7688857909</text:p>
          </table:table-cell>
          <table:table-cell table:number-columns-repeated="2"/>
          <table:table-cell office:value-type="float" office:value="26745.3144444444">
            <text:p>26745.3144444444</text:p>
          </table:table-cell>
          <table:table-cell office:value-type="float" office:value="1.8017089866">
            <text:p>1.8017089866</text:p>
          </table:table-cell>
          <table:table-cell office:value-type="float" office:value="3.2461552724">
            <text:p>3.2461552724</text:p>
          </table:table-cell>
          <table:table-cell table:number-columns-repeated="2"/>
          <table:table-cell office:value-type="float" office:value="26702.17625">
            <text:p>26702.17625</text:p>
          </table:table-cell>
          <table:table-cell office:value-type="float" office:value="1.6375104341">
            <text:p>1.6375104341</text:p>
          </table:table-cell>
          <table:table-cell office:value-type="float" office:value="2.6814404219">
            <text:p>2.6814404219</text:p>
          </table:table-cell>
          <table:table-cell table:number-columns-repeated="2"/>
          <table:table-cell office:value-type="float" office:value="26630.0957142857">
            <text:p>26630.0957142857</text:p>
          </table:table-cell>
          <table:table-cell office:value-type="float" office:value="1.3631475458">
            <text:p>1.3631475458</text:p>
          </table:table-cell>
          <table:table-cell office:value-type="float" office:value="1.8581712316">
            <text:p>1.8581712316</text:p>
          </table:table-cell>
          <table:table-cell table:number-columns-repeated="2"/>
          <table:table-cell office:value-type="float" office:value="26605.83">
            <text:p>26605.83</text:p>
          </table:table-cell>
          <table:table-cell office:value-type="float" office:value="1.2707840333">
            <text:p>1.2707840333</text:p>
          </table:table-cell>
          <table:table-cell office:value-type="float" office:value="1.6148920594">
            <text:p>1.6148920594</text:p>
          </table:table-cell>
          <table:table-cell table:number-columns-repeated="2"/>
          <table:table-cell office:value-type="float" office:value="26578.058">
            <text:p>26578.058</text:p>
          </table:table-cell>
          <table:table-cell office:value-type="float" office:value="1.165074412">
            <text:p>1.165074412</text:p>
          </table:table-cell>
          <table:table-cell office:value-type="float" office:value="1.3573983855">
            <text:p>1.3573983855</text:p>
          </table:table-cell>
          <table:table-cell table:number-columns-repeated="2"/>
          <table:table-cell office:value-type="float" office:value="26605.4825">
            <text:p>26605.4825</text:p>
          </table:table-cell>
          <table:table-cell office:value-type="float" office:value="1.2694613308">
            <text:p>1.2694613308</text:p>
          </table:table-cell>
          <table:table-cell office:value-type="float" office:value="1.6115320705">
            <text:p>1.6115320705</text:p>
          </table:table-cell>
          <table:table-cell table:number-columns-repeated="2"/>
          <table:table-cell office:value-type="float" office:value="26598.5366666667">
            <text:p>26598.5366666667</text:p>
          </table:table-cell>
          <table:table-cell office:value-type="float" office:value="1.2430231409">
            <text:p>1.2430231409</text:p>
          </table:table-cell>
          <table:table-cell office:value-type="float" office:value="1.5451065288">
            <text:p>1.5451065288</text:p>
          </table:table-cell>
          <table:table-cell table:number-columns-repeated="2"/>
          <table:table-cell office:value-type="float" office:value="26599.25">
            <text:p>26599.25</text:p>
          </table:table-cell>
          <table:table-cell office:value-type="float" office:value="1.2457383287">
            <text:p>1.2457383287</text:p>
          </table:table-cell>
          <table:table-cell office:value-type="float" office:value="1.5518639836">
            <text:p>1.5518639836</text:p>
          </table:table-cell>
          <table:table-cell/>
          <table:table-cell office:value-type="float" office:value="26567.99">
            <text:p>26567.99</text:p>
          </table:table-cell>
          <table:table-cell office:value-type="float" office:value="1.1267522002">
            <text:p>1.1267522002</text:p>
          </table:table-cell>
          <table:table-cell office:value-type="float" office:value="1.2695705206">
            <text:p>1.26957052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0-08</text:p>
          </table:table-cell>
          <table:table-cell office:value-type="float" office:value="26246.79">
            <text:p>26246.79</text:p>
          </table:table-cell>
          <table:table-cell office:value-type="float" office:value="26697.98">
            <text:p>26697.98</text:p>
          </table:table-cell>
          <table:table-cell office:value-type="float" office:value="1.7190292603">
            <text:p>1.7190292603</text:p>
          </table:table-cell>
          <table:table-cell office:value-type="float" office:value="2.9550615979">
            <text:p>2.9550615979</text:p>
          </table:table-cell>
          <table:table-cell table:number-columns-repeated="2"/>
          <table:table-cell office:value-type="float" office:value="26654.3755555556">
            <text:p>26654.3755555556</text:p>
          </table:table-cell>
          <table:table-cell office:value-type="float" office:value="1.5528967754">
            <text:p>1.5528967754</text:p>
          </table:table-cell>
          <table:table-cell office:value-type="float" office:value="2.411488395">
            <text:p>2.411488395</text:p>
          </table:table-cell>
          <table:table-cell table:number-columns-repeated="2"/>
          <table:table-cell office:value-type="float" office:value="26585.33">
            <text:p>26585.33</text:p>
          </table:table-cell>
          <table:table-cell office:value-type="float" office:value="1.2898339187">
            <text:p>1.2898339187</text:p>
          </table:table-cell>
          <table:table-cell office:value-type="float" office:value="1.6636715379">
            <text:p>1.6636715379</text:p>
          </table:table-cell>
          <table:table-cell table:number-columns-repeated="2"/>
          <table:table-cell office:value-type="float" office:value="26558.1357142857">
            <text:p>26558.1357142857</text:p>
          </table:table-cell>
          <table:table-cell office:value-type="float" office:value="1.1862239698">
            <text:p>1.1862239698</text:p>
          </table:table-cell>
          <table:table-cell office:value-type="float" office:value="1.4071273066">
            <text:p>1.4071273066</text:p>
          </table:table-cell>
          <table:table-cell table:number-columns-repeated="2"/>
          <table:table-cell office:value-type="float" office:value="26527.0433333333">
            <text:p>26527.0433333333</text:p>
          </table:table-cell>
          <table:table-cell office:value-type="float" office:value="1.0677623181">
            <text:p>1.0677623181</text:p>
          </table:table-cell>
          <table:table-cell office:value-type="float" office:value="1.140116368">
            <text:p>1.140116368</text:p>
          </table:table-cell>
          <table:table-cell table:number-columns-repeated="2"/>
          <table:table-cell office:value-type="float" office:value="26538.78">
            <text:p>26538.78</text:p>
          </table:table-cell>
          <table:table-cell office:value-type="float" office:value="1.1124788974">
            <text:p>1.1124788974</text:p>
          </table:table-cell>
          <table:table-cell office:value-type="float" office:value="1.2376092972">
            <text:p>1.2376092972</text:p>
          </table:table-cell>
          <table:table-cell table:number-columns-repeated="2"/>
          <table:table-cell office:value-type="float" office:value="26516.895">
            <text:p>26516.895</text:p>
          </table:table-cell>
          <table:table-cell office:value-type="float" office:value="1.0290972725">
            <text:p>1.0290972725</text:p>
          </table:table-cell>
          <table:table-cell office:value-type="float" office:value="1.0590411962">
            <text:p>1.0590411962</text:p>
          </table:table-cell>
          <table:table-cell table:number-columns-repeated="2"/>
          <table:table-cell office:value-type="float" office:value="26490.1566666667">
            <text:p>26490.1566666667</text:p>
          </table:table-cell>
          <table:table-cell office:value-type="float" office:value="0.9272244974">
            <text:p>0.9272244974</text:p>
          </table:table-cell>
          <table:table-cell office:value-type="float" office:value="0.8597452686">
            <text:p>0.8597452686</text:p>
          </table:table-cell>
          <table:table-cell table:number-columns-repeated="2"/>
          <table:table-cell office:value-type="float" office:value="26419.98">
            <text:p>26419.98</text:p>
          </table:table-cell>
          <table:table-cell office:value-type="float" office:value="0.6598521191">
            <text:p>0.6598521191</text:p>
          </table:table-cell>
          <table:table-cell office:value-type="float" office:value="0.435404819">
            <text:p>0.435404819</text:p>
          </table:table-cell>
          <table:table-cell/>
          <table:table-cell office:value-type="float" office:value="26271.97">
            <text:p>26271.97</text:p>
          </table:table-cell>
          <table:table-cell office:value-type="float" office:value="0.0959355411">
            <text:p>0.0959355411</text:p>
          </table:table-cell>
          <table:table-cell office:value-type="float" office:value="0.009203628">
            <text:p>0.0092036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0-09</text:p>
          </table:table-cell>
          <table:table-cell office:value-type="float" office:value="26637.28">
            <text:p>26637.28</text:p>
          </table:table-cell>
          <table:table-cell office:value-type="float" office:value="26613.617">
            <text:p>26613.617</text:p>
          </table:table-cell>
          <table:table-cell office:value-type="float" office:value="-0.0888341452">
            <text:p>-0.0888341452</text:p>
          </table:table-cell>
          <table:table-cell office:value-type="float" office:value="0.0078915054">
            <text:p>0.0078915054</text:p>
          </table:table-cell>
          <table:table-cell table:number-columns-repeated="2"/>
          <table:table-cell office:value-type="float" office:value="26547.7144444444">
            <text:p>26547.7144444444</text:p>
          </table:table-cell>
          <table:table-cell office:value-type="float" office:value="-0.3362413713">
            <text:p>-0.3362413713</text:p>
          </table:table-cell>
          <table:table-cell office:value-type="float" office:value="0.1130582598">
            <text:p>0.1130582598</text:p>
          </table:table-cell>
          <table:table-cell table:number-columns-repeated="2"/>
          <table:table-cell office:value-type="float" office:value="26519.2175">
            <text:p>26519.2175</text:p>
          </table:table-cell>
          <table:table-cell office:value-type="float" office:value="-0.4432228065">
            <text:p>-0.4432228065</text:p>
          </table:table-cell>
          <table:table-cell office:value-type="float" office:value="0.1964464562">
            <text:p>0.1964464562</text:p>
          </table:table-cell>
          <table:table-cell table:number-columns-repeated="2"/>
          <table:table-cell office:value-type="float" office:value="26487.0071428571">
            <text:p>26487.0071428571</text:p>
          </table:table-cell>
          <table:table-cell office:value-type="float" office:value="-0.564144902">
            <text:p>-0.564144902</text:p>
          </table:table-cell>
          <table:table-cell office:value-type="float" office:value="0.3182594704">
            <text:p>0.3182594704</text:p>
          </table:table-cell>
          <table:table-cell table:number-columns-repeated="2"/>
          <table:table-cell office:value-type="float" office:value="26490.115">
            <text:p>26490.115</text:p>
          </table:table-cell>
          <table:table-cell office:value-type="float" office:value="-0.5524775803">
            <text:p>-0.5524775803</text:p>
          </table:table-cell>
          <table:table-cell office:value-type="float" office:value="0.3052314767">
            <text:p>0.3052314767</text:p>
          </table:table-cell>
          <table:table-cell table:number-columns-repeated="2"/>
          <table:table-cell office:value-type="float" office:value="26462.874">
            <text:p>26462.874</text:p>
          </table:table-cell>
          <table:table-cell office:value-type="float" office:value="-0.6547440279">
            <text:p>-0.6547440279</text:p>
          </table:table-cell>
          <table:table-cell office:value-type="float" office:value="0.4286897421">
            <text:p>0.4286897421</text:p>
          </table:table-cell>
          <table:table-cell table:number-columns-repeated="2"/>
          <table:table-cell office:value-type="float" office:value="26429.315">
            <text:p>26429.315</text:p>
          </table:table-cell>
          <table:table-cell office:value-type="float" office:value="-0.7807291135">
            <text:p>-0.7807291135</text:p>
          </table:table-cell>
          <table:table-cell office:value-type="float" office:value="0.6095379486">
            <text:p>0.6095379486</text:p>
          </table:table-cell>
          <table:table-cell table:number-columns-repeated="2"/>
          <table:table-cell office:value-type="float" office:value="26362.25">
            <text:p>26362.25</text:p>
          </table:table-cell>
          <table:table-cell office:value-type="float" office:value="-1.0325003153">
            <text:p>-1.0325003153</text:p>
          </table:table-cell>
          <table:table-cell office:value-type="float" office:value="1.0660569012">
            <text:p>1.0660569012</text:p>
          </table:table-cell>
          <table:table-cell table:number-columns-repeated="2"/>
          <table:table-cell office:value-type="float" office:value="26259.38">
            <text:p>26259.38</text:p>
          </table:table-cell>
          <table:table-cell office:value-type="float" office:value="-1.4186883946">
            <text:p>-1.4186883946</text:p>
          </table:table-cell>
          <table:table-cell office:value-type="float" office:value="2.012676761">
            <text:p>2.012676761</text:p>
          </table:table-cell>
          <table:table-cell/>
          <table:table-cell office:value-type="float" office:value="26246.79">
            <text:p>26246.79</text:p>
          </table:table-cell>
          <table:table-cell office:value-type="float" office:value="-1.4659529802">
            <text:p>-1.4659529802</text:p>
          </table:table-cell>
          <table:table-cell office:value-type="float" office:value="2.1490181401">
            <text:p>2.14901814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0-10</text:p>
          </table:table-cell>
          <table:table-cell office:value-type="float" office:value="26297.38">
            <text:p>26297.38</text:p>
          </table:table-cell>
          <table:table-cell office:value-type="float" office:value="26556.671">
            <text:p>26556.671</text:p>
          </table:table-cell>
          <table:table-cell office:value-type="float" office:value="0.9859955631">
            <text:p>0.9859955631</text:p>
          </table:table-cell>
          <table:table-cell office:value-type="float" office:value="0.9721872504">
            <text:p>0.9721872504</text:p>
          </table:table-cell>
          <table:table-cell table:number-columns-repeated="2"/>
          <table:table-cell office:value-type="float" office:value="26532.3355555556">
            <text:p>26532.3355555556</text:p>
          </table:table-cell>
          <table:table-cell office:value-type="float" office:value="0.8934561373">
            <text:p>0.8934561373</text:p>
          </table:table-cell>
          <table:table-cell office:value-type="float" office:value="0.7982638693">
            <text:p>0.7982638693</text:p>
          </table:table-cell>
          <table:table-cell table:number-columns-repeated="2"/>
          <table:table-cell office:value-type="float" office:value="26505.79125">
            <text:p>26505.79125</text:p>
          </table:table-cell>
          <table:table-cell office:value-type="float" office:value="0.7925171633">
            <text:p>0.7925171633</text:p>
          </table:table-cell>
          <table:table-cell office:value-type="float" office:value="0.6280834541">
            <text:p>0.6280834541</text:p>
          </table:table-cell>
          <table:table-cell table:number-columns-repeated="2"/>
          <table:table-cell office:value-type="float" office:value="26511.1385714286">
            <text:p>26511.1385714286</text:p>
          </table:table-cell>
          <table:table-cell office:value-type="float" office:value="0.8128512096">
            <text:p>0.8128512096</text:p>
          </table:table-cell>
          <table:table-cell office:value-type="float" office:value="0.660727089">
            <text:p>0.660727089</text:p>
          </table:table-cell>
          <table:table-cell table:number-columns-repeated="2"/>
          <table:table-cell office:value-type="float" office:value="26491.9416666667">
            <text:p>26491.9416666667</text:p>
          </table:table-cell>
          <table:table-cell office:value-type="float" office:value="0.7398519041">
            <text:p>0.7398519041</text:p>
          </table:table-cell>
          <table:table-cell office:value-type="float" office:value="0.54738084">
            <text:p>0.54738084</text:p>
          </table:table-cell>
          <table:table-cell table:number-columns-repeated="2"/>
          <table:table-cell office:value-type="float" office:value="26470.908">
            <text:p>26470.908</text:p>
          </table:table-cell>
          <table:table-cell office:value-type="float" office:value="0.6598680173">
            <text:p>0.6598680173</text:p>
          </table:table-cell>
          <table:table-cell office:value-type="float" office:value="0.4354258002">
            <text:p>0.4354258002</text:p>
          </table:table-cell>
          <table:table-cell table:number-columns-repeated="2"/>
          <table:table-cell office:value-type="float" office:value="26431.0075">
            <text:p>26431.0075</text:p>
          </table:table-cell>
          <table:table-cell office:value-type="float" office:value="0.5081399744">
            <text:p>0.5081399744</text:p>
          </table:table-cell>
          <table:table-cell office:value-type="float" office:value="0.2582062336">
            <text:p>0.2582062336</text:p>
          </table:table-cell>
          <table:table-cell table:number-columns-repeated="2"/>
          <table:table-cell office:value-type="float" office:value="26385.3466666667">
            <text:p>26385.3466666667</text:p>
          </table:table-cell>
          <table:table-cell office:value-type="float" office:value="0.3345073413">
            <text:p>0.3345073413</text:p>
          </table:table-cell>
          <table:table-cell office:value-type="float" office:value="0.1118951614">
            <text:p>0.1118951614</text:p>
          </table:table-cell>
          <table:table-cell table:number-columns-repeated="2"/>
          <table:table-cell office:value-type="float" office:value="26442.035">
            <text:p>26442.035</text:p>
          </table:table-cell>
          <table:table-cell office:value-type="float" office:value="0.5500738096">
            <text:p>0.5500738096</text:p>
          </table:table-cell>
          <table:table-cell office:value-type="float" office:value="0.302581196">
            <text:p>0.302581196</text:p>
          </table:table-cell>
          <table:table-cell/>
          <table:table-cell office:value-type="float" office:value="26637.28">
            <text:p>26637.28</text:p>
          </table:table-cell>
          <table:table-cell office:value-type="float" office:value="1.2925241982">
            <text:p>1.2925241982</text:p>
          </table:table-cell>
          <table:table-cell office:value-type="float" office:value="1.670618803">
            <text:p>1.6706188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0-13</text:p>
          </table:table-cell>
          <table:table-cell office:value-type="float" office:value="26384.07">
            <text:p>26384.07</text:p>
          </table:table-cell>
          <table:table-cell office:value-type="float" office:value="26508.84">
            <text:p>26508.84</text:p>
          </table:table-cell>
          <table:table-cell office:value-type="float" office:value="0.4728989879">
            <text:p>0.4728989879</text:p>
          </table:table-cell>
          <table:table-cell office:value-type="float" office:value="0.2236334528">
            <text:p>0.2236334528</text:p>
          </table:table-cell>
          <table:table-cell table:number-columns-repeated="2"/>
          <table:table-cell office:value-type="float" office:value="26482.6344444444">
            <text:p>26482.6344444444</text:p>
          </table:table-cell>
          <table:table-cell office:value-type="float" office:value="0.3735755873">
            <text:p>0.3735755873</text:p>
          </table:table-cell>
          <table:table-cell office:value-type="float" office:value="0.1395587194">
            <text:p>0.1395587194</text:p>
          </table:table-cell>
          <table:table-cell table:number-columns-repeated="2"/>
          <table:table-cell office:value-type="float" office:value="26484.41875">
            <text:p>26484.41875</text:p>
          </table:table-cell>
          <table:table-cell office:value-type="float" office:value="0.3803384012">
            <text:p>0.3803384012</text:p>
          </table:table-cell>
          <table:table-cell office:value-type="float" office:value="0.1446572994">
            <text:p>0.1446572994</text:p>
          </table:table-cell>
          <table:table-cell table:number-columns-repeated="2"/>
          <table:table-cell office:value-type="float" office:value="26464.1471428571">
            <text:p>26464.1471428571</text:p>
          </table:table-cell>
          <table:table-cell office:value-type="float" office:value="0.3035056489">
            <text:p>0.3035056489</text:p>
          </table:table-cell>
          <table:table-cell office:value-type="float" office:value="0.0921156789">
            <text:p>0.0921156789</text:p>
          </table:table-cell>
          <table:table-cell table:number-columns-repeated="2"/>
          <table:table-cell office:value-type="float" office:value="26441.9866666667">
            <text:p>26441.9866666667</text:p>
          </table:table-cell>
          <table:table-cell office:value-type="float" office:value="0.2195137697">
            <text:p>0.2195137697</text:p>
          </table:table-cell>
          <table:table-cell office:value-type="float" office:value="0.0481862951">
            <text:p>0.0481862951</text:p>
          </table:table-cell>
          <table:table-cell table:number-columns-repeated="2"/>
          <table:table-cell office:value-type="float" office:value="26404.282">
            <text:p>26404.282</text:p>
          </table:table-cell>
          <table:table-cell office:value-type="float" office:value="0.0766068313">
            <text:p>0.0766068313</text:p>
          </table:table-cell>
          <table:table-cell office:value-type="float" office:value="0.0058686066">
            <text:p>0.0058686066</text:p>
          </table:table-cell>
          <table:table-cell table:number-columns-repeated="2"/>
          <table:table-cell office:value-type="float" office:value="26363.355">
            <text:p>26363.355</text:p>
          </table:table-cell>
          <table:table-cell office:value-type="float" office:value="-0.0785132847">
            <text:p>-0.0785132847</text:p>
          </table:table-cell>
          <table:table-cell office:value-type="float" office:value="0.0061643359">
            <text:p>0.0061643359</text:p>
          </table:table-cell>
          <table:table-cell table:number-columns-repeated="2"/>
          <table:table-cell office:value-type="float" office:value="26393.8166666667">
            <text:p>26393.8166666667</text:p>
          </table:table-cell>
          <table:table-cell office:value-type="float" office:value="0.0369414827">
            <text:p>0.0369414827</text:p>
          </table:table-cell>
          <table:table-cell office:value-type="float" office:value="0.0013646731">
            <text:p>0.0013646731</text:p>
          </table:table-cell>
          <table:table-cell table:number-columns-repeated="2"/>
          <table:table-cell office:value-type="float" office:value="26467.33">
            <text:p>26467.33</text:p>
          </table:table-cell>
          <table:table-cell office:value-type="float" office:value="0.3155692052">
            <text:p>0.3155692052</text:p>
          </table:table-cell>
          <table:table-cell office:value-type="float" office:value="0.0995839233">
            <text:p>0.0995839233</text:p>
          </table:table-cell>
          <table:table-cell/>
          <table:table-cell office:value-type="float" office:value="26297.38">
            <text:p>26297.38</text:p>
          </table:table-cell>
          <table:table-cell office:value-type="float" office:value="-0.3285694739">
            <text:p>-0.3285694739</text:p>
          </table:table-cell>
          <table:table-cell office:value-type="float" office:value="0.1079578992">
            <text:p>0.1079578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0-14</text:p>
          </table:table-cell>
          <table:table-cell office:value-type="float" office:value="26349.33">
            <text:p>26349.33</text:p>
          </table:table-cell>
          <table:table-cell office:value-type="float" office:value="26472.778">
            <text:p>26472.778</text:p>
          </table:table-cell>
          <table:table-cell office:value-type="float" office:value="0.4685052713">
            <text:p>0.4685052713</text:p>
          </table:table-cell>
          <table:table-cell office:value-type="float" office:value="0.2194971892">
            <text:p>0.2194971892</text:p>
          </table:table-cell>
          <table:table-cell table:number-columns-repeated="2"/>
          <table:table-cell office:value-type="float" office:value="26473.2688888889">
            <text:p>26473.2688888889</text:p>
          </table:table-cell>
          <table:table-cell office:value-type="float" office:value="0.4703682746">
            <text:p>0.4703682746</text:p>
          </table:table-cell>
          <table:table-cell office:value-type="float" office:value="0.2212463137">
            <text:p>0.2212463137</text:p>
          </table:table-cell>
          <table:table-cell table:number-columns-repeated="2"/>
          <table:table-cell office:value-type="float" office:value="26454.1375">
            <text:p>26454.1375</text:p>
          </table:table-cell>
          <table:table-cell office:value-type="float" office:value="0.397761537">
            <text:p>0.397761537</text:p>
          </table:table-cell>
          <table:table-cell office:value-type="float" office:value="0.1582142403">
            <text:p>0.1582142403</text:p>
          </table:table-cell>
          <table:table-cell table:number-columns-repeated="2"/>
          <table:table-cell office:value-type="float" office:value="26433.7128571429">
            <text:p>26433.7128571429</text:p>
          </table:table-cell>
          <table:table-cell office:value-type="float" office:value="0.3202466899">
            <text:p>0.3202466899</text:p>
          </table:table-cell>
          <table:table-cell office:value-type="float" office:value="0.1025579424">
            <text:p>0.1025579424</text:p>
          </table:table-cell>
          <table:table-cell table:number-columns-repeated="2"/>
          <table:table-cell office:value-type="float" office:value="26400.9133333333">
            <text:p>26400.9133333333</text:p>
          </table:table-cell>
          <table:table-cell office:value-type="float" office:value="0.1957671536">
            <text:p>0.1957671536</text:p>
          </table:table-cell>
          <table:table-cell office:value-type="float" office:value="0.0383247784">
            <text:p>0.0383247784</text:p>
          </table:table-cell>
          <table:table-cell table:number-columns-repeated="2"/>
          <table:table-cell office:value-type="float" office:value="26367.498">
            <text:p>26367.498</text:p>
          </table:table-cell>
          <table:table-cell office:value-type="float" office:value="0.0689505198">
            <text:p>0.0689505198</text:p>
          </table:table-cell>
          <table:table-cell office:value-type="float" office:value="0.0047541742">
            <text:p>0.0047541742</text:p>
          </table:table-cell>
          <table:table-cell table:number-columns-repeated="2"/>
          <table:table-cell office:value-type="float" office:value="26391.38">
            <text:p>26391.38</text:p>
          </table:table-cell>
          <table:table-cell office:value-type="float" office:value="0.1595866005">
            <text:p>0.1595866005</text:p>
          </table:table-cell>
          <table:table-cell office:value-type="float" office:value="0.0254678831">
            <text:p>0.0254678831</text:p>
          </table:table-cell>
          <table:table-cell table:number-columns-repeated="2"/>
          <table:table-cell office:value-type="float" office:value="26439.5766666667">
            <text:p>26439.5766666667</text:p>
          </table:table-cell>
          <table:table-cell office:value-type="float" office:value="0.3425008024">
            <text:p>0.3425008024</text:p>
          </table:table-cell>
          <table:table-cell office:value-type="float" office:value="0.1173067996">
            <text:p>0.1173067996</text:p>
          </table:table-cell>
          <table:table-cell table:number-columns-repeated="2"/>
          <table:table-cell office:value-type="float" office:value="26340.725">
            <text:p>26340.725</text:p>
          </table:table-cell>
          <table:table-cell office:value-type="float" office:value="-0.0326573769">
            <text:p>-0.0326573769</text:p>
          </table:table-cell>
          <table:table-cell office:value-type="float" office:value="0.0010665043">
            <text:p>0.0010665043</text:p>
          </table:table-cell>
          <table:table-cell/>
          <table:table-cell office:value-type="float" office:value="26384.07">
            <text:p>26384.07</text:p>
          </table:table-cell>
          <table:table-cell office:value-type="float" office:value="0.1318439596">
            <text:p>0.1318439596</text:p>
          </table:table-cell>
          <table:table-cell office:value-type="float" office:value="0.0173828297">
            <text:p>0.01738282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0-16</text:p>
          </table:table-cell>
          <table:table-cell office:value-type="float" office:value="25999.34">
            <text:p>25999.34</text:p>
          </table:table-cell>
          <table:table-cell office:value-type="float" office:value="26460.875">
            <text:p>26460.875</text:p>
          </table:table-cell>
          <table:table-cell office:value-type="float" office:value="1.7751796776">
            <text:p>1.7751796776</text:p>
          </table:table-cell>
          <table:table-cell office:value-type="float" office:value="3.1512628879">
            <text:p>3.1512628879</text:p>
          </table:table-cell>
          <table:table-cell table:number-columns-repeated="2"/>
          <table:table-cell office:value-type="float" office:value="26442.4922222222">
            <text:p>26442.4922222222</text:p>
          </table:table-cell>
          <table:table-cell office:value-type="float" office:value="1.7044748914">
            <text:p>1.7044748914</text:p>
          </table:table-cell>
          <table:table-cell office:value-type="float" office:value="2.9052346553">
            <text:p>2.9052346553</text:p>
          </table:table-cell>
          <table:table-cell table:number-columns-repeated="2"/>
          <table:table-cell office:value-type="float" office:value="26423.165">
            <text:p>26423.165</text:p>
          </table:table-cell>
          <table:table-cell office:value-type="float" office:value="1.6301375343">
            <text:p>1.6301375343</text:p>
          </table:table-cell>
          <table:table-cell office:value-type="float" office:value="2.6573483806">
            <text:p>2.6573483806</text:p>
          </table:table-cell>
          <table:table-cell table:number-columns-repeated="2"/>
          <table:table-cell office:value-type="float" office:value="26393.5442857143">
            <text:p>26393.5442857143</text:p>
          </table:table-cell>
          <table:table-cell office:value-type="float" office:value="1.516208818">
            <text:p>1.516208818</text:p>
          </table:table-cell>
          <table:table-cell office:value-type="float" office:value="2.2988891799">
            <text:p>2.2988891799</text:p>
          </table:table-cell>
          <table:table-cell table:number-columns-repeated="2"/>
          <table:table-cell office:value-type="float" office:value="26364.47">
            <text:p>26364.47</text:p>
          </table:table-cell>
          <table:table-cell office:value-type="float" office:value="1.4043818035">
            <text:p>1.4043818035</text:p>
          </table:table-cell>
          <table:table-cell office:value-type="float" office:value="1.9722882501">
            <text:p>1.9722882501</text:p>
          </table:table-cell>
          <table:table-cell table:number-columns-repeated="2"/>
          <table:table-cell office:value-type="float" office:value="26382.97">
            <text:p>26382.97</text:p>
          </table:table-cell>
          <table:table-cell office:value-type="float" office:value="1.475537456">
            <text:p>1.475537456</text:p>
          </table:table-cell>
          <table:table-cell office:value-type="float" office:value="2.1772107839">
            <text:p>2.1772107839</text:p>
          </table:table-cell>
          <table:table-cell table:number-columns-repeated="2"/>
          <table:table-cell office:value-type="float" office:value="26417.015">
            <text:p>26417.015</text:p>
          </table:table-cell>
          <table:table-cell office:value-type="float" office:value="1.6064830876">
            <text:p>1.6064830876</text:p>
          </table:table-cell>
          <table:table-cell office:value-type="float" office:value="2.5807879109">
            <text:p>2.5807879109</text:p>
          </table:table-cell>
          <table:table-cell table:number-columns-repeated="2"/>
          <table:table-cell office:value-type="float" office:value="26343.5933333333">
            <text:p>26343.5933333333</text:p>
          </table:table-cell>
          <table:table-cell office:value-type="float" office:value="1.3240848934">
            <text:p>1.3240848934</text:p>
          </table:table-cell>
          <table:table-cell office:value-type="float" office:value="1.753200805">
            <text:p>1.753200805</text:p>
          </table:table-cell>
          <table:table-cell table:number-columns-repeated="2"/>
          <table:table-cell office:value-type="float" office:value="26366.7">
            <text:p>26366.7</text:p>
          </table:table-cell>
          <table:table-cell office:value-type="float" office:value="1.4129589443">
            <text:p>1.4129589443</text:p>
          </table:table-cell>
          <table:table-cell office:value-type="float" office:value="1.9964529784">
            <text:p>1.9964529784</text:p>
          </table:table-cell>
          <table:table-cell/>
          <table:table-cell office:value-type="float" office:value="26349.33">
            <text:p>26349.33</text:p>
          </table:table-cell>
          <table:table-cell office:value-type="float" office:value="1.3461495561">
            <text:p>1.3461495561</text:p>
          </table:table-cell>
          <table:table-cell office:value-type="float" office:value="1.8121186274">
            <text:p>1.81211862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0-17</text:p>
          </table:table-cell>
          <table:table-cell office:value-type="float" office:value="26108.53">
            <text:p>26108.53</text:p>
          </table:table-cell>
          <table:table-cell office:value-type="float" office:value="26398.177">
            <text:p>26398.177</text:p>
          </table:table-cell>
          <table:table-cell office:value-type="float" office:value="1.109396048">
            <text:p>1.109396048</text:p>
          </table:table-cell>
          <table:table-cell office:value-type="float" office:value="1.2307595912">
            <text:p>1.2307595912</text:p>
          </table:table-cell>
          <table:table-cell table:number-columns-repeated="2"/>
          <table:table-cell office:value-type="float" office:value="26376.0733333333">
            <text:p>26376.0733333333</text:p>
          </table:table-cell>
          <table:table-cell office:value-type="float" office:value="1.0247353387">
            <text:p>1.0247353387</text:p>
          </table:table-cell>
          <table:table-cell office:value-type="float" office:value="1.0500825144">
            <text:p>1.0500825144</text:p>
          </table:table-cell>
          <table:table-cell table:number-columns-repeated="2"/>
          <table:table-cell office:value-type="float" office:value="26344.26875">
            <text:p>26344.26875</text:p>
          </table:table-cell>
          <table:table-cell office:value-type="float" office:value="0.9029185098">
            <text:p>0.9029185098</text:p>
          </table:table-cell>
          <table:table-cell office:value-type="float" office:value="0.8152618353">
            <text:p>0.8152618353</text:p>
          </table:table-cell>
          <table:table-cell table:number-columns-repeated="2"/>
          <table:table-cell office:value-type="float" office:value="26312.3085714286">
            <text:p>26312.3085714286</text:p>
          </table:table-cell>
          <table:table-cell office:value-type="float" office:value="0.7805057252">
            <text:p>0.7805057252</text:p>
          </table:table-cell>
          <table:table-cell office:value-type="float" office:value="0.6091891871">
            <text:p>0.6091891871</text:p>
          </table:table-cell>
          <table:table-cell table:number-columns-repeated="2"/>
          <table:table-cell office:value-type="float" office:value="26319.0316666667">
            <text:p>26319.0316666667</text:p>
          </table:table-cell>
          <table:table-cell office:value-type="float" office:value="0.806256295">
            <text:p>0.806256295</text:p>
          </table:table-cell>
          <table:table-cell office:value-type="float" office:value="0.6500492133">
            <text:p>0.6500492133</text:p>
          </table:table-cell>
          <table:table-cell table:number-columns-repeated="2"/>
          <table:table-cell office:value-type="float" office:value="26333.48">
            <text:p>26333.48</text:p>
          </table:table-cell>
          <table:table-cell office:value-type="float" office:value="0.861595808">
            <text:p>0.861595808</text:p>
          </table:table-cell>
          <table:table-cell office:value-type="float" office:value="0.7423473363">
            <text:p>0.7423473363</text:p>
          </table:table-cell>
          <table:table-cell table:number-columns-repeated="2"/>
          <table:table-cell office:value-type="float" office:value="26257.53">
            <text:p>26257.53</text:p>
          </table:table-cell>
          <table:table-cell office:value-type="float" office:value="0.5706947117">
            <text:p>0.5706947117</text:p>
          </table:table-cell>
          <table:table-cell office:value-type="float" office:value="0.3256924539">
            <text:p>0.3256924539</text:p>
          </table:table-cell>
          <table:table-cell table:number-columns-repeated="2"/>
          <table:table-cell office:value-type="float" office:value="26244.2466666667">
            <text:p>26244.2466666667</text:p>
          </table:table-cell>
          <table:table-cell office:value-type="float" office:value="0.5198173419">
            <text:p>0.5198173419</text:p>
          </table:table-cell>
          <table:table-cell office:value-type="float" office:value="0.270210069">
            <text:p>0.270210069</text:p>
          </table:table-cell>
          <table:table-cell table:number-columns-repeated="2"/>
          <table:table-cell office:value-type="float" office:value="26174.335">
            <text:p>26174.335</text:p>
          </table:table-cell>
          <table:table-cell office:value-type="float" office:value="0.2520440638">
            <text:p>0.2520440638</text:p>
          </table:table-cell>
          <table:table-cell office:value-type="float" office:value="0.0635262101">
            <text:p>0.0635262101</text:p>
          </table:table-cell>
          <table:table-cell/>
          <table:table-cell office:value-type="float" office:value="25999.34">
            <text:p>25999.34</text:p>
          </table:table-cell>
          <table:table-cell office:value-type="float" office:value="-0.4182158092">
            <text:p>-0.4182158092</text:p>
          </table:table-cell>
          <table:table-cell office:value-type="float" office:value="0.174904463">
            <text:p>0.1749044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0-20</text:p>
          </table:table-cell>
          <table:table-cell office:value-type="float" office:value="26429.85">
            <text:p>26429.85</text:p>
          </table:table-cell>
          <table:table-cell office:value-type="float" office:value="26349.319">
            <text:p>26349.319</text:p>
          </table:table-cell>
          <table:table-cell office:value-type="float" office:value="-0.3046971511">
            <text:p>-0.3046971511</text:p>
          </table:table-cell>
          <table:table-cell office:value-type="float" office:value="0.0928403539">
            <text:p>0.0928403539</text:p>
          </table:table-cell>
          <table:table-cell table:number-columns-repeated="2"/>
          <table:table-cell office:value-type="float" office:value="26318.0755555556">
            <text:p>26318.0755555556</text:p>
          </table:table-cell>
          <table:table-cell office:value-type="float" office:value="-0.4229098706">
            <text:p>-0.4229098706</text:p>
          </table:table-cell>
          <table:table-cell office:value-type="float" office:value="0.1788527587">
            <text:p>0.1788527587</text:p>
          </table:table-cell>
          <table:table-cell table:number-columns-repeated="2"/>
          <table:table-cell office:value-type="float" office:value="26286.83625">
            <text:p>26286.83625</text:p>
          </table:table-cell>
          <table:table-cell office:value-type="float" office:value="-0.5411069302">
            <text:p>-0.5411069302</text:p>
          </table:table-cell>
          <table:table-cell office:value-type="float" office:value="0.2927967099">
            <text:p>0.2927967099</text:p>
          </table:table-cell>
          <table:table-cell table:number-columns-repeated="2"/>
          <table:table-cell office:value-type="float" office:value="26288.96">
            <text:p>26288.96</text:p>
          </table:table-cell>
          <table:table-cell office:value-type="float" office:value="-0.5330715082">
            <text:p>-0.5330715082</text:p>
          </table:table-cell>
          <table:table-cell office:value-type="float" office:value="0.2841652328">
            <text:p>0.2841652328</text:p>
          </table:table-cell>
          <table:table-cell table:number-columns-repeated="2"/>
          <table:table-cell office:value-type="float" office:value="26295.9883333333">
            <text:p>26295.9883333333</text:p>
          </table:table-cell>
          <table:table-cell office:value-type="float" office:value="-0.506479101">
            <text:p>-0.506479101</text:p>
          </table:table-cell>
          <table:table-cell office:value-type="float" office:value="0.2565210797">
            <text:p>0.2565210797</text:p>
          </table:table-cell>
          <table:table-cell table:number-columns-repeated="2"/>
          <table:table-cell office:value-type="float" office:value="26227.73">
            <text:p>26227.73</text:p>
          </table:table-cell>
          <table:table-cell office:value-type="float" office:value="-0.7647413814">
            <text:p>-0.7647413814</text:p>
          </table:table-cell>
          <table:table-cell office:value-type="float" office:value="0.5848293805">
            <text:p>0.5848293805</text:p>
          </table:table-cell>
          <table:table-cell table:number-columns-repeated="2"/>
          <table:table-cell office:value-type="float" office:value="26210.3175">
            <text:p>26210.3175</text:p>
          </table:table-cell>
          <table:table-cell office:value-type="float" office:value="-0.8306233293">
            <text:p>-0.8306233293</text:p>
          </table:table-cell>
          <table:table-cell office:value-type="float" office:value="0.6899351152">
            <text:p>0.6899351152</text:p>
          </table:table-cell>
          <table:table-cell table:number-columns-repeated="2"/>
          <table:table-cell office:value-type="float" office:value="26152.4">
            <text:p>26152.4</text:p>
          </table:table-cell>
          <table:table-cell office:value-type="float" office:value="-1.0497600251">
            <text:p>-1.0497600251</text:p>
          </table:table-cell>
          <table:table-cell office:value-type="float" office:value="1.1019961103">
            <text:p>1.1019961103</text:p>
          </table:table-cell>
          <table:table-cell table:number-columns-repeated="2"/>
          <table:table-cell office:value-type="float" office:value="26053.935">
            <text:p>26053.935</text:p>
          </table:table-cell>
          <table:table-cell office:value-type="float" office:value="-1.4223122719">
            <text:p>-1.4223122719</text:p>
          </table:table-cell>
          <table:table-cell office:value-type="float" office:value="2.0229721989">
            <text:p>2.0229721989</text:p>
          </table:table-cell>
          <table:table-cell/>
          <table:table-cell office:value-type="float" office:value="26108.53">
            <text:p>26108.53</text:p>
          </table:table-cell>
          <table:table-cell office:value-type="float" office:value="-1.2157465896">
            <text:p>-1.2157465896</text:p>
          </table:table-cell>
          <table:table-cell office:value-type="float" office:value="1.47803977">
            <text:p>1.47803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0-21</text:p>
          </table:table-cell>
          <table:table-cell office:value-type="float" office:value="26575.65">
            <text:p>26575.65</text:p>
          </table:table-cell>
          <table:table-cell office:value-type="float" office:value="26329.253">
            <text:p>26329.253</text:p>
          </table:table-cell>
          <table:table-cell office:value-type="float" office:value="-0.9271532399">
            <text:p>-0.9271532399</text:p>
          </table:table-cell>
          <table:table-cell office:value-type="float" office:value="0.8596131303">
            <text:p>0.8596131303</text:p>
          </table:table-cell>
          <table:table-cell table:number-columns-repeated="2"/>
          <table:table-cell office:value-type="float" office:value="26302.7266666667">
            <text:p>26302.7266666667</text:p>
          </table:table-cell>
          <table:table-cell office:value-type="float" office:value="-1.026967669">
            <text:p>-1.026967669</text:p>
          </table:table-cell>
          <table:table-cell office:value-type="float" office:value="1.0546625932">
            <text:p>1.0546625932</text:p>
          </table:table-cell>
          <table:table-cell table:number-columns-repeated="2"/>
          <table:table-cell office:value-type="float" office:value="26306.57125">
            <text:p>26306.57125</text:p>
          </table:table-cell>
          <table:table-cell office:value-type="float" office:value="-1.0125011053">
            <text:p>-1.0125011053</text:p>
          </table:table-cell>
          <table:table-cell office:value-type="float" office:value="1.0251584883">
            <text:p>1.0251584883</text:p>
          </table:table-cell>
          <table:table-cell table:number-columns-repeated="2"/>
          <table:table-cell office:value-type="float" office:value="26315.1114285714">
            <text:p>26315.1114285714</text:p>
          </table:table-cell>
          <table:table-cell office:value-type="float" office:value="-0.9803657537">
            <text:p>-0.9803657537</text:p>
          </table:table-cell>
          <table:table-cell office:value-type="float" office:value="0.9611170111">
            <text:p>0.9611170111</text:p>
          </table:table-cell>
          <table:table-cell table:number-columns-repeated="2"/>
          <table:table-cell office:value-type="float" office:value="26261.4166666667">
            <text:p>26261.4166666667</text:p>
          </table:table-cell>
          <table:table-cell office:value-type="float" office:value="-1.1824107156">
            <text:p>-1.1824107156</text:p>
          </table:table-cell>
          <table:table-cell office:value-type="float" office:value="1.3980951003">
            <text:p>1.3980951003</text:p>
          </table:table-cell>
          <table:table-cell table:number-columns-repeated="2"/>
          <table:table-cell office:value-type="float" office:value="26254.224">
            <text:p>26254.224</text:p>
          </table:table-cell>
          <table:table-cell office:value-type="float" office:value="-1.2094755914">
            <text:p>-1.2094755914</text:p>
          </table:table-cell>
          <table:table-cell office:value-type="float" office:value="1.4628312061">
            <text:p>1.4628312061</text:p>
          </table:table-cell>
          <table:table-cell table:number-columns-repeated="2"/>
          <table:table-cell office:value-type="float" office:value="26221.7625">
            <text:p>26221.7625</text:p>
          </table:table-cell>
          <table:table-cell office:value-type="float" office:value="-1.3316231212">
            <text:p>-1.3316231212</text:p>
          </table:table-cell>
          <table:table-cell office:value-type="float" office:value="1.7732201368">
            <text:p>1.7732201368</text:p>
          </table:table-cell>
          <table:table-cell table:number-columns-repeated="2"/>
          <table:table-cell office:value-type="float" office:value="26179.24">
            <text:p>26179.24</text:p>
          </table:table-cell>
          <table:table-cell office:value-type="float" office:value="-1.4916286149">
            <text:p>-1.4916286149</text:p>
          </table:table-cell>
          <table:table-cell office:value-type="float" office:value="2.2249559248">
            <text:p>2.2249559248</text:p>
          </table:table-cell>
          <table:table-cell table:number-columns-repeated="2"/>
          <table:table-cell office:value-type="float" office:value="26269.19">
            <text:p>26269.19</text:p>
          </table:table-cell>
          <table:table-cell office:value-type="float" office:value="-1.1531608822">
            <text:p>-1.1531608822</text:p>
          </table:table-cell>
          <table:table-cell office:value-type="float" office:value="1.3297800203">
            <text:p>1.3297800203</text:p>
          </table:table-cell>
          <table:table-cell/>
          <table:table-cell office:value-type="float" office:value="26429.85">
            <text:p>26429.85</text:p>
          </table:table-cell>
          <table:table-cell office:value-type="float" office:value="-0.5486225172">
            <text:p>-0.5486225172</text:p>
          </table:table-cell>
          <table:table-cell office:value-type="float" office:value="0.3009866664">
            <text:p>0.30098666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0-22</text:p>
          </table:table-cell>
          <table:table-cell office:value-type="float" office:value="26787.23">
            <text:p>26787.23</text:p>
          </table:table-cell>
          <table:table-cell office:value-type="float" office:value="26330.019">
            <text:p>26330.019</text:p>
          </table:table-cell>
          <table:table-cell office:value-type="float" office:value="-1.7068244832">
            <text:p>-1.7068244832</text:p>
          </table:table-cell>
          <table:table-cell office:value-type="float" office:value="2.9132498163">
            <text:p>2.9132498163</text:p>
          </table:table-cell>
          <table:table-cell table:number-columns-repeated="2"/>
          <table:table-cell office:value-type="float" office:value="26336.4688888889">
            <text:p>26336.4688888889</text:p>
          </table:table-cell>
          <table:table-cell office:value-type="float" office:value="-1.6827462605">
            <text:p>-1.6827462605</text:p>
          </table:table-cell>
          <table:table-cell office:value-type="float" office:value="2.8316349772">
            <text:p>2.8316349772</text:p>
          </table:table-cell>
          <table:table-cell table:number-columns-repeated="2"/>
          <table:table-cell office:value-type="float" office:value="26347.67875">
            <text:p>26347.67875</text:p>
          </table:table-cell>
          <table:table-cell office:value-type="float" office:value="-1.6408984804">
            <text:p>-1.6408984804</text:p>
          </table:table-cell>
          <table:table-cell office:value-type="float" office:value="2.6925478228">
            <text:p>2.6925478228</text:p>
          </table:table-cell>
          <table:table-cell table:number-columns-repeated="2"/>
          <table:table-cell office:value-type="float" office:value="26306.3071428571">
            <text:p>26306.3071428571</text:p>
          </table:table-cell>
          <table:table-cell office:value-type="float" office:value="-1.7953437408">
            <text:p>-1.7953437408</text:p>
          </table:table-cell>
          <table:table-cell office:value-type="float" office:value="3.2232591477">
            <text:p>3.2232591477</text:p>
          </table:table-cell>
          <table:table-cell table:number-columns-repeated="2"/>
          <table:table-cell office:value-type="float" office:value="26307.795">
            <text:p>26307.795</text:p>
          </table:table-cell>
          <table:table-cell office:value-type="float" office:value="-1.7897893885">
            <text:p>-1.7897893885</text:p>
          </table:table-cell>
          <table:table-cell office:value-type="float" office:value="3.203346055">
            <text:p>3.203346055</text:p>
          </table:table-cell>
          <table:table-cell table:number-columns-repeated="2"/>
          <table:table-cell office:value-type="float" office:value="26292.54">
            <text:p>26292.54</text:p>
          </table:table-cell>
          <table:table-cell office:value-type="float" office:value="-1.8467381659">
            <text:p>-1.8467381659</text:p>
          </table:table-cell>
          <table:table-cell office:value-type="float" office:value="3.4104418534">
            <text:p>3.4104418534</text:p>
          </table:table-cell>
          <table:table-cell table:number-columns-repeated="2"/>
          <table:table-cell office:value-type="float" office:value="26278.3425">
            <text:p>26278.3425</text:p>
          </table:table-cell>
          <table:table-cell office:value-type="float" office:value="-1.8997391668">
            <text:p>-1.8997391668</text:p>
          </table:table-cell>
          <table:table-cell office:value-type="float" office:value="3.6090089017">
            <text:p>3.6090089017</text:p>
          </table:table-cell>
          <table:table-cell table:number-columns-repeated="2"/>
          <table:table-cell office:value-type="float" office:value="26371.3433333333">
            <text:p>26371.3433333333</text:p>
          </table:table-cell>
          <table:table-cell office:value-type="float" office:value="-1.5525557016">
            <text:p>-1.5525557016</text:p>
          </table:table-cell>
          <table:table-cell office:value-type="float" office:value="2.4104292066">
            <text:p>2.4104292066</text:p>
          </table:table-cell>
          <table:table-cell table:number-columns-repeated="2"/>
          <table:table-cell office:value-type="float" office:value="26502.75">
            <text:p>26502.75</text:p>
          </table:table-cell>
          <table:table-cell office:value-type="float" office:value="-1.0619985717">
            <text:p>-1.0619985717</text:p>
          </table:table-cell>
          <table:table-cell office:value-type="float" office:value="1.1278409663">
            <text:p>1.1278409663</text:p>
          </table:table-cell>
          <table:table-cell/>
          <table:table-cell office:value-type="float" office:value="26575.65">
            <text:p>26575.65</text:p>
          </table:table-cell>
          <table:table-cell office:value-type="float" office:value="-0.7898539715">
            <text:p>-0.7898539715</text:p>
          </table:table-cell>
          <table:table-cell office:value-type="float" office:value="0.6238692962">
            <text:p>0.62386929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0-23</text:p>
          </table:table-cell>
          <table:table-cell office:value-type="float" office:value="26851.05">
            <text:p>26851.05</text:p>
          </table:table-cell>
          <table:table-cell office:value-type="float" office:value="26381.545">
            <text:p>26381.545</text:p>
          </table:table-cell>
          <table:table-cell office:value-type="float" office:value="-1.7485535947">
            <text:p>-1.7485535947</text:p>
          </table:table-cell>
          <table:table-cell office:value-type="float" office:value="3.0574396737">
            <text:p>3.0574396737</text:p>
          </table:table-cell>
          <table:table-cell table:number-columns-repeated="2"/>
          <table:table-cell office:value-type="float" office:value="26396.5177777778">
            <text:p>26396.5177777778</text:p>
          </table:table-cell>
          <table:table-cell office:value-type="float" office:value="-1.6927912399">
            <text:p>-1.6927912399</text:p>
          </table:table-cell>
          <table:table-cell office:value-type="float" office:value="2.8655421819">
            <text:p>2.8655421819</text:p>
          </table:table-cell>
          <table:table-cell table:number-columns-repeated="2"/>
          <table:table-cell office:value-type="float" office:value="26366.4225">
            <text:p>26366.4225</text:p>
          </table:table-cell>
          <table:table-cell office:value-type="float" office:value="-1.8048735524">
            <text:p>-1.8048735524</text:p>
          </table:table-cell>
          <table:table-cell office:value-type="float" office:value="3.2575685403">
            <text:p>3.2575685403</text:p>
          </table:table-cell>
          <table:table-cell table:number-columns-repeated="2"/>
          <table:table-cell office:value-type="float" office:value="26376.2857142857">
            <text:p>26376.2857142857</text:p>
          </table:table-cell>
          <table:table-cell office:value-type="float" office:value="-1.7681404851">
            <text:p>-1.7681404851</text:p>
          </table:table-cell>
          <table:table-cell office:value-type="float" office:value="3.1263207749">
            <text:p>3.1263207749</text:p>
          </table:table-cell>
          <table:table-cell table:number-columns-repeated="2"/>
          <table:table-cell office:value-type="float" office:value="26374.9883333333">
            <text:p>26374.9883333333</text:p>
          </table:table-cell>
          <table:table-cell office:value-type="float" office:value="-1.772972255">
            <text:p>-1.772972255</text:p>
          </table:table-cell>
          <table:table-cell office:value-type="float" office:value="3.1434306169">
            <text:p>3.1434306169</text:p>
          </table:table-cell>
          <table:table-cell table:number-columns-repeated="2"/>
          <table:table-cell office:value-type="float" office:value="26380.12">
            <text:p>26380.12</text:p>
          </table:table-cell>
          <table:table-cell office:value-type="float" office:value="-1.7538606498">
            <text:p>-1.7538606498</text:p>
          </table:table-cell>
          <table:table-cell office:value-type="float" office:value="3.0760271788">
            <text:p>3.0760271788</text:p>
          </table:table-cell>
          <table:table-cell table:number-columns-repeated="2"/>
          <table:table-cell office:value-type="float" office:value="26475.315">
            <text:p>26475.315</text:p>
          </table:table-cell>
          <table:table-cell office:value-type="float" office:value="-1.3993307524">
            <text:p>-1.3993307524</text:p>
          </table:table-cell>
          <table:table-cell office:value-type="float" office:value="1.9581265547">
            <text:p>1.9581265547</text:p>
          </table:table-cell>
          <table:table-cell table:number-columns-repeated="2"/>
          <table:table-cell office:value-type="float" office:value="26597.5766666667">
            <text:p>26597.5766666667</text:p>
          </table:table-cell>
          <table:table-cell office:value-type="float" office:value="-0.9439978449">
            <text:p>-0.9439978449</text:p>
          </table:table-cell>
          <table:table-cell office:value-type="float" office:value="0.8911319312">
            <text:p>0.8911319312</text:p>
          </table:table-cell>
          <table:table-cell table:number-columns-repeated="2"/>
          <table:table-cell office:value-type="float" office:value="26681.44">
            <text:p>26681.44</text:p>
          </table:table-cell>
          <table:table-cell office:value-type="float" office:value="-0.6316698975">
            <text:p>-0.6316698975</text:p>
          </table:table-cell>
          <table:table-cell office:value-type="float" office:value="0.3990068593">
            <text:p>0.3990068593</text:p>
          </table:table-cell>
          <table:table-cell/>
          <table:table-cell office:value-type="float" office:value="26787.23">
            <text:p>26787.23</text:p>
          </table:table-cell>
          <table:table-cell office:value-type="float" office:value="-0.2376815804">
            <text:p>-0.2376815804</text:p>
          </table:table-cell>
          <table:table-cell office:value-type="float" office:value="0.0564925337">
            <text:p>0.05649253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0-27</text:p>
          </table:table-cell>
          <table:table-cell office:value-type="float" office:value="26752.9">
            <text:p>26752.9</text:p>
          </table:table-cell>
          <table:table-cell office:value-type="float" office:value="26441.971">
            <text:p>26441.971</text:p>
          </table:table-cell>
          <table:table-cell office:value-type="float" office:value="-1.1622254036">
            <text:p>-1.1622254036</text:p>
          </table:table-cell>
          <table:table-cell office:value-type="float" office:value="1.3507678888">
            <text:p>1.3507678888</text:p>
          </table:table-cell>
          <table:table-cell table:number-columns-repeated="2"/>
          <table:table-cell office:value-type="float" office:value="26420.27">
            <text:p>26420.27</text:p>
          </table:table-cell>
          <table:table-cell office:value-type="float" office:value="-1.2433418433">
            <text:p>-1.2433418433</text:p>
          </table:table-cell>
          <table:table-cell office:value-type="float" office:value="1.5458989393">
            <text:p>1.5458989393</text:p>
          </table:table-cell>
          <table:table-cell table:number-columns-repeated="2"/>
          <table:table-cell office:value-type="float" office:value="26435.63125">
            <text:p>26435.63125</text:p>
          </table:table-cell>
          <table:table-cell office:value-type="float" office:value="-1.1859228345">
            <text:p>-1.1859228345</text:p>
          </table:table-cell>
          <table:table-cell office:value-type="float" office:value="1.4064129695">
            <text:p>1.4064129695</text:p>
          </table:table-cell>
          <table:table-cell table:number-columns-repeated="2"/>
          <table:table-cell office:value-type="float" office:value="26442.9971428571">
            <text:p>26442.9971428571</text:p>
          </table:table-cell>
          <table:table-cell office:value-type="float" office:value="-1.1583897714">
            <text:p>-1.1583897714</text:p>
          </table:table-cell>
          <table:table-cell office:value-type="float" office:value="1.3418668624">
            <text:p>1.3418668624</text:p>
          </table:table-cell>
          <table:table-cell table:number-columns-repeated="2"/>
          <table:table-cell office:value-type="float" office:value="26458.6083333333">
            <text:p>26458.6083333333</text:p>
          </table:table-cell>
          <table:table-cell office:value-type="float" office:value="-1.1000365069">
            <text:p>-1.1000365069</text:p>
          </table:table-cell>
          <table:table-cell office:value-type="float" office:value="1.2100803166">
            <text:p>1.2100803166</text:p>
          </table:table-cell>
          <table:table-cell table:number-columns-repeated="2"/>
          <table:table-cell office:value-type="float" office:value="26550.462">
            <text:p>26550.462</text:p>
          </table:table-cell>
          <table:table-cell office:value-type="float" office:value="-0.7566955358">
            <text:p>-0.7566955358</text:p>
          </table:table-cell>
          <table:table-cell office:value-type="float" office:value="0.5725881339">
            <text:p>0.5725881339</text:p>
          </table:table-cell>
          <table:table-cell table:number-columns-repeated="2"/>
          <table:table-cell office:value-type="float" office:value="26660.945">
            <text:p>26660.945</text:p>
          </table:table-cell>
          <table:table-cell office:value-type="float" office:value="-0.3437197463">
            <text:p>-0.3437197463</text:p>
          </table:table-cell>
          <table:table-cell office:value-type="float" office:value="0.118143264">
            <text:p>0.118143264</text:p>
          </table:table-cell>
          <table:table-cell table:number-columns-repeated="2"/>
          <table:table-cell office:value-type="float" office:value="26737.9766666667">
            <text:p>26737.9766666667</text:p>
          </table:table-cell>
          <table:table-cell office:value-type="float" office:value="-0.0557821146">
            <text:p>-0.0557821146</text:p>
          </table:table-cell>
          <table:table-cell office:value-type="float" office:value="0.0031116443">
            <text:p>0.0031116443</text:p>
          </table:table-cell>
          <table:table-cell table:number-columns-repeated="2"/>
          <table:table-cell office:value-type="float" office:value="26819.14">
            <text:p>26819.14</text:p>
          </table:table-cell>
          <table:table-cell office:value-type="float" office:value="0.2475993257">
            <text:p>0.2475993257</text:p>
          </table:table-cell>
          <table:table-cell office:value-type="float" office:value="0.0613054261">
            <text:p>0.0613054261</text:p>
          </table:table-cell>
          <table:table-cell/>
          <table:table-cell office:value-type="float" office:value="26851.05">
            <text:p>26851.05</text:p>
          </table:table-cell>
          <table:table-cell office:value-type="float" office:value="0.3668761144">
            <text:p>0.3668761144</text:p>
          </table:table-cell>
          <table:table-cell office:value-type="float" office:value="0.1345980833">
            <text:p>0.1345980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0-28</text:p>
          </table:table-cell>
          <table:table-cell office:value-type="float" office:value="26880.82">
            <text:p>26880.82</text:p>
          </table:table-cell>
          <table:table-cell office:value-type="float" office:value="26453.533">
            <text:p>26453.533</text:p>
          </table:table-cell>
          <table:table-cell office:value-type="float" office:value="-1.5895608839">
            <text:p>-1.5895608839</text:p>
          </table:table-cell>
          <table:table-cell office:value-type="float" office:value="2.5267038037">
            <text:p>2.5267038037</text:p>
          </table:table-cell>
          <table:table-cell table:number-columns-repeated="2"/>
          <table:table-cell office:value-type="float" office:value="26470.8833333333">
            <text:p>26470.8833333333</text:p>
          </table:table-cell>
          <table:table-cell office:value-type="float" office:value="-1.5250154819">
            <text:p>-1.5250154819</text:p>
          </table:table-cell>
          <table:table-cell office:value-type="float" office:value="2.3256722201">
            <text:p>2.3256722201</text:p>
          </table:table-cell>
          <table:table-cell table:number-columns-repeated="2"/>
          <table:table-cell office:value-type="float" office:value="26481.735">
            <text:p>26481.735</text:p>
          </table:table-cell>
          <table:table-cell office:value-type="float" office:value="-1.4846459297">
            <text:p>-1.4846459297</text:p>
          </table:table-cell>
          <table:table-cell office:value-type="float" office:value="2.2041735366">
            <text:p>2.2041735366</text:p>
          </table:table-cell>
          <table:table-cell table:number-columns-repeated="2"/>
          <table:table-cell office:value-type="float" office:value="26500.65">
            <text:p>26500.65</text:p>
          </table:table-cell>
          <table:table-cell office:value-type="float" office:value="-1.4142797727">
            <text:p>-1.4142797727</text:p>
          </table:table-cell>
          <table:table-cell office:value-type="float" office:value="2.0001872755">
            <text:p>2.0001872755</text:p>
          </table:table-cell>
          <table:table-cell table:number-columns-repeated="2"/>
          <table:table-cell office:value-type="float" office:value="26584.2016666667">
            <text:p>26584.2016666667</text:p>
          </table:table-cell>
          <table:table-cell office:value-type="float" office:value="-1.1034571614">
            <text:p>-1.1034571614</text:p>
          </table:table-cell>
          <table:table-cell office:value-type="float" office:value="1.217617707">
            <text:p>1.217617707</text:p>
          </table:table-cell>
          <table:table-cell table:number-columns-repeated="2"/>
          <table:table-cell office:value-type="float" office:value="26679.336">
            <text:p>26679.336</text:p>
          </table:table-cell>
          <table:table-cell office:value-type="float" office:value="-0.7495455868">
            <text:p>-0.7495455868</text:p>
          </table:table-cell>
          <table:table-cell office:value-type="float" office:value="0.5618185867">
            <text:p>0.5618185867</text:p>
          </table:table-cell>
          <table:table-cell table:number-columns-repeated="2"/>
          <table:table-cell office:value-type="float" office:value="26741.7075">
            <text:p>26741.7075</text:p>
          </table:table-cell>
          <table:table-cell office:value-type="float" office:value="-0.5175158347">
            <text:p>-0.5175158347</text:p>
          </table:table-cell>
          <table:table-cell office:value-type="float" office:value="0.2678226392">
            <text:p>0.2678226392</text:p>
          </table:table-cell>
          <table:table-cell table:number-columns-repeated="2"/>
          <table:table-cell office:value-type="float" office:value="26797.06">
            <text:p>26797.06</text:p>
          </table:table-cell>
          <table:table-cell office:value-type="float" office:value="-0.3115976373">
            <text:p>-0.3115976373</text:p>
          </table:table-cell>
          <table:table-cell office:value-type="float" office:value="0.0970930876">
            <text:p>0.0970930876</text:p>
          </table:table-cell>
          <table:table-cell table:number-columns-repeated="2"/>
          <table:table-cell office:value-type="float" office:value="26801.975">
            <text:p>26801.975</text:p>
          </table:table-cell>
          <table:table-cell office:value-type="float" office:value="-0.2933132248">
            <text:p>-0.2933132248</text:p>
          </table:table-cell>
          <table:table-cell office:value-type="float" office:value="0.0860326479">
            <text:p>0.0860326479</text:p>
          </table:table-cell>
          <table:table-cell/>
          <table:table-cell office:value-type="float" office:value="26752.9">
            <text:p>26752.9</text:p>
          </table:table-cell>
          <table:table-cell office:value-type="float" office:value="-0.47587834">
            <text:p>-0.47587834</text:p>
          </table:table-cell>
          <table:table-cell office:value-type="float" office:value="0.2264601945">
            <text:p>0.22646019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0-29</text:p>
          </table:table-cell>
          <table:table-cell office:value-type="float" office:value="27098.17">
            <text:p>27098.17</text:p>
          </table:table-cell>
          <table:table-cell office:value-type="float" office:value="26511.877">
            <text:p>26511.877</text:p>
          </table:table-cell>
          <table:table-cell office:value-type="float" office:value="-2.1635889066">
            <text:p>-2.1635889066</text:p>
          </table:table-cell>
          <table:table-cell office:value-type="float" office:value="4.6811169566">
            <text:p>4.6811169566</text:p>
          </table:table-cell>
          <table:table-cell table:number-columns-repeated="2"/>
          <table:table-cell office:value-type="float" office:value="26526.0777777778">
            <text:p>26526.0777777778</text:p>
          </table:table-cell>
          <table:table-cell office:value-type="float" office:value="-2.1111839738">
            <text:p>-2.1111839738</text:p>
          </table:table-cell>
          <table:table-cell office:value-type="float" office:value="4.4570977711">
            <text:p>4.4570977711</text:p>
          </table:table-cell>
          <table:table-cell table:number-columns-repeated="2"/>
          <table:table-cell office:value-type="float" office:value="26548.17125">
            <text:p>26548.17125</text:p>
          </table:table-cell>
          <table:table-cell office:value-type="float" office:value="-2.0296527404">
            <text:p>-2.0296527404</text:p>
          </table:table-cell>
          <table:table-cell office:value-type="float" office:value="4.1194902466">
            <text:p>4.1194902466</text:p>
          </table:table-cell>
          <table:table-cell table:number-columns-repeated="2"/>
          <table:table-cell office:value-type="float" office:value="26626.5757142857">
            <text:p>26626.5757142857</text:p>
          </table:table-cell>
          <table:table-cell office:value-type="float" office:value="-1.7403178359">
            <text:p>-1.7403178359</text:p>
          </table:table-cell>
          <table:table-cell office:value-type="float" office:value="3.02870617">
            <text:p>3.02870617</text:p>
          </table:table-cell>
          <table:table-cell table:number-columns-repeated="2"/>
          <table:table-cell office:value-type="float" office:value="26712.9166666667">
            <text:p>26712.9166666667</text:p>
          </table:table-cell>
          <table:table-cell office:value-type="float" office:value="-1.4216950197">
            <text:p>-1.4216950197</text:p>
          </table:table-cell>
          <table:table-cell office:value-type="float" office:value="2.0212167292">
            <text:p>2.0212167292</text:p>
          </table:table-cell>
          <table:table-cell table:number-columns-repeated="2"/>
          <table:table-cell office:value-type="float" office:value="26769.53">
            <text:p>26769.53</text:p>
          </table:table-cell>
          <table:table-cell office:value-type="float" office:value="-1.2127756229">
            <text:p>-1.2127756229</text:p>
          </table:table-cell>
          <table:table-cell office:value-type="float" office:value="1.4708247114">
            <text:p>1.4708247114</text:p>
          </table:table-cell>
          <table:table-cell table:number-columns-repeated="2"/>
          <table:table-cell office:value-type="float" office:value="26818">
            <text:p>26818</text:p>
          </table:table-cell>
          <table:table-cell office:value-type="float" office:value="-1.0339074557">
            <text:p>-1.0339074557</text:p>
          </table:table-cell>
          <table:table-cell office:value-type="float" office:value="1.068964627">
            <text:p>1.068964627</text:p>
          </table:table-cell>
          <table:table-cell table:number-columns-repeated="2"/>
          <table:table-cell office:value-type="float" office:value="26828.2566666667">
            <text:p>26828.2566666667</text:p>
          </table:table-cell>
          <table:table-cell office:value-type="float" office:value="-0.9960574213">
            <text:p>-0.9960574213</text:p>
          </table:table-cell>
          <table:table-cell office:value-type="float" office:value="0.9921303866">
            <text:p>0.9921303866</text:p>
          </table:table-cell>
          <table:table-cell table:number-columns-repeated="2"/>
          <table:table-cell office:value-type="float" office:value="26816.86">
            <text:p>26816.86</text:p>
          </table:table-cell>
          <table:table-cell office:value-type="float" office:value="-1.0381143819">
            <text:p>-1.0381143819</text:p>
          </table:table-cell>
          <table:table-cell office:value-type="float" office:value="1.0776814699">
            <text:p>1.0776814699</text:p>
          </table:table-cell>
          <table:table-cell/>
          <table:table-cell office:value-type="float" office:value="26880.82">
            <text:p>26880.82</text:p>
          </table:table-cell>
          <table:table-cell office:value-type="float" office:value="-0.8020836831">
            <text:p>-0.8020836831</text:p>
          </table:table-cell>
          <table:table-cell office:value-type="float" office:value="0.6433382348">
            <text:p>0.64333823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0-30</text:p>
          </table:table-cell>
          <table:table-cell office:value-type="float" office:value="27346.33">
            <text:p>27346.33</text:p>
          </table:table-cell>
          <table:table-cell office:value-type="float" office:value="26583.287">
            <text:p>26583.287</text:p>
          </table:table-cell>
          <table:table-cell office:value-type="float" office:value="-2.7902939809">
            <text:p>-2.7902939809</text:p>
          </table:table-cell>
          <table:table-cell office:value-type="float" office:value="7.7857405001">
            <text:p>7.7857405001</text:p>
          </table:table-cell>
          <table:table-cell table:number-columns-repeated="2"/>
          <table:table-cell office:value-type="float" office:value="26609.2822222222">
            <text:p>26609.2822222222</text:p>
          </table:table-cell>
          <table:table-cell office:value-type="float" office:value="-2.6952347089">
            <text:p>-2.6952347089</text:p>
          </table:table-cell>
          <table:table-cell office:value-type="float" office:value="7.2642901362">
            <text:p>7.2642901362</text:p>
          </table:table-cell>
          <table:table-cell table:number-columns-repeated="2"/>
          <table:table-cell office:value-type="float" office:value="26685.525">
            <text:p>26685.525</text:p>
          </table:table-cell>
          <table:table-cell office:value-type="float" office:value="-2.4164302852">
            <text:p>-2.4164302852</text:p>
          </table:table-cell>
          <table:table-cell office:value-type="float" office:value="5.839135323">
            <text:p>5.839135323</text:p>
          </table:table-cell>
          <table:table-cell table:number-columns-repeated="2"/>
          <table:table-cell office:value-type="float" office:value="26767.9528571429">
            <text:p>26767.9528571429</text:p>
          </table:table-cell>
          <table:table-cell office:value-type="float" office:value="-2.1150082766">
            <text:p>-2.1150082766</text:p>
          </table:table-cell>
          <table:table-cell office:value-type="float" office:value="4.4732600103">
            <text:p>4.4732600103</text:p>
          </table:table-cell>
          <table:table-cell table:number-columns-repeated="2"/>
          <table:table-cell office:value-type="float" office:value="26824.3033333333">
            <text:p>26824.3033333333</text:p>
          </table:table-cell>
          <table:table-cell office:value-type="float" office:value="-1.908945978">
            <text:p>-1.908945978</text:p>
          </table:table-cell>
          <table:table-cell office:value-type="float" office:value="3.6440747469">
            <text:p>3.6440747469</text:p>
          </table:table-cell>
          <table:table-cell table:number-columns-repeated="2"/>
          <table:table-cell office:value-type="float" office:value="26874.034">
            <text:p>26874.034</text:p>
          </table:table-cell>
          <table:table-cell office:value-type="float" office:value="-1.7270909844">
            <text:p>-1.7270909844</text:p>
          </table:table-cell>
          <table:table-cell office:value-type="float" office:value="2.9828432685">
            <text:p>2.9828432685</text:p>
          </table:table-cell>
          <table:table-cell table:number-columns-repeated="2"/>
          <table:table-cell office:value-type="float" office:value="26895.735">
            <text:p>26895.735</text:p>
          </table:table-cell>
          <table:table-cell office:value-type="float" office:value="-1.6477348149">
            <text:p>-1.6477348149</text:p>
          </table:table-cell>
          <table:table-cell office:value-type="float" office:value="2.7150300201">
            <text:p>2.7150300201</text:p>
          </table:table-cell>
          <table:table-cell table:number-columns-repeated="2"/>
          <table:table-cell office:value-type="float" office:value="26910.63">
            <text:p>26910.63</text:p>
          </table:table-cell>
          <table:table-cell office:value-type="float" office:value="-1.5932668113">
            <text:p>-1.5932668113</text:p>
          </table:table-cell>
          <table:table-cell office:value-type="float" office:value="2.538499132">
            <text:p>2.538499132</text:p>
          </table:table-cell>
          <table:table-cell table:number-columns-repeated="2"/>
          <table:table-cell office:value-type="float" office:value="26989.495">
            <text:p>26989.495</text:p>
          </table:table-cell>
          <table:table-cell office:value-type="float" office:value="-1.304873451">
            <text:p>-1.304873451</text:p>
          </table:table-cell>
          <table:table-cell office:value-type="float" office:value="1.7026947232">
            <text:p>1.7026947232</text:p>
          </table:table-cell>
          <table:table-cell/>
          <table:table-cell office:value-type="float" office:value="27098.17">
            <text:p>27098.17</text:p>
          </table:table-cell>
          <table:table-cell office:value-type="float" office:value="-0.9074709477">
            <text:p>-0.9074709477</text:p>
          </table:table-cell>
          <table:table-cell office:value-type="float" office:value="0.8235035208">
            <text:p>0.82350352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0-31</text:p>
          </table:table-cell>
          <table:table-cell office:value-type="float" office:value="27865.83">
            <text:p>27865.83</text:p>
          </table:table-cell>
          <table:table-cell office:value-type="float" office:value="26682.987">
            <text:p>26682.987</text:p>
          </table:table-cell>
          <table:table-cell office:value-type="float" office:value="-4.2447793588">
            <text:p>-4.2447793588</text:p>
          </table:table-cell>
          <table:table-cell office:value-type="float" office:value="18.0181518049">
            <text:p>18.0181518049</text:p>
          </table:table-cell>
          <table:table-cell table:number-columns-repeated="2"/>
          <table:table-cell office:value-type="float" office:value="26758.9477777778">
            <text:p>26758.9477777778</text:p>
          </table:table-cell>
          <table:table-cell office:value-type="float" office:value="-3.9721846513">
            <text:p>-3.9721846513</text:p>
          </table:table-cell>
          <table:table-cell office:value-type="float" office:value="15.7782509042">
            <text:p>15.7782509042</text:p>
          </table:table-cell>
          <table:table-cell table:number-columns-repeated="2"/>
          <table:table-cell office:value-type="float" office:value="26840.25">
            <text:p>26840.25</text:p>
          </table:table-cell>
          <table:table-cell office:value-type="float" office:value="-3.6804215055">
            <text:p>-3.6804215055</text:p>
          </table:table-cell>
          <table:table-cell office:value-type="float" office:value="13.545502458">
            <text:p>13.545502458</text:p>
          </table:table-cell>
          <table:table-cell table:number-columns-repeated="2"/>
          <table:table-cell office:value-type="float" office:value="26898.8785714286">
            <text:p>26898.8785714286</text:p>
          </table:table-cell>
          <table:table-cell office:value-type="float" office:value="-3.4700255782">
            <text:p>-3.4700255782</text:p>
          </table:table-cell>
          <table:table-cell office:value-type="float" office:value="12.0410775132">
            <text:p>12.0410775132</text:p>
          </table:table-cell>
          <table:table-cell table:number-columns-repeated="2"/>
          <table:table-cell office:value-type="float" office:value="26952.75">
            <text:p>26952.75</text:p>
          </table:table-cell>
          <table:table-cell office:value-type="float" office:value="-3.2767012502">
            <text:p>-3.2767012502</text:p>
          </table:table-cell>
          <table:table-cell office:value-type="float" office:value="10.7367710833">
            <text:p>10.7367710833</text:p>
          </table:table-cell>
          <table:table-cell table:number-columns-repeated="2"/>
          <table:table-cell office:value-type="float" office:value="26985.854">
            <text:p>26985.854</text:p>
          </table:table-cell>
          <table:table-cell office:value-type="float" office:value="-3.1579034251">
            <text:p>-3.1579034251</text:p>
          </table:table-cell>
          <table:table-cell office:value-type="float" office:value="9.9723540422">
            <text:p>9.9723540422</text:p>
          </table:table-cell>
          <table:table-cell table:number-columns-repeated="2"/>
          <table:table-cell office:value-type="float" office:value="27019.555">
            <text:p>27019.555</text:p>
          </table:table-cell>
          <table:table-cell office:value-type="float" office:value="-3.0369631911">
            <text:p>-3.0369631911</text:p>
          </table:table-cell>
          <table:table-cell office:value-type="float" office:value="9.2231454242">
            <text:p>9.2231454242</text:p>
          </table:table-cell>
          <table:table-cell table:number-columns-repeated="2"/>
          <table:table-cell office:value-type="float" office:value="27108.44">
            <text:p>27108.44</text:p>
          </table:table-cell>
          <table:table-cell office:value-type="float" office:value="-2.7179883032">
            <text:p>-2.7179883032</text:p>
          </table:table-cell>
          <table:table-cell office:value-type="float" office:value="7.3874604165">
            <text:p>7.3874604165</text:p>
          </table:table-cell>
          <table:table-cell table:number-columns-repeated="2"/>
          <table:table-cell office:value-type="float" office:value="27222.25">
            <text:p>27222.25</text:p>
          </table:table-cell>
          <table:table-cell office:value-type="float" office:value="-2.3095669499">
            <text:p>-2.3095669499</text:p>
          </table:table-cell>
          <table:table-cell office:value-type="float" office:value="5.3340994961">
            <text:p>5.3340994961</text:p>
          </table:table-cell>
          <table:table-cell/>
          <table:table-cell office:value-type="float" office:value="27346.33">
            <text:p>27346.33</text:p>
          </table:table-cell>
          <table:table-cell office:value-type="float" office:value="-1.8642904231">
            <text:p>-1.8642904231</text:p>
          </table:table-cell>
          <table:table-cell office:value-type="float" office:value="3.4755787816">
            <text:p>3.47557878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1-03</text:p>
          </table:table-cell>
          <table:table-cell office:value-type="float" office:value="27860.38">
            <text:p>27860.38</text:p>
          </table:table-cell>
          <table:table-cell office:value-type="float" office:value="26869.636">
            <text:p>26869.636</text:p>
          </table:table-cell>
          <table:table-cell office:value-type="float" office:value="-3.5561036856">
            <text:p>-3.5561036856</text:p>
          </table:table-cell>
          <table:table-cell office:value-type="float" office:value="12.6458734227">
            <text:p>12.6458734227</text:p>
          </table:table-cell>
          <table:table-cell table:number-columns-repeated="2"/>
          <table:table-cell office:value-type="float" office:value="26954.2033333333">
            <text:p>26954.2033333333</text:p>
          </table:table-cell>
          <table:table-cell office:value-type="float" office:value="-3.2525639157">
            <text:p>-3.2525639157</text:p>
          </table:table-cell>
          <table:table-cell office:value-type="float" office:value="10.5791720259">
            <text:p>10.5791720259</text:p>
          </table:table-cell>
          <table:table-cell table:number-columns-repeated="2"/>
          <table:table-cell office:value-type="float" office:value="27019.7475">
            <text:p>27019.7475</text:p>
          </table:table-cell>
          <table:table-cell office:value-type="float" office:value="-3.0173045019">
            <text:p>-3.0173045019</text:p>
          </table:table-cell>
          <table:table-cell office:value-type="float" office:value="9.1041264575">
            <text:p>9.1041264575</text:p>
          </table:table-cell>
          <table:table-cell table:number-columns-repeated="2"/>
          <table:table-cell office:value-type="float" office:value="27083.19">
            <text:p>27083.19</text:p>
          </table:table-cell>
          <table:table-cell office:value-type="float" office:value="-2.789588656">
            <text:p>-2.789588656</text:p>
          </table:table-cell>
          <table:table-cell office:value-type="float" office:value="7.7818048697">
            <text:p>7.7818048697</text:p>
          </table:table-cell>
          <table:table-cell table:number-columns-repeated="2"/>
          <table:table-cell office:value-type="float" office:value="27132.5166666667">
            <text:p>27132.5166666667</text:p>
          </table:table-cell>
          <table:table-cell office:value-type="float" office:value="-2.6125391446">
            <text:p>-2.6125391446</text:p>
          </table:table-cell>
          <table:table-cell office:value-type="float" office:value="6.825360782">
            <text:p>6.825360782</text:p>
          </table:table-cell>
          <table:table-cell table:number-columns-repeated="2"/>
          <table:table-cell office:value-type="float" office:value="27188.81">
            <text:p>27188.81</text:p>
          </table:table-cell>
          <table:table-cell office:value-type="float" office:value="-2.410483992">
            <text:p>-2.410483992</text:p>
          </table:table-cell>
          <table:table-cell office:value-type="float" office:value="5.8104330755">
            <text:p>5.8104330755</text:p>
          </table:table-cell>
          <table:table-cell table:number-columns-repeated="2"/>
          <table:table-cell office:value-type="float" office:value="27297.7875">
            <text:p>27297.7875</text:p>
          </table:table-cell>
          <table:table-cell office:value-type="float" office:value="-2.0193281642">
            <text:p>-2.0193281642</text:p>
          </table:table-cell>
          <table:table-cell office:value-type="float" office:value="4.0776862348">
            <text:p>4.0776862348</text:p>
          </table:table-cell>
          <table:table-cell table:number-columns-repeated="2"/>
          <table:table-cell office:value-type="float" office:value="27436.7766666667">
            <text:p>27436.7766666667</text:p>
          </table:table-cell>
          <table:table-cell office:value-type="float" office:value="-1.5204506663">
            <text:p>-1.5204506663</text:p>
          </table:table-cell>
          <table:table-cell office:value-type="float" office:value="2.3117702285">
            <text:p>2.3117702285</text:p>
          </table:table-cell>
          <table:table-cell table:number-columns-repeated="2"/>
          <table:table-cell office:value-type="float" office:value="27606.08">
            <text:p>27606.08</text:p>
          </table:table-cell>
          <table:table-cell office:value-type="float" office:value="-0.9127657268">
            <text:p>-0.9127657268</text:p>
          </table:table-cell>
          <table:table-cell office:value-type="float" office:value="0.833141272">
            <text:p>0.833141272</text:p>
          </table:table-cell>
          <table:table-cell/>
          <table:table-cell office:value-type="float" office:value="27865.83">
            <text:p>27865.83</text:p>
          </table:table-cell>
          <table:table-cell office:value-type="float" office:value="0.0195618294">
            <text:p>0.0195618294</text:p>
          </table:table-cell>
          <table:table-cell office:value-type="float" office:value="0.0003826652">
            <text:p>0.00038266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1-05</text:p>
          </table:table-cell>
          <table:table-cell office:value-type="float" office:value="27915.88">
            <text:p>27915.88</text:p>
          </table:table-cell>
          <table:table-cell office:value-type="float" office:value="27044.821">
            <text:p>27044.821</text:p>
          </table:table-cell>
          <table:table-cell office:value-type="float" office:value="-3.1202992705">
            <text:p>-3.1202992705</text:p>
          </table:table-cell>
          <table:table-cell office:value-type="float" office:value="9.7362675376">
            <text:p>9.7362675376</text:p>
          </table:table-cell>
          <table:table-cell table:number-columns-repeated="2"/>
          <table:table-cell office:value-type="float" office:value="27113.1511111111">
            <text:p>27113.1511111111</text:p>
          </table:table-cell>
          <table:table-cell office:value-type="float" office:value="-2.875527796">
            <text:p>-2.875527796</text:p>
          </table:table-cell>
          <table:table-cell office:value-type="float" office:value="8.2686601054">
            <text:p>8.2686601054</text:p>
          </table:table-cell>
          <table:table-cell table:number-columns-repeated="2"/>
          <table:table-cell office:value-type="float" office:value="27180.33875">
            <text:p>27180.33875</text:p>
          </table:table-cell>
          <table:table-cell office:value-type="float" office:value="-2.6348488745">
            <text:p>-2.6348488745</text:p>
          </table:table-cell>
          <table:table-cell office:value-type="float" office:value="6.9424285917">
            <text:p>6.9424285917</text:p>
          </table:table-cell>
          <table:table-cell table:number-columns-repeated="2"/>
          <table:table-cell office:value-type="float" office:value="27236.4971428571">
            <text:p>27236.4971428571</text:p>
          </table:table-cell>
          <table:table-cell office:value-type="float" office:value="-2.4336788134">
            <text:p>-2.4336788134</text:p>
          </table:table-cell>
          <table:table-cell office:value-type="float" office:value="5.9227925669">
            <text:p>5.9227925669</text:p>
          </table:table-cell>
          <table:table-cell table:number-columns-repeated="2"/>
          <table:table-cell office:value-type="float" office:value="27300.7383333333">
            <text:p>27300.7383333333</text:p>
          </table:table-cell>
          <table:table-cell office:value-type="float" office:value="-2.2035546315">
            <text:p>-2.2035546315</text:p>
          </table:table-cell>
          <table:table-cell office:value-type="float" office:value="4.855653014">
            <text:p>4.855653014</text:p>
          </table:table-cell>
          <table:table-cell table:number-columns-repeated="2"/>
          <table:table-cell office:value-type="float" office:value="27410.306">
            <text:p>27410.306</text:p>
          </table:table-cell>
          <table:table-cell office:value-type="float" office:value="-1.8110623774">
            <text:p>-1.8110623774</text:p>
          </table:table-cell>
          <table:table-cell office:value-type="float" office:value="3.2799469348">
            <text:p>3.2799469348</text:p>
          </table:table-cell>
          <table:table-cell table:number-columns-repeated="2"/>
          <table:table-cell office:value-type="float" office:value="27542.6775">
            <text:p>27542.6775</text:p>
          </table:table-cell>
          <table:table-cell office:value-type="float" office:value="-1.3368824483">
            <text:p>-1.3368824483</text:p>
          </table:table-cell>
          <table:table-cell office:value-type="float" office:value="1.7872546805">
            <text:p>1.7872546805</text:p>
          </table:table-cell>
          <table:table-cell table:number-columns-repeated="2"/>
          <table:table-cell office:value-type="float" office:value="27690.8466666667">
            <text:p>27690.8466666667</text:p>
          </table:table-cell>
          <table:table-cell office:value-type="float" office:value="-0.8061122678">
            <text:p>-0.8061122678</text:p>
          </table:table-cell>
          <table:table-cell office:value-type="float" office:value="0.6498169882">
            <text:p>0.6498169882</text:p>
          </table:table-cell>
          <table:table-cell table:number-columns-repeated="2"/>
          <table:table-cell office:value-type="float" office:value="27863.105">
            <text:p>27863.105</text:p>
          </table:table-cell>
          <table:table-cell office:value-type="float" office:value="-0.1890501034">
            <text:p>-0.1890501034</text:p>
          </table:table-cell>
          <table:table-cell office:value-type="float" office:value="0.0357399416">
            <text:p>0.0357399416</text:p>
          </table:table-cell>
          <table:table-cell/>
          <table:table-cell office:value-type="float" office:value="27860.38">
            <text:p>27860.38</text:p>
          </table:table-cell>
          <table:table-cell office:value-type="float" office:value="-0.1988115725">
            <text:p>-0.1988115725</text:p>
          </table:table-cell>
          <table:table-cell office:value-type="float" office:value="0.0395260414">
            <text:p>0.03952604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1-07</text:p>
          </table:table-cell>
          <table:table-cell office:value-type="float" office:value="27868.63">
            <text:p>27868.63</text:p>
          </table:table-cell>
          <table:table-cell office:value-type="float" office:value="27193.424">
            <text:p>27193.424</text:p>
          </table:table-cell>
          <table:table-cell office:value-type="float" office:value="-2.4228173398">
            <text:p>-2.4228173398</text:p>
          </table:table-cell>
          <table:table-cell office:value-type="float" office:value="5.870043862">
            <text:p>5.870043862</text:p>
          </table:table-cell>
          <table:table-cell table:number-columns-repeated="2"/>
          <table:table-cell office:value-type="float" office:value="27262.0655555556">
            <text:p>27262.0655555556</text:p>
          </table:table-cell>
          <table:table-cell office:value-type="float" office:value="-2.1765133214">
            <text:p>-2.1765133214</text:p>
          </table:table-cell>
          <table:table-cell office:value-type="float" office:value="4.7372102383">
            <text:p>4.7372102383</text:p>
          </table:table-cell>
          <table:table-cell table:number-columns-repeated="2"/>
          <table:table-cell office:value-type="float" office:value="27321.42">
            <text:p>27321.42</text:p>
          </table:table-cell>
          <table:table-cell office:value-type="float" office:value="-1.9635339089">
            <text:p>-1.9635339089</text:p>
          </table:table-cell>
          <table:table-cell office:value-type="float" office:value="3.8554654115">
            <text:p>3.8554654115</text:p>
          </table:table-cell>
          <table:table-cell table:number-columns-repeated="2"/>
          <table:table-cell office:value-type="float" office:value="27388.6157142857">
            <text:p>27388.6157142857</text:p>
          </table:table-cell>
          <table:table-cell office:value-type="float" office:value="-1.7224179506">
            <text:p>-1.7224179506</text:p>
          </table:table-cell>
          <table:table-cell office:value-type="float" office:value="2.9667235966">
            <text:p>2.9667235966</text:p>
          </table:table-cell>
          <table:table-cell table:number-columns-repeated="2"/>
          <table:table-cell office:value-type="float" office:value="27494.5683333333">
            <text:p>27494.5683333333</text:p>
          </table:table-cell>
          <table:table-cell office:value-type="float" office:value="-1.3422319887">
            <text:p>-1.3422319887</text:p>
          </table:table-cell>
          <table:table-cell office:value-type="float" office:value="1.8015867114">
            <text:p>1.8015867114</text:p>
          </table:table-cell>
          <table:table-cell table:number-columns-repeated="2"/>
          <table:table-cell office:value-type="float" office:value="27617.318">
            <text:p>27617.318</text:p>
          </table:table-cell>
          <table:table-cell office:value-type="float" office:value="-0.9017737865">
            <text:p>-0.9017737865</text:p>
          </table:table-cell>
          <table:table-cell office:value-type="float" office:value="0.813195962">
            <text:p>0.813195962</text:p>
          </table:table-cell>
          <table:table-cell table:number-columns-repeated="2"/>
          <table:table-cell office:value-type="float" office:value="27747.105">
            <text:p>27747.105</text:p>
          </table:table-cell>
          <table:table-cell office:value-type="float" office:value="-0.4360637749">
            <text:p>-0.4360637749</text:p>
          </table:table-cell>
          <table:table-cell office:value-type="float" office:value="0.1901516158">
            <text:p>0.1901516158</text:p>
          </table:table-cell>
          <table:table-cell table:number-columns-repeated="2"/>
          <table:table-cell office:value-type="float" office:value="27880.6966666667">
            <text:p>27880.6966666667</text:p>
          </table:table-cell>
          <table:table-cell office:value-type="float" office:value="0.0432983848">
            <text:p>0.0432983848</text:p>
          </table:table-cell>
          <table:table-cell office:value-type="float" office:value="0.0018747501">
            <text:p>0.0018747501</text:p>
          </table:table-cell>
          <table:table-cell table:number-columns-repeated="2"/>
          <table:table-cell office:value-type="float" office:value="27888.13">
            <text:p>27888.13</text:p>
          </table:table-cell>
          <table:table-cell office:value-type="float" office:value="0.0699711468">
            <text:p>0.0699711468</text:p>
          </table:table-cell>
          <table:table-cell office:value-type="float" office:value="0.0048959614">
            <text:p>0.0048959614</text:p>
          </table:table-cell>
          <table:table-cell/>
          <table:table-cell office:value-type="float" office:value="27915.88">
            <text:p>27915.88</text:p>
          </table:table-cell>
          <table:table-cell office:value-type="float" office:value="0.169545471">
            <text:p>0.169545471</text:p>
          </table:table-cell>
          <table:table-cell office:value-type="float" office:value="0.0287456667">
            <text:p>0.028745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1-10</text:p>
          </table:table-cell>
          <table:table-cell office:value-type="float" office:value="27874.73">
            <text:p>27874.73</text:p>
          </table:table-cell>
          <table:table-cell office:value-type="float" office:value="27322.722">
            <text:p>27322.722</text:p>
          </table:table-cell>
          <table:table-cell office:value-type="float" office:value="-1.9803169394">
            <text:p>-1.9803169394</text:p>
          </table:table-cell>
          <table:table-cell office:value-type="float" office:value="3.9216551804">
            <text:p>3.9216551804</text:p>
          </table:table-cell>
          <table:table-cell table:number-columns-repeated="2"/>
          <table:table-cell office:value-type="float" office:value="27382.2211111111">
            <text:p>27382.2211111111</text:p>
          </table:table-cell>
          <table:table-cell office:value-type="float" office:value="-1.7668651459">
            <text:p>-1.7668651459</text:p>
          </table:table-cell>
          <table:table-cell office:value-type="float" office:value="3.1218124439">
            <text:p>3.1218124439</text:p>
          </table:table-cell>
          <table:table-cell table:number-columns-repeated="2"/>
          <table:table-cell office:value-type="float" office:value="27448.6175">
            <text:p>27448.6175</text:p>
          </table:table-cell>
          <table:table-cell office:value-type="float" office:value="-1.5286695154">
            <text:p>-1.5286695154</text:p>
          </table:table-cell>
          <table:table-cell office:value-type="float" office:value="2.3368304872">
            <text:p>2.3368304872</text:p>
          </table:table-cell>
          <table:table-cell table:number-columns-repeated="2"/>
          <table:table-cell office:value-type="float" office:value="27548.0057142857">
            <text:p>27548.0057142857</text:p>
          </table:table-cell>
          <table:table-cell office:value-type="float" office:value="-1.1721164141">
            <text:p>-1.1721164141</text:p>
          </table:table-cell>
          <table:table-cell office:value-type="float" office:value="1.3738568882">
            <text:p>1.3738568882</text:p>
          </table:table-cell>
          <table:table-cell table:number-columns-repeated="2"/>
          <table:table-cell office:value-type="float" office:value="27659.2033333333">
            <text:p>27659.2033333333</text:p>
          </table:table-cell>
          <table:table-cell office:value-type="float" office:value="-0.7731973248">
            <text:p>-0.7731973248</text:p>
          </table:table-cell>
          <table:table-cell office:value-type="float" office:value="0.5978341031">
            <text:p>0.5978341031</text:p>
          </table:table-cell>
          <table:table-cell table:number-columns-repeated="2"/>
          <table:table-cell office:value-type="float" office:value="27771.41">
            <text:p>27771.41</text:p>
          </table:table-cell>
          <table:table-cell office:value-type="float" office:value="-0.3706582988">
            <text:p>-0.3706582988</text:p>
          </table:table-cell>
          <table:table-cell office:value-type="float" office:value="0.1373875744">
            <text:p>0.1373875744</text:p>
          </table:table-cell>
          <table:table-cell table:number-columns-repeated="2"/>
          <table:table-cell office:value-type="float" office:value="27877.68">
            <text:p>27877.68</text:p>
          </table:table-cell>
          <table:table-cell office:value-type="float" office:value="0.0105830621">
            <text:p>0.0105830621</text:p>
          </table:table-cell>
          <table:table-cell office:value-type="float" office:value="0.0001120012">
            <text:p>0.0001120012</text:p>
          </table:table-cell>
          <table:table-cell table:number-columns-repeated="2"/>
          <table:table-cell office:value-type="float" office:value="27881.63">
            <text:p>27881.63</text:p>
          </table:table-cell>
          <table:table-cell office:value-type="float" office:value="0.024753603">
            <text:p>0.024753603</text:p>
          </table:table-cell>
          <table:table-cell office:value-type="float" office:value="0.0006127409">
            <text:p>0.0006127409</text:p>
          </table:table-cell>
          <table:table-cell table:number-columns-repeated="2"/>
          <table:table-cell office:value-type="float" office:value="27892.255">
            <text:p>27892.255</text:p>
          </table:table-cell>
          <table:table-cell office:value-type="float" office:value="0.0628705641">
            <text:p>0.0628705641</text:p>
          </table:table-cell>
          <table:table-cell office:value-type="float" office:value="0.0039527078">
            <text:p>0.0039527078</text:p>
          </table:table-cell>
          <table:table-cell/>
          <table:table-cell office:value-type="float" office:value="27868.63">
            <text:p>27868.63</text:p>
          </table:table-cell>
          <table:table-cell office:value-type="float" office:value="-0.02188362">
            <text:p>-0.02188362</text:p>
          </table:table-cell>
          <table:table-cell office:value-type="float" office:value="0.0004788928">
            <text:p>0.0004788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1-11</text:p>
          </table:table-cell>
          <table:table-cell office:value-type="float" office:value="27910.06">
            <text:p>27910.06</text:p>
          </table:table-cell>
          <table:table-cell office:value-type="float" office:value="27431.472">
            <text:p>27431.472</text:p>
          </table:table-cell>
          <table:table-cell office:value-type="float" office:value="-1.7147508819">
            <text:p>-1.7147508819</text:p>
          </table:table-cell>
          <table:table-cell office:value-type="float" office:value="2.9403705871">
            <text:p>2.9403705871</text:p>
          </table:table-cell>
          <table:table-cell table:number-columns-repeated="2"/>
          <table:table-cell office:value-type="float" office:value="27495.9633333333">
            <text:p>27495.9633333333</text:p>
          </table:table-cell>
          <table:table-cell office:value-type="float" office:value="-1.4836824667">
            <text:p>-1.4836824667</text:p>
          </table:table-cell>
          <table:table-cell office:value-type="float" office:value="2.201313662">
            <text:p>2.201313662</text:p>
          </table:table-cell>
          <table:table-cell table:number-columns-repeated="2"/>
          <table:table-cell office:value-type="float" office:value="27588.84625">
            <text:p>27588.84625</text:p>
          </table:table-cell>
          <table:table-cell office:value-type="float" office:value="-1.1508887835">
            <text:p>-1.1508887835</text:p>
          </table:table-cell>
          <table:table-cell office:value-type="float" office:value="1.3245449919">
            <text:p>1.3245449919</text:p>
          </table:table-cell>
          <table:table-cell table:number-columns-repeated="2"/>
          <table:table-cell office:value-type="float" office:value="27689.9928571429">
            <text:p>27689.9928571429</text:p>
          </table:table-cell>
          <table:table-cell office:value-type="float" office:value="-0.7884868139">
            <text:p>-0.7884868139</text:p>
          </table:table-cell>
          <table:table-cell office:value-type="float" office:value="0.6217114557">
            <text:p>0.6217114557</text:p>
          </table:table-cell>
          <table:table-cell table:number-columns-repeated="2"/>
          <table:table-cell office:value-type="float" office:value="27788.63">
            <text:p>27788.63</text:p>
          </table:table-cell>
          <table:table-cell office:value-type="float" office:value="-0.435076098">
            <text:p>-0.435076098</text:p>
          </table:table-cell>
          <table:table-cell office:value-type="float" office:value="0.1892912111">
            <text:p>0.1892912111</text:p>
          </table:table-cell>
          <table:table-cell table:number-columns-repeated="2"/>
          <table:table-cell office:value-type="float" office:value="27877.09">
            <text:p>27877.09</text:p>
          </table:table-cell>
          <table:table-cell office:value-type="float" office:value="-0.1181294487">
            <text:p>-0.1181294487</text:p>
          </table:table-cell>
          <table:table-cell office:value-type="float" office:value="0.0139545666">
            <text:p>0.0139545666</text:p>
          </table:table-cell>
          <table:table-cell table:number-columns-repeated="2"/>
          <table:table-cell office:value-type="float" office:value="27879.905">
            <text:p>27879.905</text:p>
          </table:table-cell>
          <table:table-cell office:value-type="float" office:value="-0.1080434797">
            <text:p>-0.1080434797</text:p>
          </table:table-cell>
          <table:table-cell office:value-type="float" office:value="0.0116733935">
            <text:p>0.0116733935</text:p>
          </table:table-cell>
          <table:table-cell table:number-columns-repeated="2"/>
          <table:table-cell office:value-type="float" office:value="27886.4133333333">
            <text:p>27886.4133333333</text:p>
          </table:table-cell>
          <table:table-cell office:value-type="float" office:value="-0.0847245282">
            <text:p>-0.0847245282</text:p>
          </table:table-cell>
          <table:table-cell office:value-type="float" office:value="0.0071782457">
            <text:p>0.0071782457</text:p>
          </table:table-cell>
          <table:table-cell table:number-columns-repeated="2"/>
          <table:table-cell office:value-type="float" office:value="27871.68">
            <text:p>27871.68</text:p>
          </table:table-cell>
          <table:table-cell office:value-type="float" office:value="-0.1375131404">
            <text:p>-0.1375131404</text:p>
          </table:table-cell>
          <table:table-cell office:value-type="float" office:value="0.0189098638">
            <text:p>0.0189098638</text:p>
          </table:table-cell>
          <table:table-cell/>
          <table:table-cell office:value-type="float" office:value="27874.73">
            <text:p>27874.73</text:p>
          </table:table-cell>
          <table:table-cell office:value-type="float" office:value="-0.1265851811">
            <text:p>-0.1265851811</text:p>
          </table:table-cell>
          <table:table-cell office:value-type="float" office:value="0.0160238081">
            <text:p>0.01602380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1-12</text:p>
          </table:table-cell>
          <table:table-cell office:value-type="float" office:value="28008.9">
            <text:p>28008.9</text:p>
          </table:table-cell>
          <table:table-cell office:value-type="float" office:value="27537.373">
            <text:p>27537.373</text:p>
          </table:table-cell>
          <table:table-cell office:value-type="float" office:value="-1.6834898907">
            <text:p>-1.6834898907</text:p>
          </table:table-cell>
          <table:table-cell office:value-type="float" office:value="2.8341382121">
            <text:p>2.8341382121</text:p>
          </table:table-cell>
          <table:table-cell table:number-columns-repeated="2"/>
          <table:table-cell office:value-type="float" office:value="27624.5366666667">
            <text:p>27624.5366666667</text:p>
          </table:table-cell>
          <table:table-cell office:value-type="float" office:value="-1.3722899983">
            <text:p>-1.3722899983</text:p>
          </table:table-cell>
          <table:table-cell office:value-type="float" office:value="1.8831798394">
            <text:p>1.8831798394</text:p>
          </table:table-cell>
          <table:table-cell table:number-columns-repeated="2"/>
          <table:table-cell office:value-type="float" office:value="27717.50125">
            <text:p>27717.50125</text:p>
          </table:table-cell>
          <table:table-cell office:value-type="float" office:value="-1.0403791295">
            <text:p>-1.0403791295</text:p>
          </table:table-cell>
          <table:table-cell office:value-type="float" office:value="1.0823887331">
            <text:p>1.0823887331</text:p>
          </table:table-cell>
          <table:table-cell table:number-columns-repeated="2"/>
          <table:table-cell office:value-type="float" office:value="27805.9771428571">
            <text:p>27805.9771428571</text:p>
          </table:table-cell>
          <table:table-cell office:value-type="float" office:value="-0.7244942041">
            <text:p>-0.7244942041</text:p>
          </table:table-cell>
          <table:table-cell office:value-type="float" office:value="0.5248918518">
            <text:p>0.5248918518</text:p>
          </table:table-cell>
          <table:table-cell table:number-columns-repeated="2"/>
          <table:table-cell office:value-type="float" office:value="27882.585">
            <text:p>27882.585</text:p>
          </table:table-cell>
          <table:table-cell office:value-type="float" office:value="-0.4509816523">
            <text:p>-0.4509816523</text:p>
          </table:table-cell>
          <table:table-cell office:value-type="float" office:value="0.2033844507">
            <text:p>0.2033844507</text:p>
          </table:table-cell>
          <table:table-cell table:number-columns-repeated="2"/>
          <table:table-cell office:value-type="float" office:value="27885.936">
            <text:p>27885.936</text:p>
          </table:table-cell>
          <table:table-cell office:value-type="float" office:value="-0.439017598">
            <text:p>-0.439017598</text:p>
          </table:table-cell>
          <table:table-cell office:value-type="float" office:value="0.1927364513">
            <text:p>0.1927364513</text:p>
          </table:table-cell>
          <table:table-cell table:number-columns-repeated="2"/>
          <table:table-cell office:value-type="float" office:value="27892.325">
            <text:p>27892.325</text:p>
          </table:table-cell>
          <table:table-cell office:value-type="float" office:value="-0.4162069913">
            <text:p>-0.4162069913</text:p>
          </table:table-cell>
          <table:table-cell office:value-type="float" office:value="0.1732282596">
            <text:p>0.1732282596</text:p>
          </table:table-cell>
          <table:table-cell table:number-columns-repeated="2"/>
          <table:table-cell office:value-type="float" office:value="27884.4733333333">
            <text:p>27884.4733333333</text:p>
          </table:table-cell>
          <table:table-cell office:value-type="float" office:value="-0.4442397476">
            <text:p>-0.4442397476</text:p>
          </table:table-cell>
          <table:table-cell office:value-type="float" office:value="0.1973489534">
            <text:p>0.1973489534</text:p>
          </table:table-cell>
          <table:table-cell table:number-columns-repeated="2"/>
          <table:table-cell office:value-type="float" office:value="27892.395">
            <text:p>27892.395</text:p>
          </table:table-cell>
          <table:table-cell office:value-type="float" office:value="-0.4159570708">
            <text:p>-0.4159570708</text:p>
          </table:table-cell>
          <table:table-cell office:value-type="float" office:value="0.1730202847">
            <text:p>0.1730202847</text:p>
          </table:table-cell>
          <table:table-cell/>
          <table:table-cell office:value-type="float" office:value="27910.06">
            <text:p>27910.06</text:p>
          </table:table-cell>
          <table:table-cell office:value-type="float" office:value="-0.3528878321">
            <text:p>-0.3528878321</text:p>
          </table:table-cell>
          <table:table-cell office:value-type="float" office:value="0.124529822">
            <text:p>0.1245298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1-13</text:p>
          </table:table-cell>
          <table:table-cell office:value-type="float" office:value="27940.64">
            <text:p>27940.64</text:p>
          </table:table-cell>
          <table:table-cell office:value-type="float" office:value="27662.973">
            <text:p>27662.973</text:p>
          </table:table-cell>
          <table:table-cell office:value-type="float" office:value="-0.9937746594">
            <text:p>-0.9937746594</text:p>
          </table:table-cell>
          <table:table-cell office:value-type="float" office:value="0.9875880737">
            <text:p>0.9875880737</text:p>
          </table:table-cell>
          <table:table-cell table:number-columns-repeated="2"/>
          <table:table-cell office:value-type="float" office:value="27749.8788888889">
            <text:p>27749.8788888889</text:p>
          </table:table-cell>
          <table:table-cell office:value-type="float" office:value="-0.6827370852">
            <text:p>-0.6827370852</text:p>
          </table:table-cell>
          <table:table-cell office:value-type="float" office:value="0.4661299275">
            <text:p>0.4661299275</text:p>
          </table:table-cell>
          <table:table-cell table:number-columns-repeated="2"/>
          <table:table-cell office:value-type="float" office:value="27831.3425">
            <text:p>27831.3425</text:p>
          </table:table-cell>
          <table:table-cell office:value-type="float" office:value="-0.3911775106">
            <text:p>-0.3911775106</text:p>
          </table:table-cell>
          <table:table-cell office:value-type="float" office:value="0.1530198448">
            <text:p>0.1530198448</text:p>
          </table:table-cell>
          <table:table-cell table:number-columns-repeated="2"/>
          <table:table-cell office:value-type="float" office:value="27900.63">
            <text:p>27900.63</text:p>
          </table:table-cell>
          <table:table-cell office:value-type="float" office:value="-0.1431964336">
            <text:p>-0.1431964336</text:p>
          </table:table-cell>
          <table:table-cell office:value-type="float" office:value="0.0205052186">
            <text:p>0.0205052186</text:p>
          </table:table-cell>
          <table:table-cell table:number-columns-repeated="2"/>
          <table:table-cell office:value-type="float" office:value="27906.43">
            <text:p>27906.43</text:p>
          </table:table-cell>
          <table:table-cell office:value-type="float" office:value="-0.1224381403">
            <text:p>-0.1224381403</text:p>
          </table:table-cell>
          <table:table-cell office:value-type="float" office:value="0.0149910982">
            <text:p>0.0149910982</text:p>
          </table:table-cell>
          <table:table-cell table:number-columns-repeated="2"/>
          <table:table-cell office:value-type="float" office:value="27915.64">
            <text:p>27915.64</text:p>
          </table:table-cell>
          <table:table-cell office:value-type="float" office:value="-0.0894754021">
            <text:p>-0.0894754021</text:p>
          </table:table-cell>
          <table:table-cell office:value-type="float" office:value="0.0080058476">
            <text:p>0.0080058476</text:p>
          </table:table-cell>
          <table:table-cell table:number-columns-repeated="2"/>
          <table:table-cell office:value-type="float" office:value="27915.58">
            <text:p>27915.58</text:p>
          </table:table-cell>
          <table:table-cell office:value-type="float" office:value="-0.0896901431">
            <text:p>-0.0896901431</text:p>
          </table:table-cell>
          <table:table-cell office:value-type="float" office:value="0.0080443218">
            <text:p>0.0080443218</text:p>
          </table:table-cell>
          <table:table-cell table:number-columns-repeated="2"/>
          <table:table-cell office:value-type="float" office:value="27931.23">
            <text:p>27931.23</text:p>
          </table:table-cell>
          <table:table-cell office:value-type="float" office:value="-0.0336785414">
            <text:p>-0.0336785414</text:p>
          </table:table-cell>
          <table:table-cell office:value-type="float" office:value="0.0011342441">
            <text:p>0.0011342441</text:p>
          </table:table-cell>
          <table:table-cell table:number-columns-repeated="2"/>
          <table:table-cell office:value-type="float" office:value="27959.48">
            <text:p>27959.48</text:p>
          </table:table-cell>
          <table:table-cell office:value-type="float" office:value="0.0674286631">
            <text:p>0.0674286631</text:p>
          </table:table-cell>
          <table:table-cell office:value-type="float" office:value="0.0045466246">
            <text:p>0.0045466246</text:p>
          </table:table-cell>
          <table:table-cell/>
          <table:table-cell office:value-type="float" office:value="28008.9">
            <text:p>28008.9</text:p>
          </table:table-cell>
          <table:table-cell office:value-type="float" office:value="0.244303638">
            <text:p>0.244303638</text:p>
          </table:table-cell>
          <table:table-cell office:value-type="float" office:value="0.0596842675">
            <text:p>0.05968426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1-14</text:p>
          </table:table-cell>
          <table:table-cell office:value-type="float" office:value="28046.66">
            <text:p>28046.66</text:p>
          </table:table-cell>
          <table:table-cell office:value-type="float" office:value="27768.955">
            <text:p>27768.955</text:p>
          </table:table-cell>
          <table:table-cell office:value-type="float" office:value="-0.9901535513">
            <text:p>-0.9901535513</text:p>
          </table:table-cell>
          <table:table-cell office:value-type="float" office:value="0.9804040551">
            <text:p>0.9804040551</text:p>
          </table:table-cell>
          <table:table-cell table:number-columns-repeated="2"/>
          <table:table-cell office:value-type="float" office:value="27843.4866666667">
            <text:p>27843.4866666667</text:p>
          </table:table-cell>
          <table:table-cell office:value-type="float" office:value="-0.724411867">
            <text:p>-0.724411867</text:p>
          </table:table-cell>
          <table:table-cell office:value-type="float" office:value="0.524772553">
            <text:p>0.524772553</text:p>
          </table:table-cell>
          <table:table-cell table:number-columns-repeated="2"/>
          <table:table-cell office:value-type="float" office:value="27905.63125">
            <text:p>27905.63125</text:p>
          </table:table-cell>
          <table:table-cell office:value-type="float" office:value="-0.5028361666">
            <text:p>-0.5028361666</text:p>
          </table:table-cell>
          <table:table-cell office:value-type="float" office:value="0.2528442104">
            <text:p>0.2528442104</text:p>
          </table:table-cell>
          <table:table-cell table:number-columns-repeated="2"/>
          <table:table-cell office:value-type="float" office:value="27911.3171428571">
            <text:p>27911.3171428571</text:p>
          </table:table-cell>
          <table:table-cell office:value-type="float" office:value="-0.4825631899">
            <text:p>-0.4825631899</text:p>
          </table:table-cell>
          <table:table-cell office:value-type="float" office:value="0.2328672322">
            <text:p>0.2328672322</text:p>
          </table:table-cell>
          <table:table-cell table:number-columns-repeated="2"/>
          <table:table-cell office:value-type="float" office:value="27919.8066666667">
            <text:p>27919.8066666667</text:p>
          </table:table-cell>
          <table:table-cell office:value-type="float" office:value="-0.4522939036">
            <text:p>-0.4522939036</text:p>
          </table:table-cell>
          <table:table-cell office:value-type="float" office:value="0.2045697752">
            <text:p>0.2045697752</text:p>
          </table:table-cell>
          <table:table-cell table:number-columns-repeated="2"/>
          <table:table-cell office:value-type="float" office:value="27920.592">
            <text:p>27920.592</text:p>
          </table:table-cell>
          <table:table-cell office:value-type="float" office:value="-0.4494938078">
            <text:p>-0.4494938078</text:p>
          </table:table-cell>
          <table:table-cell office:value-type="float" office:value="0.2020446833">
            <text:p>0.2020446833</text:p>
          </table:table-cell>
          <table:table-cell table:number-columns-repeated="2"/>
          <table:table-cell office:value-type="float" office:value="27933.5825">
            <text:p>27933.5825</text:p>
          </table:table-cell>
          <table:table-cell office:value-type="float" office:value="-0.4031763497">
            <text:p>-0.4031763497</text:p>
          </table:table-cell>
          <table:table-cell office:value-type="float" office:value="0.162551169">
            <text:p>0.162551169</text:p>
          </table:table-cell>
          <table:table-cell table:number-columns-repeated="2"/>
          <table:table-cell office:value-type="float" office:value="27953.2">
            <text:p>27953.2</text:p>
          </table:table-cell>
          <table:table-cell office:value-type="float" office:value="-0.3332304096">
            <text:p>-0.3332304096</text:p>
          </table:table-cell>
          <table:table-cell office:value-type="float" office:value="0.1110425059">
            <text:p>0.1110425059</text:p>
          </table:table-cell>
          <table:table-cell table:number-columns-repeated="2"/>
          <table:table-cell office:value-type="float" office:value="27974.77">
            <text:p>27974.77</text:p>
          </table:table-cell>
          <table:table-cell office:value-type="float" office:value="-0.2563228563">
            <text:p>-0.2563228563</text:p>
          </table:table-cell>
          <table:table-cell office:value-type="float" office:value="0.0657014066">
            <text:p>0.0657014066</text:p>
          </table:table-cell>
          <table:table-cell/>
          <table:table-cell office:value-type="float" office:value="27940.64">
            <text:p>27940.64</text:p>
          </table:table-cell>
          <table:table-cell office:value-type="float" office:value="-0.3780129256">
            <text:p>-0.3780129256</text:p>
          </table:table-cell>
          <table:table-cell office:value-type="float" office:value="0.1428937719">
            <text:p>0.14289377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1-17</text:p>
          </table:table-cell>
          <table:table-cell office:value-type="float" office:value="28177.88">
            <text:p>28177.88</text:p>
          </table:table-cell>
          <table:table-cell office:value-type="float" office:value="27863.804">
            <text:p>27863.804</text:p>
          </table:table-cell>
          <table:table-cell office:value-type="float" office:value="-1.1146189848">
            <text:p>-1.1146189848</text:p>
          </table:table-cell>
          <table:table-cell office:value-type="float" office:value="1.2423754813">
            <text:p>1.2423754813</text:p>
          </table:table-cell>
          <table:table-cell table:number-columns-repeated="2"/>
          <table:table-cell office:value-type="float" office:value="27921.3011111111">
            <text:p>27921.3011111111</text:p>
          </table:table-cell>
          <table:table-cell office:value-type="float" office:value="-0.9105684632">
            <text:p>-0.9105684632</text:p>
          </table:table-cell>
          <table:table-cell office:value-type="float" office:value="0.8291349262">
            <text:p>0.8291349262</text:p>
          </table:table-cell>
          <table:table-cell table:number-columns-repeated="2"/>
          <table:table-cell office:value-type="float" office:value="27928.235">
            <text:p>27928.235</text:p>
          </table:table-cell>
          <table:table-cell office:value-type="float" office:value="-0.8859609027">
            <text:p>-0.8859609027</text:p>
          </table:table-cell>
          <table:table-cell office:value-type="float" office:value="0.7849267211">
            <text:p>0.7849267211</text:p>
          </table:table-cell>
          <table:table-cell table:number-columns-repeated="2"/>
          <table:table-cell office:value-type="float" office:value="27937.9285714286">
            <text:p>27937.9285714286</text:p>
          </table:table-cell>
          <table:table-cell office:value-type="float" office:value="-0.8515595516">
            <text:p>-0.8515595516</text:p>
          </table:table-cell>
          <table:table-cell office:value-type="float" office:value="0.7251536699">
            <text:p>0.7251536699</text:p>
          </table:table-cell>
          <table:table-cell table:number-columns-repeated="2"/>
          <table:table-cell office:value-type="float" office:value="27941.6033333333">
            <text:p>27941.6033333333</text:p>
          </table:table-cell>
          <table:table-cell office:value-type="float" office:value="-0.8385182514">
            <text:p>-0.8385182514</text:p>
          </table:table-cell>
          <table:table-cell office:value-type="float" office:value="0.703112858">
            <text:p>0.703112858</text:p>
          </table:table-cell>
          <table:table-cell table:number-columns-repeated="2"/>
          <table:table-cell office:value-type="float" office:value="27956.198">
            <text:p>27956.198</text:p>
          </table:table-cell>
          <table:table-cell office:value-type="float" office:value="-0.7867234866">
            <text:p>-0.7867234866</text:p>
          </table:table-cell>
          <table:table-cell office:value-type="float" office:value="0.6189338444">
            <text:p>0.6189338444</text:p>
          </table:table-cell>
          <table:table-cell table:number-columns-repeated="2"/>
          <table:table-cell office:value-type="float" office:value="27976.565">
            <text:p>27976.565</text:p>
          </table:table-cell>
          <table:table-cell office:value-type="float" office:value="-0.7144433861">
            <text:p>-0.7144433861</text:p>
          </table:table-cell>
          <table:table-cell office:value-type="float" office:value="0.5104293519">
            <text:p>0.5104293519</text:p>
          </table:table-cell>
          <table:table-cell table:number-columns-repeated="2"/>
          <table:table-cell office:value-type="float" office:value="27998.7333333333">
            <text:p>27998.7333333333</text:p>
          </table:table-cell>
          <table:table-cell office:value-type="float" office:value="-0.6357705642">
            <text:p>-0.6357705642</text:p>
          </table:table-cell>
          <table:table-cell office:value-type="float" office:value="0.4042042104">
            <text:p>0.4042042104</text:p>
          </table:table-cell>
          <table:table-cell table:number-columns-repeated="2"/>
          <table:table-cell office:value-type="float" office:value="27993.65">
            <text:p>27993.65</text:p>
          </table:table-cell>
          <table:table-cell office:value-type="float" office:value="-0.6538107196">
            <text:p>-0.6538107196</text:p>
          </table:table-cell>
          <table:table-cell office:value-type="float" office:value="0.4274684571">
            <text:p>0.4274684571</text:p>
          </table:table-cell>
          <table:table-cell/>
          <table:table-cell office:value-type="float" office:value="28046.66">
            <text:p>28046.66</text:p>
          </table:table-cell>
          <table:table-cell office:value-type="float" office:value="-0.4656844305">
            <text:p>-0.4656844305</text:p>
          </table:table-cell>
          <table:table-cell office:value-type="float" office:value="0.2168619888">
            <text:p>0.2168619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1-18</text:p>
          </table:table-cell>
          <table:table-cell office:value-type="float" office:value="28163.29">
            <text:p>28163.29</text:p>
          </table:table-cell>
          <table:table-cell office:value-type="float" office:value="27946.959">
            <text:p>27946.959</text:p>
          </table:table-cell>
          <table:table-cell office:value-type="float" office:value="-0.7681311381">
            <text:p>-0.7681311381</text:p>
          </table:table-cell>
          <table:table-cell office:value-type="float" office:value="0.5900254453">
            <text:p>0.5900254453</text:p>
          </table:table-cell>
          <table:table-cell table:number-columns-repeated="2"/>
          <table:table-cell office:value-type="float" office:value="27955.9733333333">
            <text:p>27955.9733333333</text:p>
          </table:table-cell>
          <table:table-cell office:value-type="float" office:value="-0.7361237507">
            <text:p>-0.7361237507</text:p>
          </table:table-cell>
          <table:table-cell office:value-type="float" office:value="0.5418781763">
            <text:p>0.5418781763</text:p>
          </table:table-cell>
          <table:table-cell table:number-columns-repeated="2"/>
          <table:table-cell office:value-type="float" office:value="27967.9225">
            <text:p>27967.9225</text:p>
          </table:table-cell>
          <table:table-cell office:value-type="float" office:value="-0.6936955874">
            <text:p>-0.6936955874</text:p>
          </table:table-cell>
          <table:table-cell office:value-type="float" office:value="0.481213568">
            <text:p>0.481213568</text:p>
          </table:table-cell>
          <table:table-cell table:number-columns-repeated="2"/>
          <table:table-cell office:value-type="float" office:value="27975.3571428571">
            <text:p>27975.3571428571</text:p>
          </table:table-cell>
          <table:table-cell office:value-type="float" office:value="-0.667297241">
            <text:p>-0.667297241</text:p>
          </table:table-cell>
          <table:table-cell office:value-type="float" office:value="0.4452856078">
            <text:p>0.4452856078</text:p>
          </table:table-cell>
          <table:table-cell table:number-columns-repeated="2"/>
          <table:table-cell office:value-type="float" office:value="27993.145">
            <text:p>27993.145</text:p>
          </table:table-cell>
          <table:table-cell office:value-type="float" office:value="-0.6041375138">
            <text:p>-0.6041375138</text:p>
          </table:table-cell>
          <table:table-cell office:value-type="float" office:value="0.3649821355">
            <text:p>0.3649821355</text:p>
          </table:table-cell>
          <table:table-cell table:number-columns-repeated="2"/>
          <table:table-cell office:value-type="float" office:value="28016.828">
            <text:p>28016.828</text:p>
          </table:table-cell>
          <table:table-cell office:value-type="float" office:value="-0.5200457759">
            <text:p>-0.5200457759</text:p>
          </table:table-cell>
          <table:table-cell office:value-type="float" office:value="0.270447609">
            <text:p>0.270447609</text:p>
          </table:table-cell>
          <table:table-cell table:number-columns-repeated="2"/>
          <table:table-cell office:value-type="float" office:value="28043.52">
            <text:p>28043.52</text:p>
          </table:table-cell>
          <table:table-cell office:value-type="float" office:value="-0.425269917">
            <text:p>-0.425269917</text:p>
          </table:table-cell>
          <table:table-cell office:value-type="float" office:value="0.1808545023">
            <text:p>0.1808545023</text:p>
          </table:table-cell>
          <table:table-cell table:number-columns-repeated="2"/>
          <table:table-cell office:value-type="float" office:value="28055.06">
            <text:p>28055.06</text:p>
          </table:table-cell>
          <table:table-cell office:value-type="float" office:value="-0.3842945906">
            <text:p>-0.3842945906</text:p>
          </table:table-cell>
          <table:table-cell office:value-type="float" office:value="0.1476823324">
            <text:p>0.1476823324</text:p>
          </table:table-cell>
          <table:table-cell table:number-columns-repeated="2"/>
          <table:table-cell office:value-type="float" office:value="28112.27">
            <text:p>28112.27</text:p>
          </table:table-cell>
          <table:table-cell office:value-type="float" office:value="-0.1811578122">
            <text:p>-0.1811578122</text:p>
          </table:table-cell>
          <table:table-cell office:value-type="float" office:value="0.0328181529">
            <text:p>0.0328181529</text:p>
          </table:table-cell>
          <table:table-cell/>
          <table:table-cell office:value-type="float" office:value="28177.88">
            <text:p>28177.88</text:p>
          </table:table-cell>
          <table:table-cell office:value-type="float" office:value="0.051805027">
            <text:p>0.051805027</text:p>
          </table:table-cell>
          <table:table-cell office:value-type="float" office:value="0.0026837608">
            <text:p>0.00268376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1-19</text:p>
          </table:table-cell>
          <table:table-cell office:value-type="float" office:value="28032.85">
            <text:p>28032.85</text:p>
          </table:table-cell>
          <table:table-cell office:value-type="float" office:value="27976.705">
            <text:p>27976.705</text:p>
          </table:table-cell>
          <table:table-cell office:value-type="float" office:value="-0.2002828824">
            <text:p>-0.2002828824</text:p>
          </table:table-cell>
          <table:table-cell office:value-type="float" office:value="0.040113233">
            <text:p>0.040113233</text:p>
          </table:table-cell>
          <table:table-cell table:number-columns-repeated="2"/>
          <table:table-cell office:value-type="float" office:value="27989.63">
            <text:p>27989.63</text:p>
          </table:table-cell>
          <table:table-cell office:value-type="float" office:value="-0.1541762611">
            <text:p>-0.1541762611</text:p>
          </table:table-cell>
          <table:table-cell office:value-type="float" office:value="0.0237703195">
            <text:p>0.0237703195</text:p>
          </table:table-cell>
          <table:table-cell table:number-columns-repeated="2"/>
          <table:table-cell office:value-type="float" office:value="27998.84875">
            <text:p>27998.84875</text:p>
          </table:table-cell>
          <table:table-cell office:value-type="float" office:value="-0.1212907357">
            <text:p>-0.1212907357</text:p>
          </table:table-cell>
          <table:table-cell office:value-type="float" office:value="0.0147114426">
            <text:p>0.0147114426</text:p>
          </table:table-cell>
          <table:table-cell table:number-columns-repeated="2"/>
          <table:table-cell office:value-type="float" office:value="28017.4514285714">
            <text:p>28017.4514285714</text:p>
          </table:table-cell>
          <table:table-cell office:value-type="float" office:value="-0.0549304528">
            <text:p>-0.0549304528</text:p>
          </table:table-cell>
          <table:table-cell office:value-type="float" office:value="0.0030173546">
            <text:p>0.0030173546</text:p>
          </table:table-cell>
          <table:table-cell table:number-columns-repeated="2"/>
          <table:table-cell office:value-type="float" office:value="28041.2383333333">
            <text:p>28041.2383333333</text:p>
          </table:table-cell>
          <table:table-cell office:value-type="float" office:value="0.029923227">
            <text:p>0.029923227</text:p>
          </table:table-cell>
          <table:table-cell office:value-type="float" office:value="0.0008953995">
            <text:p>0.0008953995</text:p>
          </table:table-cell>
          <table:table-cell table:number-columns-repeated="2"/>
          <table:table-cell office:value-type="float" office:value="28067.474">
            <text:p>28067.474</text:p>
          </table:table-cell>
          <table:table-cell office:value-type="float" office:value="0.1235122365">
            <text:p>0.1235122365</text:p>
          </table:table-cell>
          <table:table-cell office:value-type="float" office:value="0.0152552726">
            <text:p>0.0152552726</text:p>
          </table:table-cell>
          <table:table-cell table:number-columns-repeated="2"/>
          <table:table-cell office:value-type="float" office:value="28082.1175">
            <text:p>28082.1175</text:p>
          </table:table-cell>
          <table:table-cell office:value-type="float" office:value="0.1757491657">
            <text:p>0.1757491657</text:p>
          </table:table-cell>
          <table:table-cell office:value-type="float" office:value="0.0308877692">
            <text:p>0.0308877692</text:p>
          </table:table-cell>
          <table:table-cell table:number-columns-repeated="2"/>
          <table:table-cell office:value-type="float" office:value="28129.2766666667">
            <text:p>28129.2766666667</text:p>
          </table:table-cell>
          <table:table-cell office:value-type="float" office:value="0.3439773932">
            <text:p>0.3439773932</text:p>
          </table:table-cell>
          <table:table-cell office:value-type="float" office:value="0.118320447">
            <text:p>0.118320447</text:p>
          </table:table-cell>
          <table:table-cell table:number-columns-repeated="2"/>
          <table:table-cell office:value-type="float" office:value="28170.585">
            <text:p>28170.585</text:p>
          </table:table-cell>
          <table:table-cell office:value-type="float" office:value="0.4913342739">
            <text:p>0.4913342739</text:p>
          </table:table-cell>
          <table:table-cell office:value-type="float" office:value="0.2414093687">
            <text:p>0.2414093687</text:p>
          </table:table-cell>
          <table:table-cell/>
          <table:table-cell office:value-type="float" office:value="28163.29">
            <text:p>28163.29</text:p>
          </table:table-cell>
          <table:table-cell office:value-type="float" office:value="0.4653112331">
            <text:p>0.4653112331</text:p>
          </table:table-cell>
          <table:table-cell office:value-type="float" office:value="0.2165145436">
            <text:p>0.21651454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1-20</text:p>
          </table:table-cell>
          <table:table-cell office:value-type="float" office:value="28067.56">
            <text:p>28067.56</text:p>
          </table:table-cell>
          <table:table-cell office:value-type="float" office:value="27993.952">
            <text:p>27993.952</text:p>
          </table:table-cell>
          <table:table-cell office:value-type="float" office:value="-0.2622529354">
            <text:p>-0.2622529354</text:p>
          </table:table-cell>
          <table:table-cell office:value-type="float" office:value="0.0687766021">
            <text:p>0.0687766021</text:p>
          </table:table-cell>
          <table:table-cell table:number-columns-repeated="2"/>
          <table:table-cell office:value-type="float" office:value="28002.6266666667">
            <text:p>28002.6266666667</text:p>
          </table:table-cell>
          <table:table-cell office:value-type="float" office:value="-0.2313465557">
            <text:p>-0.2313465557</text:p>
          </table:table-cell>
          <table:table-cell office:value-type="float" office:value="0.0535212288">
            <text:p>0.0535212288</text:p>
          </table:table-cell>
          <table:table-cell table:number-columns-repeated="2"/>
          <table:table-cell office:value-type="float" office:value="28019.37625">
            <text:p>28019.37625</text:p>
          </table:table-cell>
          <table:table-cell office:value-type="float" office:value="-0.1716706048">
            <text:p>-0.1716706048</text:p>
          </table:table-cell>
          <table:table-cell office:value-type="float" office:value="0.0294707965">
            <text:p>0.0294707965</text:p>
          </table:table-cell>
          <table:table-cell table:number-columns-repeated="2"/>
          <table:table-cell office:value-type="float" office:value="28040.04">
            <text:p>28040.04</text:p>
          </table:table-cell>
          <table:table-cell office:value-type="float" office:value="-0.0980491357">
            <text:p>-0.0980491357</text:p>
          </table:table-cell>
          <table:table-cell office:value-type="float" office:value="0.009613633">
            <text:p>0.009613633</text:p>
          </table:table-cell>
          <table:table-cell table:number-columns-repeated="2"/>
          <table:table-cell office:value-type="float" office:value="28061.7033333333">
            <text:p>28061.7033333333</text:p>
          </table:table-cell>
          <table:table-cell office:value-type="float" office:value="-0.0208663192">
            <text:p>-0.0208663192</text:p>
          </table:table-cell>
          <table:table-cell office:value-type="float" office:value="0.0004354033">
            <text:p>0.0004354033</text:p>
          </table:table-cell>
          <table:table-cell table:number-columns-repeated="2"/>
          <table:table-cell office:value-type="float" office:value="28072.264">
            <text:p>28072.264</text:p>
          </table:table-cell>
          <table:table-cell office:value-type="float" office:value="0.0167595616">
            <text:p>0.0167595616</text:p>
          </table:table-cell>
          <table:table-cell office:value-type="float" office:value="0.0002808829">
            <text:p>0.0002808829</text:p>
          </table:table-cell>
          <table:table-cell table:number-columns-repeated="2"/>
          <table:table-cell office:value-type="float" office:value="28105.17">
            <text:p>28105.17</text:p>
          </table:table-cell>
          <table:table-cell office:value-type="float" office:value="0.1339981103">
            <text:p>0.1339981103</text:p>
          </table:table-cell>
          <table:table-cell office:value-type="float" office:value="0.0179554936">
            <text:p>0.0179554936</text:p>
          </table:table-cell>
          <table:table-cell table:number-columns-repeated="2"/>
          <table:table-cell office:value-type="float" office:value="28124.6733333333">
            <text:p>28124.6733333333</text:p>
          </table:table-cell>
          <table:table-cell office:value-type="float" office:value="0.2034852097">
            <text:p>0.2034852097</text:p>
          </table:table-cell>
          <table:table-cell office:value-type="float" office:value="0.0414062306">
            <text:p>0.0414062306</text:p>
          </table:table-cell>
          <table:table-cell table:number-columns-repeated="2"/>
          <table:table-cell office:value-type="float" office:value="28098.07">
            <text:p>28098.07</text:p>
          </table:table-cell>
          <table:table-cell office:value-type="float" office:value="0.1087020033">
            <text:p>0.1087020033</text:p>
          </table:table-cell>
          <table:table-cell office:value-type="float" office:value="0.0118161255">
            <text:p>0.0118161255</text:p>
          </table:table-cell>
          <table:table-cell/>
          <table:table-cell office:value-type="float" office:value="28032.85">
            <text:p>28032.85</text:p>
          </table:table-cell>
          <table:table-cell office:value-type="float" office:value="-0.1236658976">
            <text:p>-0.1236658976</text:p>
          </table:table-cell>
          <table:table-cell office:value-type="float" office:value="0.0152932542">
            <text:p>0.01529325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1-21</text:p>
          </table:table-cell>
          <table:table-cell office:value-type="float" office:value="28334.63">
            <text:p>28334.63</text:p>
          </table:table-cell>
          <table:table-cell office:value-type="float" office:value="28009.12">
            <text:p>28009.12</text:p>
          </table:table-cell>
          <table:table-cell office:value-type="float" office:value="-1.1488062487">
            <text:p>-1.1488062487</text:p>
          </table:table-cell>
          <table:table-cell office:value-type="float" office:value="1.3197557972">
            <text:p>1.3197557972</text:p>
          </table:table-cell>
          <table:table-cell table:number-columns-repeated="2"/>
          <table:table-cell office:value-type="float" office:value="28024.73">
            <text:p>28024.73</text:p>
          </table:table-cell>
          <table:table-cell office:value-type="float" office:value="-1.0937146524">
            <text:p>-1.0937146524</text:p>
          </table:table-cell>
          <table:table-cell office:value-type="float" office:value="1.1962117408">
            <text:p>1.1962117408</text:p>
          </table:table-cell>
          <table:table-cell table:number-columns-repeated="2"/>
          <table:table-cell office:value-type="float" office:value="28043.48">
            <text:p>28043.48</text:p>
          </table:table-cell>
          <table:table-cell office:value-type="float" office:value="-1.0275412102">
            <text:p>-1.0275412102</text:p>
          </table:table-cell>
          <table:table-cell office:value-type="float" office:value="1.0558409386">
            <text:p>1.0558409386</text:p>
          </table:table-cell>
          <table:table-cell table:number-columns-repeated="2"/>
          <table:table-cell office:value-type="float" office:value="28062.54">
            <text:p>28062.54</text:p>
          </table:table-cell>
          <table:table-cell office:value-type="float" office:value="-0.9602737004">
            <text:p>-0.9602737004</text:p>
          </table:table-cell>
          <table:table-cell office:value-type="float" office:value="0.9221255797">
            <text:p>0.9221255797</text:p>
          </table:table-cell>
          <table:table-cell table:number-columns-repeated="2"/>
          <table:table-cell office:value-type="float" office:value="28071.48">
            <text:p>28071.48</text:p>
          </table:table-cell>
          <table:table-cell office:value-type="float" office:value="-0.9287222032">
            <text:p>-0.9287222032</text:p>
          </table:table-cell>
          <table:table-cell office:value-type="float" office:value="0.8625249307">
            <text:p>0.8625249307</text:p>
          </table:table-cell>
          <table:table-cell table:number-columns-repeated="2"/>
          <table:table-cell office:value-type="float" office:value="28097.648">
            <text:p>28097.648</text:p>
          </table:table-cell>
          <table:table-cell office:value-type="float" office:value="-0.8363687827">
            <text:p>-0.8363687827</text:p>
          </table:table-cell>
          <table:table-cell office:value-type="float" office:value="0.6995127406">
            <text:p>0.6995127406</text:p>
          </table:table-cell>
          <table:table-cell table:number-columns-repeated="2"/>
          <table:table-cell office:value-type="float" office:value="28110.395">
            <text:p>28110.395</text:p>
          </table:table-cell>
          <table:table-cell office:value-type="float" office:value="-0.7913814297">
            <text:p>-0.7913814297</text:p>
          </table:table-cell>
          <table:table-cell office:value-type="float" office:value="0.6262845673">
            <text:p>0.6262845673</text:p>
          </table:table-cell>
          <table:table-cell table:number-columns-repeated="2"/>
          <table:table-cell office:value-type="float" office:value="28087.9">
            <text:p>28087.9</text:p>
          </table:table-cell>
          <table:table-cell office:value-type="float" office:value="-0.8707719141">
            <text:p>-0.8707719141</text:p>
          </table:table-cell>
          <table:table-cell office:value-type="float" office:value="0.7582437264">
            <text:p>0.7582437264</text:p>
          </table:table-cell>
          <table:table-cell table:number-columns-repeated="2"/>
          <table:table-cell office:value-type="float" office:value="28050.205">
            <text:p>28050.205</text:p>
          </table:table-cell>
          <table:table-cell office:value-type="float" office:value="-1.0038070022">
            <text:p>-1.0038070022</text:p>
          </table:table-cell>
          <table:table-cell office:value-type="float" office:value="1.0076284978">
            <text:p>1.0076284978</text:p>
          </table:table-cell>
          <table:table-cell/>
          <table:table-cell office:value-type="float" office:value="28067.56">
            <text:p>28067.56</text:p>
          </table:table-cell>
          <table:table-cell office:value-type="float" office:value="-0.9425568642">
            <text:p>-0.9425568642</text:p>
          </table:table-cell>
          <table:table-cell office:value-type="float" office:value="0.8884134422">
            <text:p>0.88841344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1-24</text:p>
          </table:table-cell>
          <table:table-cell office:value-type="float" office:value="28499.54">
            <text:p>28499.54</text:p>
          </table:table-cell>
          <table:table-cell office:value-type="float" office:value="28055.72">
            <text:p>28055.72</text:p>
          </table:table-cell>
          <table:table-cell office:value-type="float" office:value="-1.5572882931">
            <text:p>-1.5572882931</text:p>
          </table:table-cell>
          <table:table-cell office:value-type="float" office:value="2.4251468277">
            <text:p>2.4251468277</text:p>
          </table:table-cell>
          <table:table-cell table:number-columns-repeated="2"/>
          <table:table-cell office:value-type="float" office:value="28075.83">
            <text:p>28075.83</text:p>
          </table:table-cell>
          <table:table-cell office:value-type="float" office:value="-1.4867257507">
            <text:p>-1.4867257507</text:p>
          </table:table-cell>
          <table:table-cell office:value-type="float" office:value="2.2103534577">
            <text:p>2.2103534577</text:p>
          </table:table-cell>
          <table:table-cell table:number-columns-repeated="2"/>
          <table:table-cell office:value-type="float" office:value="28096.55125">
            <text:p>28096.55125</text:p>
          </table:table-cell>
          <table:table-cell office:value-type="float" office:value="-1.4140184368">
            <text:p>-1.4140184368</text:p>
          </table:table-cell>
          <table:table-cell office:value-type="float" office:value="1.9994481396">
            <text:p>1.9994481396</text:p>
          </table:table-cell>
          <table:table-cell table:number-columns-repeated="2"/>
          <table:table-cell office:value-type="float" office:value="28109.0728571429">
            <text:p>28109.0728571429</text:p>
          </table:table-cell>
          <table:table-cell office:value-type="float" office:value="-1.370082264">
            <text:p>-1.370082264</text:p>
          </table:table-cell>
          <table:table-cell office:value-type="float" office:value="1.8771254101">
            <text:p>1.8771254101</text:p>
          </table:table-cell>
          <table:table-cell table:number-columns-repeated="2"/>
          <table:table-cell office:value-type="float" office:value="28137.145">
            <text:p>28137.145</text:p>
          </table:table-cell>
          <table:table-cell office:value-type="float" office:value="-1.2715819273">
            <text:p>-1.2715819273</text:p>
          </table:table-cell>
          <table:table-cell office:value-type="float" office:value="1.6169205978">
            <text:p>1.6169205978</text:p>
          </table:table-cell>
          <table:table-cell table:number-columns-repeated="2"/>
          <table:table-cell office:value-type="float" office:value="28155.242">
            <text:p>28155.242</text:p>
          </table:table-cell>
          <table:table-cell office:value-type="float" office:value="-1.2080826568">
            <text:p>-1.2080826568</text:p>
          </table:table-cell>
          <table:table-cell office:value-type="float" office:value="1.4594637056">
            <text:p>1.4594637056</text:p>
          </table:table-cell>
          <table:table-cell table:number-columns-repeated="2"/>
          <table:table-cell office:value-type="float" office:value="28149.5825">
            <text:p>28149.5825</text:p>
          </table:table-cell>
          <table:table-cell office:value-type="float" office:value="-1.227940872">
            <text:p>-1.227940872</text:p>
          </table:table-cell>
          <table:table-cell office:value-type="float" office:value="1.5078387852">
            <text:p>1.5078387852</text:p>
          </table:table-cell>
          <table:table-cell table:number-columns-repeated="2"/>
          <table:table-cell office:value-type="float" office:value="28145.0133333333">
            <text:p>28145.0133333333</text:p>
          </table:table-cell>
          <table:table-cell office:value-type="float" office:value="-1.2439732945">
            <text:p>-1.2439732945</text:p>
          </table:table-cell>
          <table:table-cell office:value-type="float" office:value="1.5474695575">
            <text:p>1.5474695575</text:p>
          </table:table-cell>
          <table:table-cell table:number-columns-repeated="2"/>
          <table:table-cell office:value-type="float" office:value="28201.095">
            <text:p>28201.095</text:p>
          </table:table-cell>
          <table:table-cell office:value-type="float" office:value="-1.0471923406">
            <text:p>-1.0471923406</text:p>
          </table:table-cell>
          <table:table-cell office:value-type="float" office:value="1.0966117983">
            <text:p>1.0966117983</text:p>
          </table:table-cell>
          <table:table-cell/>
          <table:table-cell office:value-type="float" office:value="28334.63">
            <text:p>28334.63</text:p>
          </table:table-cell>
          <table:table-cell office:value-type="float" office:value="-0.5786409184">
            <text:p>-0.5786409184</text:p>
          </table:table-cell>
          <table:table-cell office:value-type="float" office:value="0.3348253125">
            <text:p>0.334825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1-25</text:p>
          </table:table-cell>
          <table:table-cell office:value-type="float" office:value="28338.05">
            <text:p>28338.05</text:p>
          </table:table-cell>
          <table:table-cell office:value-type="float" office:value="28118.201">
            <text:p>28118.201</text:p>
          </table:table-cell>
          <table:table-cell office:value-type="float" office:value="-0.7758084978">
            <text:p>-0.7758084978</text:p>
          </table:table-cell>
          <table:table-cell office:value-type="float" office:value="0.6018788252">
            <text:p>0.6018788252</text:p>
          </table:table-cell>
          <table:table-cell table:number-columns-repeated="2"/>
          <table:table-cell office:value-type="float" office:value="28141.3277777778">
            <text:p>28141.3277777778</text:p>
          </table:table-cell>
          <table:table-cell office:value-type="float" office:value="-0.6941981619">
            <text:p>-0.6941981619</text:p>
          </table:table-cell>
          <table:table-cell office:value-type="float" office:value="0.481911088">
            <text:p>0.481911088</text:p>
          </table:table-cell>
          <table:table-cell table:number-columns-repeated="2"/>
          <table:table-cell office:value-type="float" office:value="28157.88125">
            <text:p>28157.88125</text:p>
          </table:table-cell>
          <table:table-cell office:value-type="float" office:value="-0.6357838666">
            <text:p>-0.6357838666</text:p>
          </table:table-cell>
          <table:table-cell office:value-type="float" office:value="0.404221125">
            <text:p>0.404221125</text:p>
          </table:table-cell>
          <table:table-cell table:number-columns-repeated="2"/>
          <table:table-cell office:value-type="float" office:value="28188.9157142857">
            <text:p>28188.9157142857</text:p>
          </table:table-cell>
          <table:table-cell office:value-type="float" office:value="-0.5262686943">
            <text:p>-0.5262686943</text:p>
          </table:table-cell>
          <table:table-cell office:value-type="float" office:value="0.2769587386">
            <text:p>0.2769587386</text:p>
          </table:table-cell>
          <table:table-cell table:number-columns-repeated="2"/>
          <table:table-cell office:value-type="float" office:value="28212.625">
            <text:p>28212.625</text:p>
          </table:table-cell>
          <table:table-cell office:value-type="float" office:value="-0.4426027902">
            <text:p>-0.4426027902</text:p>
          </table:table-cell>
          <table:table-cell office:value-type="float" office:value="0.1958972299">
            <text:p>0.1958972299</text:p>
          </table:table-cell>
          <table:table-cell table:number-columns-repeated="2"/>
          <table:table-cell office:value-type="float" office:value="28219.574">
            <text:p>28219.574</text:p>
          </table:table-cell>
          <table:table-cell office:value-type="float" office:value="-0.41808099">
            <text:p>-0.41808099</text:p>
          </table:table-cell>
          <table:table-cell office:value-type="float" office:value="0.1747917142">
            <text:p>0.1747917142</text:p>
          </table:table-cell>
          <table:table-cell table:number-columns-repeated="2"/>
          <table:table-cell office:value-type="float" office:value="28233.645">
            <text:p>28233.645</text:p>
          </table:table-cell>
          <table:table-cell office:value-type="float" office:value="-0.3684269031">
            <text:p>-0.3684269031</text:p>
          </table:table-cell>
          <table:table-cell office:value-type="float" office:value="0.1357383829">
            <text:p>0.1357383829</text:p>
          </table:table-cell>
          <table:table-cell table:number-columns-repeated="2"/>
          <table:table-cell office:value-type="float" office:value="28300.5766666667">
            <text:p>28300.5766666667</text:p>
          </table:table-cell>
          <table:table-cell office:value-type="float" office:value="-0.13223681">
            <text:p>-0.13223681</text:p>
          </table:table-cell>
          <table:table-cell office:value-type="float" office:value="0.0174865739">
            <text:p>0.0174865739</text:p>
          </table:table-cell>
          <table:table-cell table:number-columns-repeated="2"/>
          <table:table-cell office:value-type="float" office:value="28417.085">
            <text:p>28417.085</text:p>
          </table:table-cell>
          <table:table-cell office:value-type="float" office:value="0.2789006301">
            <text:p>0.2789006301</text:p>
          </table:table-cell>
          <table:table-cell office:value-type="float" office:value="0.0777855615">
            <text:p>0.0777855615</text:p>
          </table:table-cell>
          <table:table-cell/>
          <table:table-cell office:value-type="float" office:value="28499.54">
            <text:p>28499.54</text:p>
          </table:table-cell>
          <table:table-cell office:value-type="float" office:value="0.5698698393">
            <text:p>0.5698698393</text:p>
          </table:table-cell>
          <table:table-cell office:value-type="float" office:value="0.3247516338">
            <text:p>0.32475163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1-26</text:p>
          </table:table-cell>
          <table:table-cell office:value-type="float" office:value="28386.19">
            <text:p>28386.19</text:p>
          </table:table-cell>
          <table:table-cell office:value-type="float" office:value="28161">
            <text:p>28161</text:p>
          </table:table-cell>
          <table:table-cell office:value-type="float" office:value="-0.7933082953">
            <text:p>-0.7933082953</text:p>
          </table:table-cell>
          <table:table-cell office:value-type="float" office:value="0.6293380514">
            <text:p>0.6293380514</text:p>
          </table:table-cell>
          <table:table-cell table:number-columns-repeated="2"/>
          <table:table-cell office:value-type="float" office:value="28177.9">
            <text:p>28177.9</text:p>
          </table:table-cell>
          <table:table-cell office:value-type="float" office:value="-0.7337723027">
            <text:p>-0.7337723027</text:p>
          </table:table-cell>
          <table:table-cell office:value-type="float" office:value="0.5384217921">
            <text:p>0.5384217921</text:p>
          </table:table-cell>
          <table:table-cell table:number-columns-repeated="2"/>
          <table:table-cell office:value-type="float" office:value="28207.5575">
            <text:p>28207.5575</text:p>
          </table:table-cell>
          <table:table-cell office:value-type="float" office:value="-0.6292936812">
            <text:p>-0.6292936812</text:p>
          </table:table-cell>
          <table:table-cell office:value-type="float" office:value="0.3960105372">
            <text:p>0.3960105372</text:p>
          </table:table-cell>
          <table:table-cell table:number-columns-repeated="2"/>
          <table:table-cell office:value-type="float" office:value="28230.5428571429">
            <text:p>28230.5428571429</text:p>
          </table:table-cell>
          <table:table-cell office:value-type="float" office:value="-0.5483199501">
            <text:p>-0.5483199501</text:p>
          </table:table-cell>
          <table:table-cell office:value-type="float" office:value="0.3006547677">
            <text:p>0.3006547677</text:p>
          </table:table-cell>
          <table:table-cell table:number-columns-repeated="2"/>
          <table:table-cell office:value-type="float" office:value="28239.32">
            <text:p>28239.32</text:p>
          </table:table-cell>
          <table:table-cell office:value-type="float" office:value="-0.5173994819">
            <text:p>-0.5173994819</text:p>
          </table:table-cell>
          <table:table-cell office:value-type="float" office:value="0.2677022239">
            <text:p>0.2677022239</text:p>
          </table:table-cell>
          <table:table-cell table:number-columns-repeated="2"/>
          <table:table-cell office:value-type="float" office:value="28254.526">
            <text:p>28254.526</text:p>
          </table:table-cell>
          <table:table-cell office:value-type="float" office:value="-0.4638311799">
            <text:p>-0.4638311799</text:p>
          </table:table-cell>
          <table:table-cell office:value-type="float" office:value="0.2151393634">
            <text:p>0.2151393634</text:p>
          </table:table-cell>
          <table:table-cell table:number-columns-repeated="2"/>
          <table:table-cell office:value-type="float" office:value="28309.945">
            <text:p>28309.945</text:p>
          </table:table-cell>
          <table:table-cell office:value-type="float" office:value="-0.2685989208">
            <text:p>-0.2685989208</text:p>
          </table:table-cell>
          <table:table-cell office:value-type="float" office:value="0.0721453803">
            <text:p>0.0721453803</text:p>
          </table:table-cell>
          <table:table-cell table:number-columns-repeated="2"/>
          <table:table-cell office:value-type="float" office:value="28390.74">
            <text:p>28390.74</text:p>
          </table:table-cell>
          <table:table-cell office:value-type="float" office:value="0.0160289211">
            <text:p>0.0160289211</text:p>
          </table:table-cell>
          <table:table-cell office:value-type="float" office:value="0.0002569263">
            <text:p>0.0002569263</text:p>
          </table:table-cell>
          <table:table-cell table:number-columns-repeated="2"/>
          <table:table-cell office:value-type="float" office:value="28418.795">
            <text:p>28418.795</text:p>
          </table:table-cell>
          <table:table-cell office:value-type="float" office:value="0.1148621918">
            <text:p>0.1148621918</text:p>
          </table:table-cell>
          <table:table-cell office:value-type="float" office:value="0.0131933231">
            <text:p>0.0131933231</text:p>
          </table:table-cell>
          <table:table-cell/>
          <table:table-cell office:value-type="float" office:value="28338.05">
            <text:p>28338.05</text:p>
          </table:table-cell>
          <table:table-cell office:value-type="float" office:value="-0.1695895081">
            <text:p>-0.1695895081</text:p>
          </table:table-cell>
          <table:table-cell office:value-type="float" office:value="0.0287606013">
            <text:p>0.02876060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1-27</text:p>
          </table:table-cell>
          <table:table-cell office:value-type="float" office:value="28438.91">
            <text:p>28438.91</text:p>
          </table:table-cell>
          <table:table-cell office:value-type="float" office:value="28198.729">
            <text:p>28198.729</text:p>
          </table:table-cell>
          <table:table-cell office:value-type="float" office:value="-0.8445506526">
            <text:p>-0.8445506526</text:p>
          </table:table-cell>
          <table:table-cell office:value-type="float" office:value="0.7132658048">
            <text:p>0.7132658048</text:p>
          </table:table-cell>
          <table:table-cell table:number-columns-repeated="2"/>
          <table:table-cell office:value-type="float" office:value="28227.4055555556">
            <text:p>28227.4055555556</text:p>
          </table:table-cell>
          <table:table-cell office:value-type="float" office:value="-0.7437150174">
            <text:p>-0.7437150174</text:p>
          </table:table-cell>
          <table:table-cell office:value-type="float" office:value="0.5531120271">
            <text:p>0.5531120271</text:p>
          </table:table-cell>
          <table:table-cell table:number-columns-repeated="2"/>
          <table:table-cell office:value-type="float" office:value="28249.99875">
            <text:p>28249.99875</text:p>
          </table:table-cell>
          <table:table-cell office:value-type="float" office:value="-0.6642703606">
            <text:p>-0.6642703606</text:p>
          </table:table-cell>
          <table:table-cell office:value-type="float" office:value="0.4412551119">
            <text:p>0.4412551119</text:p>
          </table:table-cell>
          <table:table-cell table:number-columns-repeated="2"/>
          <table:table-cell office:value-type="float" office:value="28260.3014285714">
            <text:p>28260.3014285714</text:p>
          </table:table-cell>
          <table:table-cell office:value-type="float" office:value="-0.6280429574">
            <text:p>-0.6280429574</text:p>
          </table:table-cell>
          <table:table-cell office:value-type="float" office:value="0.3944379564">
            <text:p>0.3944379564</text:p>
          </table:table-cell>
          <table:table-cell table:number-columns-repeated="2"/>
          <table:table-cell office:value-type="float" office:value="28276.47">
            <text:p>28276.47</text:p>
          </table:table-cell>
          <table:table-cell office:value-type="float" office:value="-0.5711892615">
            <text:p>-0.5711892615</text:p>
          </table:table-cell>
          <table:table-cell office:value-type="float" office:value="0.3262571724">
            <text:p>0.3262571724</text:p>
          </table:table-cell>
          <table:table-cell table:number-columns-repeated="2"/>
          <table:table-cell office:value-type="float" office:value="28325.194">
            <text:p>28325.194</text:p>
          </table:table-cell>
          <table:table-cell office:value-type="float" office:value="-0.3998606135">
            <text:p>-0.3998606135</text:p>
          </table:table-cell>
          <table:table-cell office:value-type="float" office:value="0.1598885102">
            <text:p>0.1598885102</text:p>
          </table:table-cell>
          <table:table-cell table:number-columns-repeated="2"/>
          <table:table-cell office:value-type="float" office:value="28389.6025">
            <text:p>28389.6025</text:p>
          </table:table-cell>
          <table:table-cell office:value-type="float" office:value="-0.1733804144">
            <text:p>-0.1733804144</text:p>
          </table:table-cell>
          <table:table-cell office:value-type="float" office:value="0.0300607681">
            <text:p>0.0300607681</text:p>
          </table:table-cell>
          <table:table-cell table:number-columns-repeated="2"/>
          <table:table-cell office:value-type="float" office:value="28407.9266666667">
            <text:p>28407.9266666667</text:p>
          </table:table-cell>
          <table:table-cell office:value-type="float" office:value="-0.1089469791">
            <text:p>-0.1089469791</text:p>
          </table:table-cell>
          <table:table-cell office:value-type="float" office:value="0.0118694443">
            <text:p>0.0118694443</text:p>
          </table:table-cell>
          <table:table-cell table:number-columns-repeated="2"/>
          <table:table-cell office:value-type="float" office:value="28362.12">
            <text:p>28362.12</text:p>
          </table:table-cell>
          <table:table-cell office:value-type="float" office:value="-0.2700173811">
            <text:p>-0.2700173811</text:p>
          </table:table-cell>
          <table:table-cell office:value-type="float" office:value="0.0729093861">
            <text:p>0.0729093861</text:p>
          </table:table-cell>
          <table:table-cell/>
          <table:table-cell office:value-type="float" office:value="28386.19">
            <text:p>28386.19</text:p>
          </table:table-cell>
          <table:table-cell office:value-type="float" office:value="-0.1853798194">
            <text:p>-0.1853798194</text:p>
          </table:table-cell>
          <table:table-cell office:value-type="float" office:value="0.0343656774">
            <text:p>0.03436567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1-28</text:p>
          </table:table-cell>
          <table:table-cell office:value-type="float" office:value="28693.99">
            <text:p>28693.99</text:p>
          </table:table-cell>
          <table:table-cell office:value-type="float" office:value="28248.556">
            <text:p>28248.556</text:p>
          </table:table-cell>
          <table:table-cell office:value-type="float" office:value="-1.5523599193">
            <text:p>-1.5523599193</text:p>
          </table:table-cell>
          <table:table-cell office:value-type="float" office:value="2.409821319">
            <text:p>2.409821319</text:p>
          </table:table-cell>
          <table:table-cell table:number-columns-repeated="2"/>
          <table:table-cell office:value-type="float" office:value="28270.9888888889">
            <text:p>28270.9888888889</text:p>
          </table:table-cell>
          <table:table-cell office:value-type="float" office:value="-1.4741801719">
            <text:p>-1.4741801719</text:p>
          </table:table-cell>
          <table:table-cell office:value-type="float" office:value="2.1732071793">
            <text:p>2.1732071793</text:p>
          </table:table-cell>
          <table:table-cell table:number-columns-repeated="2"/>
          <table:table-cell office:value-type="float" office:value="28282.6275">
            <text:p>28282.6275</text:p>
          </table:table-cell>
          <table:table-cell office:value-type="float" office:value="-1.4336190261">
            <text:p>-1.4336190261</text:p>
          </table:table-cell>
          <table:table-cell office:value-type="float" office:value="2.0552635121">
            <text:p>2.0552635121</text:p>
          </table:table-cell>
          <table:table-cell table:number-columns-repeated="2"/>
          <table:table-cell office:value-type="float" office:value="28299.6757142857">
            <text:p>28299.6757142857</text:p>
          </table:table-cell>
          <table:table-cell office:value-type="float" office:value="-1.3742051409">
            <text:p>-1.3742051409</text:p>
          </table:table-cell>
          <table:table-cell office:value-type="float" office:value="1.8884397693">
            <text:p>1.8884397693</text:p>
          </table:table-cell>
          <table:table-cell table:number-columns-repeated="2"/>
          <table:table-cell office:value-type="float" office:value="28344.1466666667">
            <text:p>28344.1466666667</text:p>
          </table:table-cell>
          <table:table-cell office:value-type="float" office:value="-1.2192216326">
            <text:p>-1.2192216326</text:p>
          </table:table-cell>
          <table:table-cell office:value-type="float" office:value="1.4865013894">
            <text:p>1.4865013894</text:p>
          </table:table-cell>
          <table:table-cell table:number-columns-repeated="2"/>
          <table:table-cell office:value-type="float" office:value="28399.464">
            <text:p>28399.464</text:p>
          </table:table-cell>
          <table:table-cell office:value-type="float" office:value="-1.0264379405">
            <text:p>-1.0264379405</text:p>
          </table:table-cell>
          <table:table-cell office:value-type="float" office:value="1.0535748457">
            <text:p>1.0535748457</text:p>
          </table:table-cell>
          <table:table-cell table:number-columns-repeated="2"/>
          <table:table-cell office:value-type="float" office:value="28415.6725">
            <text:p>28415.6725</text:p>
          </table:table-cell>
          <table:table-cell office:value-type="float" office:value="-0.9699505018">
            <text:p>-0.9699505018</text:p>
          </table:table-cell>
          <table:table-cell office:value-type="float" office:value="0.940803976">
            <text:p>0.940803976</text:p>
          </table:table-cell>
          <table:table-cell table:number-columns-repeated="2"/>
          <table:table-cell office:value-type="float" office:value="28387.7166666667">
            <text:p>28387.7166666667</text:p>
          </table:table-cell>
          <table:table-cell office:value-type="float" office:value="-1.0673779887">
            <text:p>-1.0673779887</text:p>
          </table:table-cell>
          <table:table-cell office:value-type="float" office:value="1.1392957707">
            <text:p>1.1392957707</text:p>
          </table:table-cell>
          <table:table-cell table:number-columns-repeated="2"/>
          <table:table-cell office:value-type="float" office:value="28412.55">
            <text:p>28412.55</text:p>
          </table:table-cell>
          <table:table-cell office:value-type="float" office:value="-0.9808325716">
            <text:p>-0.9808325716</text:p>
          </table:table-cell>
          <table:table-cell office:value-type="float" office:value="0.9620325334">
            <text:p>0.9620325334</text:p>
          </table:table-cell>
          <table:table-cell/>
          <table:table-cell office:value-type="float" office:value="28438.91">
            <text:p>28438.91</text:p>
          </table:table-cell>
          <table:table-cell office:value-type="float" office:value="-0.8889666442">
            <text:p>-0.8889666442</text:p>
          </table:table-cell>
          <table:table-cell office:value-type="float" office:value="0.7902616946">
            <text:p>0.79026169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2-01</text:p>
          </table:table-cell>
          <table:table-cell office:value-type="float" office:value="28559.62">
            <text:p>28559.62</text:p>
          </table:table-cell>
          <table:table-cell office:value-type="float" office:value="28313.289">
            <text:p>28313.289</text:p>
          </table:table-cell>
          <table:table-cell office:value-type="float" office:value="-0.8625149774">
            <text:p>-0.8625149774</text:p>
          </table:table-cell>
          <table:table-cell office:value-type="float" office:value="0.7439320863">
            <text:p>0.7439320863</text:p>
          </table:table-cell>
          <table:table-cell table:number-columns-repeated="2"/>
          <table:table-cell office:value-type="float" office:value="28328.3344444444">
            <text:p>28328.3344444444</text:p>
          </table:table-cell>
          <table:table-cell office:value-type="float" office:value="-0.8098341489">
            <text:p>-0.8098341489</text:p>
          </table:table-cell>
          <table:table-cell office:value-type="float" office:value="0.6558313487">
            <text:p>0.6558313487</text:p>
          </table:table-cell>
          <table:table-cell table:number-columns-repeated="2"/>
          <table:table-cell office:value-type="float" office:value="28348.965">
            <text:p>28348.965</text:p>
          </table:table-cell>
          <table:table-cell office:value-type="float" office:value="-0.737597349">
            <text:p>-0.737597349</text:p>
          </table:table-cell>
          <table:table-cell office:value-type="float" office:value="0.5440498492">
            <text:p>0.5440498492</text:p>
          </table:table-cell>
          <table:table-cell table:number-columns-repeated="2"/>
          <table:table-cell office:value-type="float" office:value="28394.1242857143">
            <text:p>28394.1242857143</text:p>
          </table:table-cell>
          <table:table-cell office:value-type="float" office:value="-0.5794744968">
            <text:p>-0.5794744968</text:p>
          </table:table-cell>
          <table:table-cell office:value-type="float" office:value="0.3357906925">
            <text:p>0.3357906925</text:p>
          </table:table-cell>
          <table:table-cell table:number-columns-repeated="2"/>
          <table:table-cell office:value-type="float" office:value="28448.5516666667">
            <text:p>28448.5516666667</text:p>
          </table:table-cell>
          <table:table-cell office:value-type="float" office:value="-0.388899899">
            <text:p>-0.388899899</text:p>
          </table:table-cell>
          <table:table-cell office:value-type="float" office:value="0.1512431314">
            <text:p>0.1512431314</text:p>
          </table:table-cell>
          <table:table-cell table:number-columns-repeated="2"/>
          <table:table-cell office:value-type="float" office:value="28471.336">
            <text:p>28471.336</text:p>
          </table:table-cell>
          <table:table-cell office:value-type="float" office:value="-0.30912176">
            <text:p>-0.30912176</text:p>
          </table:table-cell>
          <table:table-cell office:value-type="float" office:value="0.0955562625">
            <text:p>0.0955562625</text:p>
          </table:table-cell>
          <table:table-cell table:number-columns-repeated="2"/>
          <table:table-cell office:value-type="float" office:value="28464.285">
            <text:p>28464.285</text:p>
          </table:table-cell>
          <table:table-cell office:value-type="float" office:value="-0.3338104639">
            <text:p>-0.3338104639</text:p>
          </table:table-cell>
          <table:table-cell office:value-type="float" office:value="0.1114294258">
            <text:p>0.1114294258</text:p>
          </table:table-cell>
          <table:table-cell table:number-columns-repeated="2"/>
          <table:table-cell office:value-type="float" office:value="28506.3633333333">
            <text:p>28506.3633333333</text:p>
          </table:table-cell>
          <table:table-cell office:value-type="float" office:value="-0.1864754036">
            <text:p>-0.1864754036</text:p>
          </table:table-cell>
          <table:table-cell office:value-type="float" office:value="0.0347730762">
            <text:p>0.0347730762</text:p>
          </table:table-cell>
          <table:table-cell table:number-columns-repeated="2"/>
          <table:table-cell office:value-type="float" office:value="28566.45">
            <text:p>28566.45</text:p>
          </table:table-cell>
          <table:table-cell office:value-type="float" office:value="0.023914884">
            <text:p>0.023914884</text:p>
          </table:table-cell>
          <table:table-cell office:value-type="float" office:value="0.0005719217">
            <text:p>0.0005719217</text:p>
          </table:table-cell>
          <table:table-cell/>
          <table:table-cell office:value-type="float" office:value="28693.99">
            <text:p>28693.99</text:p>
          </table:table-cell>
          <table:table-cell office:value-type="float" office:value="0.4704894533">
            <text:p>0.4704894533</text:p>
          </table:table-cell>
          <table:table-cell office:value-type="float" office:value="0.2213603257">
            <text:p>0.2213603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2-02</text:p>
          </table:table-cell>
          <table:table-cell office:value-type="float" office:value="28444.01">
            <text:p>28444.01</text:p>
          </table:table-cell>
          <table:table-cell office:value-type="float" office:value="28351.463">
            <text:p>28351.463</text:p>
          </table:table-cell>
          <table:table-cell office:value-type="float" office:value="-0.3253655163">
            <text:p>-0.3253655163</text:p>
          </table:table-cell>
          <table:table-cell office:value-type="float" office:value="0.1058627192">
            <text:p>0.1058627192</text:p>
          </table:table-cell>
          <table:table-cell table:number-columns-repeated="2"/>
          <table:table-cell office:value-type="float" office:value="28372.3711111111">
            <text:p>28372.3711111111</text:p>
          </table:table-cell>
          <table:table-cell office:value-type="float" office:value="-0.2518593155">
            <text:p>-0.2518593155</text:p>
          </table:table-cell>
          <table:table-cell office:value-type="float" office:value="0.0634331148">
            <text:p>0.0634331148</text:p>
          </table:table-cell>
          <table:table-cell table:number-columns-repeated="2"/>
          <table:table-cell office:value-type="float" office:value="28414.81125">
            <text:p>28414.81125</text:p>
          </table:table-cell>
          <table:table-cell office:value-type="float" office:value="-0.1026534233">
            <text:p>-0.1026534233</text:p>
          </table:table-cell>
          <table:table-cell office:value-type="float" office:value="0.0105377253">
            <text:p>0.0105377253</text:p>
          </table:table-cell>
          <table:table-cell table:number-columns-repeated="2"/>
          <table:table-cell office:value-type="float" office:value="28464.4185714286">
            <text:p>28464.4185714286</text:p>
          </table:table-cell>
          <table:table-cell office:value-type="float" office:value="0.0717499798">
            <text:p>0.0717499798</text:p>
          </table:table-cell>
          <table:table-cell office:value-type="float" office:value="0.0051480596">
            <text:p>0.0051480596</text:p>
          </table:table-cell>
          <table:table-cell table:number-columns-repeated="2"/>
          <table:table-cell office:value-type="float" office:value="28486.05">
            <text:p>28486.05</text:p>
          </table:table-cell>
          <table:table-cell office:value-type="float" office:value="0.1477991324">
            <text:p>0.1477991324</text:p>
          </table:table-cell>
          <table:table-cell office:value-type="float" office:value="0.0218445835">
            <text:p>0.0218445835</text:p>
          </table:table-cell>
          <table:table-cell table:number-columns-repeated="2"/>
          <table:table-cell office:value-type="float" office:value="28483.352">
            <text:p>28483.352</text:p>
          </table:table-cell>
          <table:table-cell office:value-type="float" office:value="0.1383138313">
            <text:p>0.1383138313</text:p>
          </table:table-cell>
          <table:table-cell office:value-type="float" office:value="0.0191307159">
            <text:p>0.0191307159</text:p>
          </table:table-cell>
          <table:table-cell table:number-columns-repeated="2"/>
          <table:table-cell office:value-type="float" office:value="28519.6775">
            <text:p>28519.6775</text:p>
          </table:table-cell>
          <table:table-cell office:value-type="float" office:value="0.2660226178">
            <text:p>0.2660226178</text:p>
          </table:table-cell>
          <table:table-cell office:value-type="float" office:value="0.0707680332">
            <text:p>0.0707680332</text:p>
          </table:table-cell>
          <table:table-cell table:number-columns-repeated="2"/>
          <table:table-cell office:value-type="float" office:value="28564.1733333333">
            <text:p>28564.1733333333</text:p>
          </table:table-cell>
          <table:table-cell office:value-type="float" office:value="0.4224556711">
            <text:p>0.4224556711</text:p>
          </table:table-cell>
          <table:table-cell office:value-type="float" office:value="0.178468794">
            <text:p>0.178468794</text:p>
          </table:table-cell>
          <table:table-cell table:number-columns-repeated="2"/>
          <table:table-cell office:value-type="float" office:value="28626.805">
            <text:p>28626.805</text:p>
          </table:table-cell>
          <table:table-cell office:value-type="float" office:value="0.6426484873">
            <text:p>0.6426484873</text:p>
          </table:table-cell>
          <table:table-cell office:value-type="float" office:value="0.4129970783">
            <text:p>0.4129970783</text:p>
          </table:table-cell>
          <table:table-cell/>
          <table:table-cell office:value-type="float" office:value="28559.62">
            <text:p>28559.62</text:p>
          </table:table-cell>
          <table:table-cell office:value-type="float" office:value="0.4064476141">
            <text:p>0.4064476141</text:p>
          </table:table-cell>
          <table:table-cell office:value-type="float" office:value="0.165199663">
            <text:p>0.1651996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2-03</text:p>
          </table:table-cell>
          <table:table-cell office:value-type="float" office:value="28442.71">
            <text:p>28442.71</text:p>
          </table:table-cell>
          <table:table-cell office:value-type="float" office:value="28379.535">
            <text:p>28379.535</text:p>
          </table:table-cell>
          <table:table-cell office:value-type="float" office:value="-0.2221131531">
            <text:p>-0.2221131531</text:p>
          </table:table-cell>
          <table:table-cell office:value-type="float" office:value="0.0493342528">
            <text:p>0.0493342528</text:p>
          </table:table-cell>
          <table:table-cell table:number-columns-repeated="2"/>
          <table:table-cell office:value-type="float" office:value="28418.0555555556">
            <text:p>28418.0555555556</text:p>
          </table:table-cell>
          <table:table-cell office:value-type="float" office:value="-0.0866810668">
            <text:p>-0.0866810668</text:p>
          </table:table-cell>
          <table:table-cell office:value-type="float" office:value="0.0075136073">
            <text:p>0.0075136073</text:p>
          </table:table-cell>
          <table:table-cell table:number-columns-repeated="2"/>
          <table:table-cell office:value-type="float" office:value="28461.8675">
            <text:p>28461.8675</text:p>
          </table:table-cell>
          <table:table-cell office:value-type="float" office:value="0.067354693">
            <text:p>0.067354693</text:p>
          </table:table-cell>
          <table:table-cell office:value-type="float" office:value="0.0045366547">
            <text:p>0.0045366547</text:p>
          </table:table-cell>
          <table:table-cell table:number-columns-repeated="2"/>
          <table:table-cell office:value-type="float" office:value="28480.0442857143">
            <text:p>28480.0442857143</text:p>
          </table:table-cell>
          <table:table-cell office:value-type="float" office:value="0.1312613521">
            <text:p>0.1312613521</text:p>
          </table:table-cell>
          <table:table-cell office:value-type="float" office:value="0.0172295425">
            <text:p>0.0172295425</text:p>
          </table:table-cell>
          <table:table-cell table:number-columns-repeated="2"/>
          <table:table-cell office:value-type="float" office:value="28476.795">
            <text:p>28476.795</text:p>
          </table:table-cell>
          <table:table-cell office:value-type="float" office:value="0.1198373854">
            <text:p>0.1198373854</text:p>
          </table:table-cell>
          <table:table-cell office:value-type="float" office:value="0.0143609989">
            <text:p>0.0143609989</text:p>
          </table:table-cell>
          <table:table-cell table:number-columns-repeated="2"/>
          <table:table-cell office:value-type="float" office:value="28504.544">
            <text:p>28504.544</text:p>
          </table:table-cell>
          <table:table-cell office:value-type="float" office:value="0.2173984125">
            <text:p>0.2173984125</text:p>
          </table:table-cell>
          <table:table-cell office:value-type="float" office:value="0.0472620697">
            <text:p>0.0472620697</text:p>
          </table:table-cell>
          <table:table-cell table:number-columns-repeated="2"/>
          <table:table-cell office:value-type="float" office:value="28534.1325">
            <text:p>28534.1325</text:p>
          </table:table-cell>
          <table:table-cell office:value-type="float" office:value="0.3214268261">
            <text:p>0.3214268261</text:p>
          </table:table-cell>
          <table:table-cell office:value-type="float" office:value="0.1033152045">
            <text:p>0.1033152045</text:p>
          </table:table-cell>
          <table:table-cell table:number-columns-repeated="2"/>
          <table:table-cell office:value-type="float" office:value="28565.8733333333">
            <text:p>28565.8733333333</text:p>
          </table:table-cell>
          <table:table-cell office:value-type="float" office:value="0.433022498">
            <text:p>0.433022498</text:p>
          </table:table-cell>
          <table:table-cell office:value-type="float" office:value="0.1875084838">
            <text:p>0.1875084838</text:p>
          </table:table-cell>
          <table:table-cell table:number-columns-repeated="2"/>
          <table:table-cell office:value-type="float" office:value="28501.815">
            <text:p>28501.815</text:p>
          </table:table-cell>
          <table:table-cell office:value-type="float" office:value="0.2078036868">
            <text:p>0.2078036868</text:p>
          </table:table-cell>
          <table:table-cell office:value-type="float" office:value="0.0431823722">
            <text:p>0.0431823722</text:p>
          </table:table-cell>
          <table:table-cell/>
          <table:table-cell office:value-type="float" office:value="28444.01">
            <text:p>28444.01</text:p>
          </table:table-cell>
          <table:table-cell office:value-type="float" office:value="0.0045705912">
            <text:p>0.0045705912</text:p>
          </table:table-cell>
          <table:table-cell table:style-name="ce1" office:value-type="string">
            <text:p>2.08903039078035E-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2-04</text:p>
          </table:table-cell>
          <table:table-cell office:value-type="float" office:value="28562.82">
            <text:p>28562.82</text:p>
          </table:table-cell>
          <table:table-cell office:value-type="float" office:value="28420.521">
            <text:p>28420.521</text:p>
          </table:table-cell>
          <table:table-cell office:value-type="float" office:value="-0.4981966066">
            <text:p>-0.4981966066</text:p>
          </table:table-cell>
          <table:table-cell office:value-type="float" office:value="0.2481998589">
            <text:p>0.2481998589</text:p>
          </table:table-cell>
          <table:table-cell table:number-columns-repeated="2"/>
          <table:table-cell office:value-type="float" office:value="28459.7388888889">
            <text:p>28459.7388888889</text:p>
          </table:table-cell>
          <table:table-cell office:value-type="float" office:value="-0.3608926258">
            <text:p>-0.3608926258</text:p>
          </table:table-cell>
          <table:table-cell office:value-type="float" office:value="0.1302434874">
            <text:p>0.1302434874</text:p>
          </table:table-cell>
          <table:table-cell table:number-columns-repeated="2"/>
          <table:table-cell office:value-type="float" office:value="28475.3775">
            <text:p>28475.3775</text:p>
          </table:table-cell>
          <table:table-cell office:value-type="float" office:value="-0.3061409903">
            <text:p>-0.3061409903</text:p>
          </table:table-cell>
          <table:table-cell office:value-type="float" office:value="0.0937223059">
            <text:p>0.0937223059</text:p>
          </table:table-cell>
          <table:table-cell table:number-columns-repeated="2"/>
          <table:table-cell office:value-type="float" office:value="28471.9257142857">
            <text:p>28471.9257142857</text:p>
          </table:table-cell>
          <table:table-cell office:value-type="float" office:value="-0.3182258815">
            <text:p>-0.3182258815</text:p>
          </table:table-cell>
          <table:table-cell office:value-type="float" office:value="0.1012677116">
            <text:p>0.1012677116</text:p>
          </table:table-cell>
          <table:table-cell table:number-columns-repeated="2"/>
          <table:table-cell office:value-type="float" office:value="28494.2383333333">
            <text:p>28494.2383333333</text:p>
          </table:table-cell>
          <table:table-cell office:value-type="float" office:value="-0.2401081779">
            <text:p>-0.2401081779</text:p>
          </table:table-cell>
          <table:table-cell office:value-type="float" office:value="0.0576519371">
            <text:p>0.0576519371</text:p>
          </table:table-cell>
          <table:table-cell table:number-columns-repeated="2"/>
          <table:table-cell office:value-type="float" office:value="28515.848">
            <text:p>28515.848</text:p>
          </table:table-cell>
          <table:table-cell office:value-type="float" office:value="-0.1644515493">
            <text:p>-0.1644515493</text:p>
          </table:table-cell>
          <table:table-cell office:value-type="float" office:value="0.0270443121">
            <text:p>0.0270443121</text:p>
          </table:table-cell>
          <table:table-cell table:number-columns-repeated="2"/>
          <table:table-cell office:value-type="float" office:value="28535.0825">
            <text:p>28535.0825</text:p>
          </table:table-cell>
          <table:table-cell office:value-type="float" office:value="-0.0971105094">
            <text:p>-0.0971105094</text:p>
          </table:table-cell>
          <table:table-cell office:value-type="float" office:value="0.009430451">
            <text:p>0.009430451</text:p>
          </table:table-cell>
          <table:table-cell table:number-columns-repeated="2"/>
          <table:table-cell office:value-type="float" office:value="28482.1133333333">
            <text:p>28482.1133333333</text:p>
          </table:table-cell>
          <table:table-cell office:value-type="float" office:value="-0.2825584682">
            <text:p>-0.2825584682</text:p>
          </table:table-cell>
          <table:table-cell office:value-type="float" office:value="0.079839288">
            <text:p>0.079839288</text:p>
          </table:table-cell>
          <table:table-cell table:number-columns-repeated="2"/>
          <table:table-cell office:value-type="float" office:value="28443.36">
            <text:p>28443.36</text:p>
          </table:table-cell>
          <table:table-cell office:value-type="float" office:value="-0.4182360145">
            <text:p>-0.4182360145</text:p>
          </table:table-cell>
          <table:table-cell office:value-type="float" office:value="0.1749213638">
            <text:p>0.1749213638</text:p>
          </table:table-cell>
          <table:table-cell/>
          <table:table-cell office:value-type="float" office:value="28442.71">
            <text:p>28442.71</text:p>
          </table:table-cell>
          <table:table-cell office:value-type="float" office:value="-0.4205117002">
            <text:p>-0.4205117002</text:p>
          </table:table-cell>
          <table:table-cell office:value-type="float" office:value="0.17683009">
            <text:p>0.176830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2-05</text:p>
          </table:table-cell>
          <table:table-cell office:value-type="float" office:value="28458.1">
            <text:p>28458.1</text:p>
          </table:table-cell>
          <table:table-cell office:value-type="float" office:value="28470.047">
            <text:p>28470.047</text:p>
          </table:table-cell>
          <table:table-cell office:value-type="float" office:value="0.0419810177">
            <text:p>0.0419810177</text:p>
          </table:table-cell>
          <table:table-cell office:value-type="float" office:value="0.0017624058">
            <text:p>0.0017624058</text:p>
          </table:table-cell>
          <table:table-cell table:number-columns-repeated="2"/>
          <table:table-cell office:value-type="float" office:value="28485.0933333333">
            <text:p>28485.0933333333</text:p>
          </table:table-cell>
          <table:table-cell office:value-type="float" office:value="0.0948529007">
            <text:p>0.0948529007</text:p>
          </table:table-cell>
          <table:table-cell office:value-type="float" office:value="0.0089970728">
            <text:p>0.0089970728</text:p>
          </table:table-cell>
          <table:table-cell table:number-columns-repeated="2"/>
          <table:table-cell office:value-type="float" office:value="28483.2875">
            <text:p>28483.2875</text:p>
          </table:table-cell>
          <table:table-cell office:value-type="float" office:value="0.0885073143">
            <text:p>0.0885073143</text:p>
          </table:table-cell>
          <table:table-cell office:value-type="float" office:value="0.0078335447">
            <text:p>0.0078335447</text:p>
          </table:table-cell>
          <table:table-cell table:number-columns-repeated="2"/>
          <table:table-cell office:value-type="float" office:value="28504.0357142857">
            <text:p>28504.0357142857</text:p>
          </table:table-cell>
          <table:table-cell office:value-type="float" office:value="0.1614152536">
            <text:p>0.1614152536</text:p>
          </table:table-cell>
          <table:table-cell office:value-type="float" office:value="0.0260548841">
            <text:p>0.0260548841</text:p>
          </table:table-cell>
          <table:table-cell table:number-columns-repeated="2"/>
          <table:table-cell office:value-type="float" office:value="28523.6766666667">
            <text:p>28523.6766666667</text:p>
          </table:table-cell>
          <table:table-cell office:value-type="float" office:value="0.2304323432">
            <text:p>0.2304323432</text:p>
          </table:table-cell>
          <table:table-cell office:value-type="float" office:value="0.0530990648">
            <text:p>0.0530990648</text:p>
          </table:table-cell>
          <table:table-cell table:number-columns-repeated="2"/>
          <table:table-cell office:value-type="float" office:value="28540.63">
            <text:p>28540.63</text:p>
          </table:table-cell>
          <table:table-cell office:value-type="float" office:value="0.290005306">
            <text:p>0.290005306</text:p>
          </table:table-cell>
          <table:table-cell office:value-type="float" office:value="0.0841030775">
            <text:p>0.0841030775</text:p>
          </table:table-cell>
          <table:table-cell table:number-columns-repeated="2"/>
          <table:table-cell office:value-type="float" office:value="28502.29">
            <text:p>28502.29</text:p>
          </table:table-cell>
          <table:table-cell office:value-type="float" office:value="0.1552809218">
            <text:p>0.1552809218</text:p>
          </table:table-cell>
          <table:table-cell office:value-type="float" office:value="0.0241121647">
            <text:p>0.0241121647</text:p>
          </table:table-cell>
          <table:table-cell table:number-columns-repeated="2"/>
          <table:table-cell office:value-type="float" office:value="28483.18">
            <text:p>28483.18</text:p>
          </table:table-cell>
          <table:table-cell office:value-type="float" office:value="0.0881295659">
            <text:p>0.0881295659</text:p>
          </table:table-cell>
          <table:table-cell office:value-type="float" office:value="0.0077668204">
            <text:p>0.0077668204</text:p>
          </table:table-cell>
          <table:table-cell table:number-columns-repeated="2"/>
          <table:table-cell office:value-type="float" office:value="28502.765">
            <text:p>28502.765</text:p>
          </table:table-cell>
          <table:table-cell office:value-type="float" office:value="0.1569500423">
            <text:p>0.1569500423</text:p>
          </table:table-cell>
          <table:table-cell office:value-type="float" office:value="0.0246333158">
            <text:p>0.0246333158</text:p>
          </table:table-cell>
          <table:table-cell/>
          <table:table-cell office:value-type="float" office:value="28562.82">
            <text:p>28562.82</text:p>
          </table:table-cell>
          <table:table-cell office:value-type="float" office:value="0.367979591">
            <text:p>0.367979591</text:p>
          </table:table-cell>
          <table:table-cell office:value-type="float" office:value="0.1354089794">
            <text:p>0.13540897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2-08</text:p>
          </table:table-cell>
          <table:table-cell office:value-type="float" office:value="28119.4">
            <text:p>28119.4</text:p>
          </table:table-cell>
          <table:table-cell office:value-type="float" office:value="28482.394">
            <text:p>28482.394</text:p>
          </table:table-cell>
          <table:table-cell office:value-type="float" office:value="1.2909023663">
            <text:p>1.2909023663</text:p>
          </table:table-cell>
          <table:table-cell office:value-type="float" office:value="1.6664289194">
            <text:p>1.6664289194</text:p>
          </table:table-cell>
          <table:table-cell table:number-columns-repeated="2"/>
          <table:table-cell office:value-type="float" office:value="28480.4888888889">
            <text:p>28480.4888888889</text:p>
          </table:table-cell>
          <table:table-cell office:value-type="float" office:value="1.2841272889">
            <text:p>1.2841272889</text:p>
          </table:table-cell>
          <table:table-cell office:value-type="float" office:value="1.6489828942">
            <text:p>1.6489828942</text:p>
          </table:table-cell>
          <table:table-cell table:number-columns-repeated="2"/>
          <table:table-cell office:value-type="float" office:value="28498.29375">
            <text:p>28498.29375</text:p>
          </table:table-cell>
          <table:table-cell office:value-type="float" office:value="1.3474460693">
            <text:p>1.3474460693</text:p>
          </table:table-cell>
          <table:table-cell office:value-type="float" office:value="1.8156109096">
            <text:p>1.8156109096</text:p>
          </table:table-cell>
          <table:table-cell table:number-columns-repeated="2"/>
          <table:table-cell office:value-type="float" office:value="28514.3085714286">
            <text:p>28514.3085714286</text:p>
          </table:table-cell>
          <table:table-cell office:value-type="float" office:value="1.4043989965">
            <text:p>1.4043989965</text:p>
          </table:table-cell>
          <table:table-cell office:value-type="float" office:value="1.9723365414">
            <text:p>1.9723365414</text:p>
          </table:table-cell>
          <table:table-cell table:number-columns-repeated="2"/>
          <table:table-cell office:value-type="float" office:value="28526.875">
            <text:p>28526.875</text:p>
          </table:table-cell>
          <table:table-cell office:value-type="float" office:value="1.4490885296">
            <text:p>1.4490885296</text:p>
          </table:table-cell>
          <table:table-cell office:value-type="float" office:value="2.0998575667">
            <text:p>2.0998575667</text:p>
          </table:table-cell>
          <table:table-cell table:number-columns-repeated="2"/>
          <table:table-cell office:value-type="float" office:value="28493.452">
            <text:p>28493.452</text:p>
          </table:table-cell>
          <table:table-cell office:value-type="float" office:value="1.3302275297">
            <text:p>1.3302275297</text:p>
          </table:table-cell>
          <table:table-cell office:value-type="float" office:value="1.7695052809">
            <text:p>1.7695052809</text:p>
          </table:table-cell>
          <table:table-cell table:number-columns-repeated="2"/>
          <table:table-cell office:value-type="float" office:value="28476.91">
            <text:p>28476.91</text:p>
          </table:table-cell>
          <table:table-cell office:value-type="float" office:value="1.2713998165">
            <text:p>1.2713998165</text:p>
          </table:table-cell>
          <table:table-cell office:value-type="float" office:value="1.6164574934">
            <text:p>1.6164574934</text:p>
          </table:table-cell>
          <table:table-cell table:number-columns-repeated="2"/>
          <table:table-cell office:value-type="float" office:value="28487.8766666667">
            <text:p>28487.8766666667</text:p>
          </table:table-cell>
          <table:table-cell office:value-type="float" office:value="1.3104001745">
            <text:p>1.3104001745</text:p>
          </table:table-cell>
          <table:table-cell office:value-type="float" office:value="1.7171486173">
            <text:p>1.7171486173</text:p>
          </table:table-cell>
          <table:table-cell table:number-columns-repeated="2"/>
          <table:table-cell office:value-type="float" office:value="28510.46">
            <text:p>28510.46</text:p>
          </table:table-cell>
          <table:table-cell office:value-type="float" office:value="1.3907124619">
            <text:p>1.3907124619</text:p>
          </table:table-cell>
          <table:table-cell office:value-type="float" office:value="1.9340811516">
            <text:p>1.9340811516</text:p>
          </table:table-cell>
          <table:table-cell/>
          <table:table-cell office:value-type="float" office:value="28458.1">
            <text:p>28458.1</text:p>
          </table:table-cell>
          <table:table-cell office:value-type="float" office:value="1.2045064973">
            <text:p>1.2045064973</text:p>
          </table:table-cell>
          <table:table-cell office:value-type="float" office:value="1.450835902">
            <text:p>1.450835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2-09</text:p>
          </table:table-cell>
          <table:table-cell office:value-type="float" office:value="27797.01">
            <text:p>27797.01</text:p>
          </table:table-cell>
          <table:table-cell office:value-type="float" office:value="28444.38">
            <text:p>28444.38</text:p>
          </table:table-cell>
          <table:table-cell office:value-type="float" office:value="2.3289195493">
            <text:p>2.3289195493</text:p>
          </table:table-cell>
          <table:table-cell office:value-type="float" office:value="5.4238662669">
            <text:p>5.4238662669</text:p>
          </table:table-cell>
          <table:table-cell table:number-columns-repeated="2"/>
          <table:table-cell office:value-type="float" office:value="28456.1944444444">
            <text:p>28456.1944444444</text:p>
          </table:table-cell>
          <table:table-cell office:value-type="float" office:value="2.3714221222">
            <text:p>2.3714221222</text:p>
          </table:table-cell>
          <table:table-cell office:value-type="float" office:value="5.6236428816">
            <text:p>5.6236428816</text:p>
          </table:table-cell>
          <table:table-cell table:number-columns-repeated="2"/>
          <table:table-cell office:value-type="float" office:value="28464.945">
            <text:p>28464.945</text:p>
          </table:table-cell>
          <table:table-cell office:value-type="float" office:value="2.4029023265">
            <text:p>2.4029023265</text:p>
          </table:table-cell>
          <table:table-cell office:value-type="float" office:value="5.7739395909">
            <text:p>5.7739395909</text:p>
          </table:table-cell>
          <table:table-cell table:number-columns-repeated="2"/>
          <table:table-cell office:value-type="float" office:value="28468.6642857143">
            <text:p>28468.6642857143</text:p>
          </table:table-cell>
          <table:table-cell office:value-type="float" office:value="2.4162824912">
            <text:p>2.4162824912</text:p>
          </table:table-cell>
          <table:table-cell office:value-type="float" office:value="5.8384210774">
            <text:p>5.8384210774</text:p>
          </table:table-cell>
          <table:table-cell table:number-columns-repeated="2"/>
          <table:table-cell office:value-type="float" office:value="28431.11">
            <text:p>28431.11</text:p>
          </table:table-cell>
          <table:table-cell office:value-type="float" office:value="2.2811806018">
            <text:p>2.2811806018</text:p>
          </table:table-cell>
          <table:table-cell office:value-type="float" office:value="5.203784938">
            <text:p>5.203784938</text:p>
          </table:table-cell>
          <table:table-cell table:number-columns-repeated="2"/>
          <table:table-cell office:value-type="float" office:value="28405.408">
            <text:p>28405.408</text:p>
          </table:table-cell>
          <table:table-cell office:value-type="float" office:value="2.1887174196">
            <text:p>2.1887174196</text:p>
          </table:table-cell>
          <table:table-cell office:value-type="float" office:value="4.7904839429">
            <text:p>4.7904839429</text:p>
          </table:table-cell>
          <table:table-cell table:number-columns-repeated="2"/>
          <table:table-cell office:value-type="float" office:value="28395.7575">
            <text:p>28395.7575</text:p>
          </table:table-cell>
          <table:table-cell office:value-type="float" office:value="2.1539996568">
            <text:p>2.1539996568</text:p>
          </table:table-cell>
          <table:table-cell office:value-type="float" office:value="4.6397145215">
            <text:p>4.6397145215</text:p>
          </table:table-cell>
          <table:table-cell table:number-columns-repeated="2"/>
          <table:table-cell office:value-type="float" office:value="28380.1066666667">
            <text:p>28380.1066666667</text:p>
          </table:table-cell>
          <table:table-cell office:value-type="float" office:value="2.0976956394">
            <text:p>2.0976956394</text:p>
          </table:table-cell>
          <table:table-cell office:value-type="float" office:value="4.4003269958">
            <text:p>4.4003269958</text:p>
          </table:table-cell>
          <table:table-cell table:number-columns-repeated="2"/>
          <table:table-cell office:value-type="float" office:value="28288.75">
            <text:p>28288.75</text:p>
          </table:table-cell>
          <table:table-cell office:value-type="float" office:value="1.769039188">
            <text:p>1.769039188</text:p>
          </table:table-cell>
          <table:table-cell office:value-type="float" office:value="3.1294996488">
            <text:p>3.1294996488</text:p>
          </table:table-cell>
          <table:table-cell/>
          <table:table-cell office:value-type="float" office:value="28119.4">
            <text:p>28119.4</text:p>
          </table:table-cell>
          <table:table-cell office:value-type="float" office:value="1.1598010002">
            <text:p>1.1598010002</text:p>
          </table:table-cell>
          <table:table-cell office:value-type="float" office:value="1.34513836">
            <text:p>1.345138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2-10</text:p>
          </table:table-cell>
          <table:table-cell office:value-type="float" office:value="27831.1">
            <text:p>27831.1</text:p>
          </table:table-cell>
          <table:table-cell office:value-type="float" office:value="28390.276">
            <text:p>28390.276</text:p>
          </table:table-cell>
          <table:table-cell office:value-type="float" office:value="2.0091767842">
            <text:p>2.0091767842</text:p>
          </table:table-cell>
          <table:table-cell office:value-type="float" office:value="4.0367913503">
            <text:p>4.0367913503</text:p>
          </table:table-cell>
          <table:table-cell table:number-columns-repeated="2"/>
          <table:table-cell office:value-type="float" office:value="28390.73">
            <text:p>28390.73</text:p>
          </table:table-cell>
          <table:table-cell office:value-type="float" office:value="2.0108080529">
            <text:p>2.0108080529</text:p>
          </table:table-cell>
          <table:table-cell office:value-type="float" office:value="4.0433490255">
            <text:p>4.0433490255</text:p>
          </table:table-cell>
          <table:table-cell table:number-columns-repeated="2"/>
          <table:table-cell office:value-type="float" office:value="28384.7075">
            <text:p>28384.7075</text:p>
          </table:table-cell>
          <table:table-cell office:value-type="float" office:value="1.989168592">
            <text:p>1.989168592</text:p>
          </table:table-cell>
          <table:table-cell office:value-type="float" office:value="3.9567916873">
            <text:p>3.9567916873</text:p>
          </table:table-cell>
          <table:table-cell table:number-columns-repeated="2"/>
          <table:table-cell office:value-type="float" office:value="28340.5242857143">
            <text:p>28340.5242857143</text:p>
          </table:table-cell>
          <table:table-cell office:value-type="float" office:value="1.8304137663">
            <text:p>1.8304137663</text:p>
          </table:table-cell>
          <table:table-cell office:value-type="float" office:value="3.3504145559">
            <text:p>3.3504145559</text:p>
          </table:table-cell>
          <table:table-cell table:number-columns-repeated="2"/>
          <table:table-cell office:value-type="float" office:value="28304.0083333333">
            <text:p>28304.0083333333</text:p>
          </table:table-cell>
          <table:table-cell office:value-type="float" office:value="1.6992081999">
            <text:p>1.6992081999</text:p>
          </table:table-cell>
          <table:table-cell office:value-type="float" office:value="2.8873085067">
            <text:p>2.8873085067</text:p>
          </table:table-cell>
          <table:table-cell table:number-columns-repeated="2"/>
          <table:table-cell office:value-type="float" office:value="28276.008">
            <text:p>28276.008</text:p>
          </table:table-cell>
          <table:table-cell office:value-type="float" office:value="1.5986001272">
            <text:p>1.5986001272</text:p>
          </table:table-cell>
          <table:table-cell office:value-type="float" office:value="2.5555223667">
            <text:p>2.5555223667</text:p>
          </table:table-cell>
          <table:table-cell table:number-columns-repeated="2"/>
          <table:table-cell office:value-type="float" office:value="28234.3325">
            <text:p>28234.3325</text:p>
          </table:table-cell>
          <table:table-cell office:value-type="float" office:value="1.4488557765">
            <text:p>1.4488557765</text:p>
          </table:table-cell>
          <table:table-cell office:value-type="float" office:value="2.099183061">
            <text:p>2.099183061</text:p>
          </table:table-cell>
          <table:table-cell table:number-columns-repeated="2"/>
          <table:table-cell office:value-type="float" office:value="28124.8366666667">
            <text:p>28124.8366666667</text:p>
          </table:table-cell>
          <table:table-cell office:value-type="float" office:value="1.0554260042">
            <text:p>1.0554260042</text:p>
          </table:table-cell>
          <table:table-cell office:value-type="float" office:value="1.1139240504">
            <text:p>1.1139240504</text:p>
          </table:table-cell>
          <table:table-cell table:number-columns-repeated="2"/>
          <table:table-cell office:value-type="float" office:value="27958.205">
            <text:p>27958.205</text:p>
          </table:table-cell>
          <table:table-cell office:value-type="float" office:value="0.4567013162">
            <text:p>0.4567013162</text:p>
          </table:table-cell>
          <table:table-cell office:value-type="float" office:value="0.2085760922">
            <text:p>0.2085760922</text:p>
          </table:table-cell>
          <table:table-cell/>
          <table:table-cell office:value-type="float" office:value="27797.01">
            <text:p>27797.01</text:p>
          </table:table-cell>
          <table:table-cell office:value-type="float" office:value="-0.1224888704">
            <text:p>-0.1224888704</text:p>
          </table:table-cell>
          <table:table-cell office:value-type="float" office:value="0.0150035234">
            <text:p>0.01500352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2-11</text:p>
          </table:table-cell>
          <table:table-cell office:value-type="float" office:value="27602.01">
            <text:p>27602.01</text:p>
          </table:table-cell>
          <table:table-cell office:value-type="float" office:value="28334.767">
            <text:p>28334.767</text:p>
          </table:table-cell>
          <table:table-cell office:value-type="float" office:value="2.6547233336">
            <text:p>2.6547233336</text:p>
          </table:table-cell>
          <table:table-cell office:value-type="float" office:value="7.0475559777">
            <text:p>7.0475559777</text:p>
          </table:table-cell>
          <table:table-cell table:number-columns-repeated="2"/>
          <table:table-cell office:value-type="float" office:value="28323.1955555556">
            <text:p>28323.1955555556</text:p>
          </table:table-cell>
          <table:table-cell office:value-type="float" office:value="2.6128008633">
            <text:p>2.6128008633</text:p>
          </table:table-cell>
          <table:table-cell office:value-type="float" office:value="6.826728351">
            <text:p>6.826728351</text:p>
          </table:table-cell>
          <table:table-cell table:number-columns-repeated="2"/>
          <table:table-cell office:value-type="float" office:value="28276.84625">
            <text:p>28276.84625</text:p>
          </table:table-cell>
          <table:table-cell office:value-type="float" office:value="2.4448808257">
            <text:p>2.4448808257</text:p>
          </table:table-cell>
          <table:table-cell office:value-type="float" office:value="5.9774422519">
            <text:p>5.9774422519</text:p>
          </table:table-cell>
          <table:table-cell table:number-columns-repeated="2"/>
          <table:table-cell office:value-type="float" office:value="28236.45">
            <text:p>28236.45</text:p>
          </table:table-cell>
          <table:table-cell office:value-type="float" office:value="2.2985282594">
            <text:p>2.2985282594</text:p>
          </table:table-cell>
          <table:table-cell office:value-type="float" office:value="5.2832321591">
            <text:p>5.2832321591</text:p>
          </table:table-cell>
          <table:table-cell table:number-columns-repeated="2"/>
          <table:table-cell office:value-type="float" office:value="28201.8566666667">
            <text:p>28201.8566666667</text:p>
          </table:table-cell>
          <table:table-cell office:value-type="float" office:value="2.1731992223">
            <text:p>2.1731992223</text:p>
          </table:table-cell>
          <table:table-cell office:value-type="float" office:value="4.7227948599">
            <text:p>4.7227948599</text:p>
          </table:table-cell>
          <table:table-cell table:number-columns-repeated="2"/>
          <table:table-cell office:value-type="float" office:value="28153.686">
            <text:p>28153.686</text:p>
          </table:table-cell>
          <table:table-cell office:value-type="float" office:value="1.9986805309">
            <text:p>1.9986805309</text:p>
          </table:table-cell>
          <table:table-cell office:value-type="float" office:value="3.9947238645">
            <text:p>3.9947238645</text:p>
          </table:table-cell>
          <table:table-cell table:number-columns-repeated="2"/>
          <table:table-cell office:value-type="float" office:value="28051.4025">
            <text:p>28051.4025</text:p>
          </table:table-cell>
          <table:table-cell office:value-type="float" office:value="1.6281151264">
            <text:p>1.6281151264</text:p>
          </table:table-cell>
          <table:table-cell office:value-type="float" office:value="2.6507588648">
            <text:p>2.6507588648</text:p>
          </table:table-cell>
          <table:table-cell table:number-columns-repeated="2"/>
          <table:table-cell office:value-type="float" office:value="27915.8366666667">
            <text:p>27915.8366666667</text:p>
          </table:table-cell>
          <table:table-cell office:value-type="float" office:value="1.136970339">
            <text:p>1.136970339</text:p>
          </table:table-cell>
          <table:table-cell office:value-type="float" office:value="1.2927015518">
            <text:p>1.2927015518</text:p>
          </table:table-cell>
          <table:table-cell table:number-columns-repeated="2"/>
          <table:table-cell office:value-type="float" office:value="27814.055">
            <text:p>27814.055</text:p>
          </table:table-cell>
          <table:table-cell office:value-type="float" office:value="0.7682230388">
            <text:p>0.7682230388</text:p>
          </table:table-cell>
          <table:table-cell office:value-type="float" office:value="0.5901666374">
            <text:p>0.5901666374</text:p>
          </table:table-cell>
          <table:table-cell/>
          <table:table-cell office:value-type="float" office:value="27831.1">
            <text:p>27831.1</text:p>
          </table:table-cell>
          <table:table-cell office:value-type="float" office:value="0.829975788">
            <text:p>0.829975788</text:p>
          </table:table-cell>
          <table:table-cell office:value-type="float" office:value="0.6888598087">
            <text:p>0.68885980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2-12</text:p>
          </table:table-cell>
          <table:table-cell office:value-type="float" office:value="27350.68">
            <text:p>27350.68</text:p>
          </table:table-cell>
          <table:table-cell office:value-type="float" office:value="28251.077">
            <text:p>28251.077</text:p>
          </table:table-cell>
          <table:table-cell office:value-type="float" office:value="3.292046121">
            <text:p>3.292046121</text:p>
          </table:table-cell>
          <table:table-cell office:value-type="float" office:value="10.8375676626">
            <text:p>10.8375676626</text:p>
          </table:table-cell>
          <table:table-cell table:number-columns-repeated="2"/>
          <table:table-cell office:value-type="float" office:value="28201.8644444444">
            <text:p>28201.8644444444</text:p>
          </table:table-cell>
          <table:table-cell office:value-type="float" office:value="3.1121143768">
            <text:p>3.1121143768</text:p>
          </table:table-cell>
          <table:table-cell office:value-type="float" office:value="9.6852558946">
            <text:p>9.6852558946</text:p>
          </table:table-cell>
          <table:table-cell table:number-columns-repeated="2"/>
          <table:table-cell office:value-type="float" office:value="28157.145">
            <text:p>28157.145</text:p>
          </table:table-cell>
          <table:table-cell office:value-type="float" office:value="2.9486104185">
            <text:p>2.9486104185</text:p>
          </table:table-cell>
          <table:table-cell office:value-type="float" office:value="8.6943033999">
            <text:p>8.6943033999</text:p>
          </table:table-cell>
          <table:table-cell table:number-columns-repeated="2"/>
          <table:table-cell office:value-type="float" office:value="28116.1642857143">
            <text:p>28116.1642857143</text:p>
          </table:table-cell>
          <table:table-cell office:value-type="float" office:value="2.7987760659">
            <text:p>2.7987760659</text:p>
          </table:table-cell>
          <table:table-cell office:value-type="float" office:value="7.8331474673">
            <text:p>7.8331474673</text:p>
          </table:table-cell>
          <table:table-cell table:number-columns-repeated="2"/>
          <table:table-cell office:value-type="float" office:value="28061.74">
            <text:p>28061.74</text:p>
          </table:table-cell>
          <table:table-cell office:value-type="float" office:value="2.5997891094">
            <text:p>2.5997891094</text:p>
          </table:table-cell>
          <table:table-cell office:value-type="float" office:value="6.7589034136">
            <text:p>6.7589034136</text:p>
          </table:table-cell>
          <table:table-cell table:number-columns-repeated="2"/>
          <table:table-cell office:value-type="float" office:value="27961.524">
            <text:p>27961.524</text:p>
          </table:table-cell>
          <table:table-cell office:value-type="float" office:value="2.2333777442">
            <text:p>2.2333777442</text:p>
          </table:table-cell>
          <table:table-cell office:value-type="float" office:value="4.9879761482">
            <text:p>4.9879761482</text:p>
          </table:table-cell>
          <table:table-cell table:number-columns-repeated="2"/>
          <table:table-cell office:value-type="float" office:value="27837.38">
            <text:p>27837.38</text:p>
          </table:table-cell>
          <table:table-cell office:value-type="float" office:value="1.779480437">
            <text:p>1.779480437</text:p>
          </table:table-cell>
          <table:table-cell office:value-type="float" office:value="3.1665506258">
            <text:p>3.1665506258</text:p>
          </table:table-cell>
          <table:table-cell table:number-columns-repeated="2"/>
          <table:table-cell office:value-type="float" office:value="27743.3733333333">
            <text:p>27743.3733333333</text:p>
          </table:table-cell>
          <table:table-cell office:value-type="float" office:value="1.4357717371">
            <text:p>1.4357717371</text:p>
          </table:table-cell>
          <table:table-cell office:value-type="float" office:value="2.0614404809">
            <text:p>2.0614404809</text:p>
          </table:table-cell>
          <table:table-cell table:number-columns-repeated="2"/>
          <table:table-cell office:value-type="float" office:value="27716.555">
            <text:p>27716.555</text:p>
          </table:table-cell>
          <table:table-cell office:value-type="float" office:value="1.3377181116">
            <text:p>1.3377181116</text:p>
          </table:table-cell>
          <table:table-cell office:value-type="float" office:value="1.789489746">
            <text:p>1.789489746</text:p>
          </table:table-cell>
          <table:table-cell/>
          <table:table-cell office:value-type="float" office:value="27602.01">
            <text:p>27602.01</text:p>
          </table:table-cell>
          <table:table-cell office:value-type="float" office:value="0.918916824">
            <text:p>0.918916824</text:p>
          </table:table-cell>
          <table:table-cell office:value-type="float" office:value="0.8444081294">
            <text:p>0.84440812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2-15</text:p>
          </table:table-cell>
          <table:table-cell office:value-type="float" office:value="27319.56">
            <text:p>27319.56</text:p>
          </table:table-cell>
          <table:table-cell office:value-type="float" office:value="28116.746">
            <text:p>28116.746</text:p>
          </table:table-cell>
          <table:table-cell office:value-type="float" office:value="2.9180045359">
            <text:p>2.9180045359</text:p>
          </table:table-cell>
          <table:table-cell office:value-type="float" office:value="8.5147504718">
            <text:p>8.5147504718</text:p>
          </table:table-cell>
          <table:table-cell table:number-columns-repeated="2"/>
          <table:table-cell office:value-type="float" office:value="28067.5377777778">
            <text:p>28067.5377777778</text:p>
          </table:table-cell>
          <table:table-cell office:value-type="float" office:value="2.7378836913">
            <text:p>2.7378836913</text:p>
          </table:table-cell>
          <table:table-cell office:value-type="float" office:value="7.4960071071">
            <text:p>7.4960071071</text:p>
          </table:table-cell>
          <table:table-cell table:number-columns-repeated="2"/>
          <table:table-cell office:value-type="float" office:value="28020.47875">
            <text:p>28020.47875</text:p>
          </table:table-cell>
          <table:table-cell office:value-type="float" office:value="2.5656297173">
            <text:p>2.5656297173</text:p>
          </table:table-cell>
          <table:table-cell office:value-type="float" office:value="6.5824558464">
            <text:p>6.5824558464</text:p>
          </table:table-cell>
          <table:table-cell table:number-columns-repeated="2"/>
          <table:table-cell office:value-type="float" office:value="27960.16">
            <text:p>27960.16</text:p>
          </table:table-cell>
          <table:table-cell office:value-type="float" office:value="2.3448401072">
            <text:p>2.3448401072</text:p>
          </table:table-cell>
          <table:table-cell office:value-type="float" office:value="5.4982751285">
            <text:p>5.4982751285</text:p>
          </table:table-cell>
          <table:table-cell table:number-columns-repeated="2"/>
          <table:table-cell office:value-type="float" office:value="27859.7166666667">
            <text:p>27859.7166666667</text:p>
          </table:table-cell>
          <table:table-cell office:value-type="float" office:value="1.9771792323">
            <text:p>1.9771792323</text:p>
          </table:table-cell>
          <table:table-cell office:value-type="float" office:value="3.9092377165">
            <text:p>3.9092377165</text:p>
          </table:table-cell>
          <table:table-cell table:number-columns-repeated="2"/>
          <table:table-cell office:value-type="float" office:value="27740.04">
            <text:p>27740.04</text:p>
          </table:table-cell>
          <table:table-cell office:value-type="float" office:value="1.5391170282">
            <text:p>1.5391170282</text:p>
          </table:table-cell>
          <table:table-cell office:value-type="float" office:value="2.3688812266">
            <text:p>2.3688812266</text:p>
          </table:table-cell>
          <table:table-cell table:number-columns-repeated="2"/>
          <table:table-cell office:value-type="float" office:value="27645.2">
            <text:p>27645.2</text:p>
          </table:table-cell>
          <table:table-cell office:value-type="float" office:value="1.1919664885">
            <text:p>1.1919664885</text:p>
          </table:table-cell>
          <table:table-cell office:value-type="float" office:value="1.4207841097">
            <text:p>1.4207841097</text:p>
          </table:table-cell>
          <table:table-cell table:number-columns-repeated="2"/>
          <table:table-cell office:value-type="float" office:value="27594.5966666667">
            <text:p>27594.5966666667</text:p>
          </table:table-cell>
          <table:table-cell office:value-type="float" office:value="1.0067390056">
            <text:p>1.0067390056</text:p>
          </table:table-cell>
          <table:table-cell office:value-type="float" office:value="1.0135234253">
            <text:p>1.0135234253</text:p>
          </table:table-cell>
          <table:table-cell table:number-columns-repeated="2"/>
          <table:table-cell office:value-type="float" office:value="27476.345">
            <text:p>27476.345</text:p>
          </table:table-cell>
          <table:table-cell office:value-type="float" office:value="0.5738928445">
            <text:p>0.5738928445</text:p>
          </table:table-cell>
          <table:table-cell office:value-type="float" office:value="0.329352997">
            <text:p>0.329352997</text:p>
          </table:table-cell>
          <table:table-cell/>
          <table:table-cell office:value-type="float" office:value="27350.68">
            <text:p>27350.68</text:p>
          </table:table-cell>
          <table:table-cell office:value-type="float" office:value="0.1139110586">
            <text:p>0.1139110586</text:p>
          </table:table-cell>
          <table:table-cell office:value-type="float" office:value="0.0129757293">
            <text:p>0.0129757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2-16</text:p>
          </table:table-cell>
          <table:table-cell office:value-type="float" office:value="26781.44">
            <text:p>26781.44</text:p>
          </table:table-cell>
          <table:table-cell office:value-type="float" office:value="27992.74">
            <text:p>27992.74</text:p>
          </table:table-cell>
          <table:table-cell office:value-type="float" office:value="4.5229084022">
            <text:p>4.5229084022</text:p>
          </table:table-cell>
          <table:table-cell office:value-type="float" office:value="20.456700415">
            <text:p>20.456700415</text:p>
          </table:table-cell>
          <table:table-cell table:number-columns-repeated="2"/>
          <table:table-cell office:value-type="float" office:value="27942.5988888889">
            <text:p>27942.5988888889</text:p>
          </table:table-cell>
          <table:table-cell office:value-type="float" office:value="4.3356850449">
            <text:p>4.3356850449</text:p>
          </table:table-cell>
          <table:table-cell office:value-type="float" office:value="18.7981648086">
            <text:p>18.7981648086</text:p>
          </table:table-cell>
          <table:table-cell table:number-columns-repeated="2"/>
          <table:table-cell office:value-type="float" office:value="27880.085">
            <text:p>27880.085</text:p>
          </table:table-cell>
          <table:table-cell office:value-type="float" office:value="4.1022626117">
            <text:p>4.1022626117</text:p>
          </table:table-cell>
          <table:table-cell office:value-type="float" office:value="16.8285585355">
            <text:p>16.8285585355</text:p>
          </table:table-cell>
          <table:table-cell table:number-columns-repeated="2"/>
          <table:table-cell office:value-type="float" office:value="27782.5514285714">
            <text:p>27782.5514285714</text:p>
          </table:table-cell>
          <table:table-cell office:value-type="float" office:value="3.7380791644">
            <text:p>3.7380791644</text:p>
          </table:table-cell>
          <table:table-cell office:value-type="float" office:value="13.9732358395">
            <text:p>13.9732358395</text:p>
          </table:table-cell>
          <table:table-cell table:number-columns-repeated="2"/>
          <table:table-cell office:value-type="float" office:value="27669.96">
            <text:p>27669.96</text:p>
          </table:table-cell>
          <table:table-cell office:value-type="float" office:value="3.3176707451">
            <text:p>3.3176707451</text:p>
          </table:table-cell>
          <table:table-cell office:value-type="float" office:value="11.006939173">
            <text:p>11.006939173</text:p>
          </table:table-cell>
          <table:table-cell table:number-columns-repeated="2"/>
          <table:table-cell office:value-type="float" office:value="27580.072">
            <text:p>27580.072</text:p>
          </table:table-cell>
          <table:table-cell office:value-type="float" office:value="2.98203532">
            <text:p>2.98203532</text:p>
          </table:table-cell>
          <table:table-cell office:value-type="float" office:value="8.8925346496">
            <text:p>8.8925346496</text:p>
          </table:table-cell>
          <table:table-cell table:number-columns-repeated="2"/>
          <table:table-cell office:value-type="float" office:value="27525.8375">
            <text:p>27525.8375</text:p>
          </table:table-cell>
          <table:table-cell office:value-type="float" office:value="2.7795275385">
            <text:p>2.7795275385</text:p>
          </table:table-cell>
          <table:table-cell office:value-type="float" office:value="7.7257733371">
            <text:p>7.7257733371</text:p>
          </table:table-cell>
          <table:table-cell table:number-columns-repeated="2"/>
          <table:table-cell office:value-type="float" office:value="27424.0833333333">
            <text:p>27424.0833333333</text:p>
          </table:table-cell>
          <table:table-cell office:value-type="float" office:value="2.3995846875">
            <text:p>2.3995846875</text:p>
          </table:table-cell>
          <table:table-cell office:value-type="float" office:value="5.7580066725">
            <text:p>5.7580066725</text:p>
          </table:table-cell>
          <table:table-cell table:number-columns-repeated="2"/>
          <table:table-cell office:value-type="float" office:value="27335.12">
            <text:p>27335.12</text:p>
          </table:table-cell>
          <table:table-cell office:value-type="float" office:value="2.0674019022">
            <text:p>2.0674019022</text:p>
          </table:table-cell>
          <table:table-cell office:value-type="float" office:value="4.2741506253">
            <text:p>4.2741506253</text:p>
          </table:table-cell>
          <table:table-cell/>
          <table:table-cell office:value-type="float" office:value="27319.56">
            <text:p>27319.56</text:p>
          </table:table-cell>
          <table:table-cell office:value-type="float" office:value="2.0093019643">
            <text:p>2.0093019643</text:p>
          </table:table-cell>
          <table:table-cell office:value-type="float" office:value="4.0372943839">
            <text:p>4.0372943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2-17</text:p>
          </table:table-cell>
          <table:table-cell office:value-type="float" office:value="26710.13">
            <text:p>26710.13</text:p>
          </table:table-cell>
          <table:table-cell office:value-type="float" office:value="27826.483">
            <text:p>27826.483</text:p>
          </table:table-cell>
          <table:table-cell office:value-type="float" office:value="4.1795116684">
            <text:p>4.1795116684</text:p>
          </table:table-cell>
          <table:table-cell office:value-type="float" office:value="17.4683177865">
            <text:p>17.4683177865</text:p>
          </table:table-cell>
          <table:table-cell table:number-columns-repeated="2"/>
          <table:table-cell office:value-type="float" office:value="27758.0133333333">
            <text:p>27758.0133333333</text:p>
          </table:table-cell>
          <table:table-cell office:value-type="float" office:value="3.9231682262">
            <text:p>3.9231682262</text:p>
          </table:table-cell>
          <table:table-cell office:value-type="float" office:value="15.391248931">
            <text:p>15.391248931</text:p>
          </table:table-cell>
          <table:table-cell table:number-columns-repeated="2"/>
          <table:table-cell office:value-type="float" office:value="27657.4125">
            <text:p>27657.4125</text:p>
          </table:table-cell>
          <table:table-cell office:value-type="float" office:value="3.5465289761">
            <text:p>3.5465289761</text:p>
          </table:table-cell>
          <table:table-cell office:value-type="float" office:value="12.5778677782">
            <text:p>12.5778677782</text:p>
          </table:table-cell>
          <table:table-cell table:number-columns-repeated="2"/>
          <table:table-cell office:value-type="float" office:value="27543.0285714286">
            <text:p>27543.0285714286</text:p>
          </table:table-cell>
          <table:table-cell office:value-type="float" office:value="3.1182872245">
            <text:p>3.1182872245</text:p>
          </table:table-cell>
          <table:table-cell office:value-type="float" office:value="9.7237152143">
            <text:p>9.7237152143</text:p>
          </table:table-cell>
          <table:table-cell table:number-columns-repeated="2"/>
          <table:table-cell office:value-type="float" office:value="27446.9666666667">
            <text:p>27446.9666666667</text:p>
          </table:table-cell>
          <table:table-cell office:value-type="float" office:value="2.7586412596">
            <text:p>2.7586412596</text:p>
          </table:table-cell>
          <table:table-cell office:value-type="float" office:value="7.610101599">
            <text:p>7.610101599</text:p>
          </table:table-cell>
          <table:table-cell table:number-columns-repeated="2"/>
          <table:table-cell office:value-type="float" office:value="27376.958">
            <text:p>27376.958</text:p>
          </table:table-cell>
          <table:table-cell office:value-type="float" office:value="2.4965359585">
            <text:p>2.4965359585</text:p>
          </table:table-cell>
          <table:table-cell office:value-type="float" office:value="6.2326917919">
            <text:p>6.2326917919</text:p>
          </table:table-cell>
          <table:table-cell table:number-columns-repeated="2"/>
          <table:table-cell office:value-type="float" office:value="27263.4225">
            <text:p>27263.4225</text:p>
          </table:table-cell>
          <table:table-cell office:value-type="float" office:value="2.0714706368">
            <text:p>2.0714706368</text:p>
          </table:table-cell>
          <table:table-cell office:value-type="float" office:value="4.2909905991">
            <text:p>4.2909905991</text:p>
          </table:table-cell>
          <table:table-cell table:number-columns-repeated="2"/>
          <table:table-cell office:value-type="float" office:value="27150.56">
            <text:p>27150.56</text:p>
          </table:table-cell>
          <table:table-cell office:value-type="float" office:value="1.6489249584">
            <text:p>1.6489249584</text:p>
          </table:table-cell>
          <table:table-cell office:value-type="float" office:value="2.7189535185">
            <text:p>2.7189535185</text:p>
          </table:table-cell>
          <table:table-cell table:number-columns-repeated="2"/>
          <table:table-cell office:value-type="float" office:value="27050.5">
            <text:p>27050.5</text:p>
          </table:table-cell>
          <table:table-cell office:value-type="float" office:value="1.2743105331">
            <text:p>1.2743105331</text:p>
          </table:table-cell>
          <table:table-cell office:value-type="float" office:value="1.6238673348">
            <text:p>1.6238673348</text:p>
          </table:table-cell>
          <table:table-cell/>
          <table:table-cell office:value-type="float" office:value="26781.44">
            <text:p>26781.44</text:p>
          </table:table-cell>
          <table:table-cell office:value-type="float" office:value="0.2669773603">
            <text:p>0.2669773603</text:p>
          </table:table-cell>
          <table:table-cell office:value-type="float" office:value="0.0712769109">
            <text:p>0.07127691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</text:p>
          </table:table-cell>
          <table:table-cell office:value-type="string">
            <text:p>2014-12-18</text:p>
          </table:table-cell>
          <table:table-cell office:value-type="float" office:value="27126.57">
            <text:p>27126.57</text:p>
          </table:table-cell>
          <table:table-cell office:value-type="float" office:value="27653.225">
            <text:p>27653.225</text:p>
          </table:table-cell>
          <table:table-cell office:value-type="float" office:value="1.9414728806">
            <text:p>1.9414728806</text:p>
          </table:table-cell>
          <table:table-cell office:value-type="float" office:value="3.7693169463">
            <text:p>3.7693169463</text:p>
          </table:table-cell>
          <table:table-cell table:number-columns-repeated="2"/>
          <table:table-cell office:value-type="float" office:value="27552.1588888889">
            <text:p>27552.1588888889</text:p>
          </table:table-cell>
          <table:table-cell office:value-type="float" office:value="1.5689004872">
            <text:p>1.5689004872</text:p>
          </table:table-cell>
          <table:table-cell office:value-type="float" office:value="2.4614487387">
            <text:p>2.4614487387</text:p>
          </table:table-cell>
          <table:table-cell table:number-columns-repeated="2"/>
          <table:table-cell office:value-type="float" office:value="27438.91625">
            <text:p>27438.91625</text:p>
          </table:table-cell>
          <table:table-cell office:value-type="float" office:value="1.1514402669">
            <text:p>1.1514402669</text:p>
          </table:table-cell>
          <table:table-cell office:value-type="float" office:value="1.3258146882">
            <text:p>1.3258146882</text:p>
          </table:table-cell>
          <table:table-cell table:number-columns-repeated="2"/>
          <table:table-cell office:value-type="float" office:value="27341.7042857143">
            <text:p>27341.7042857143</text:p>
          </table:table-cell>
          <table:table-cell office:value-type="float" office:value="0.7930758873">
            <text:p>0.7930758873</text:p>
          </table:table-cell>
          <table:table-cell office:value-type="float" office:value="0.628969363">
            <text:p>0.628969363</text:p>
          </table:table-cell>
          <table:table-cell table:number-columns-repeated="2"/>
          <table:table-cell office:value-type="float" office:value="27265.82">
            <text:p>27265.82</text:p>
          </table:table-cell>
          <table:table-cell office:value-type="float" office:value="0.5133343434">
            <text:p>0.5133343434</text:p>
          </table:table-cell>
          <table:table-cell office:value-type="float" office:value="0.2635121481">
            <text:p>0.2635121481</text:p>
          </table:table-cell>
          <table:table-cell table:number-columns-repeated="2"/>
          <table:table-cell office:value-type="float" office:value="27152.764">
            <text:p>27152.764</text:p>
          </table:table-cell>
          <table:table-cell office:value-type="float" office:value="0.0965621529">
            <text:p>0.0965621529</text:p>
          </table:table-cell>
          <table:table-cell office:value-type="float" office:value="0.0093242494">
            <text:p>0.0093242494</text:p>
          </table:table-cell>
          <table:table-cell table:number-columns-repeated="2"/>
          <table:table-cell office:value-type="float" office:value="27040.4525">
            <text:p>27040.4525</text:p>
          </table:table-cell>
          <table:table-cell office:value-type="float" office:value="-0.317465496">
            <text:p>-0.317465496</text:p>
          </table:table-cell>
          <table:table-cell office:value-type="float" office:value="0.1007843412">
            <text:p>0.1007843412</text:p>
          </table:table-cell>
          <table:table-cell table:number-columns-repeated="2"/>
          <table:table-cell office:value-type="float" office:value="26937.0433333333">
            <text:p>26937.0433333333</text:p>
          </table:table-cell>
          <table:table-cell office:value-type="float" office:value="-0.6986753824">
            <text:p>-0.6986753824</text:p>
          </table:table-cell>
          <table:table-cell office:value-type="float" office:value="0.4881472899">
            <text:p>0.4881472899</text:p>
          </table:table-cell>
          <table:table-cell table:number-columns-repeated="2"/>
          <table:table-cell office:value-type="float" office:value="26745.785">
            <text:p>26745.785</text:p>
          </table:table-cell>
          <table:table-cell office:value-type="float" office:value="-1.4037344198">
            <text:p>-1.4037344198</text:p>
          </table:table-cell>
          <table:table-cell office:value-type="float" office:value="1.9704703213">
            <text:p>1.9704703213</text:p>
          </table:table-cell>
          <table:table-cell/>
          <table:table-cell office:value-type="float" office:value="26710.13">
            <text:p>26710.13</text:p>
          </table:table-cell>
          <table:table-cell office:value-type="float" office:value="-1.5351738167">
            <text:p>-1.5351738167</text:p>
          </table:table-cell>
          <table:table-cell office:value-type="float" office:value="2.3567586474">
            <text:p>2.35675864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4-12-19</text:p>
          </table:table-cell>
          <table:table-cell office:value-type="float" office:value="27371.84">
            <text:p>27371.84</text:p>
          </table:table-cell>
          <table:table-cell office:value-type="float" office:value="27509.6">
            <text:p>27509.6</text:p>
          </table:table-cell>
          <table:table-cell office:value-type="float" office:value="0.5032909735">
            <text:p>0.5032909735</text:p>
          </table:table-cell>
          <table:table-cell office:value-type="float" office:value="0.253301804">
            <text:p>0.253301804</text:p>
          </table:table-cell>
          <table:table-cell table:number-columns-repeated="2"/>
          <table:table-cell office:value-type="float" office:value="27404.2111111111">
            <text:p>27404.2111111111</text:p>
          </table:table-cell>
          <table:table-cell office:value-type="float" office:value="0.1182642859">
            <text:p>0.1182642859</text:p>
          </table:table-cell>
          <table:table-cell office:value-type="float" office:value="0.0139864413">
            <text:p>0.0139864413</text:p>
          </table:table-cell>
          <table:table-cell table:number-columns-repeated="2"/>
          <table:table-cell office:value-type="float" office:value="27314.8125">
            <text:p>27314.8125</text:p>
          </table:table-cell>
          <table:table-cell office:value-type="float" office:value="-0.2083436846">
            <text:p>-0.2083436846</text:p>
          </table:table-cell>
          <table:table-cell office:value-type="float" office:value="0.0434070909">
            <text:p>0.0434070909</text:p>
          </table:table-cell>
          <table:table-cell table:number-columns-repeated="2"/>
          <table:table-cell office:value-type="float" office:value="27245.9271428571">
            <text:p>27245.9271428571</text:p>
          </table:table-cell>
          <table:table-cell office:value-type="float" office:value="-0.4600087431">
            <text:p>-0.4600087431</text:p>
          </table:table-cell>
          <table:table-cell office:value-type="float" office:value="0.2116080437">
            <text:p>0.2116080437</text:p>
          </table:table-cell>
          <table:table-cell table:number-columns-repeated="2"/>
          <table:table-cell office:value-type="float" office:value="27148.3983333333">
            <text:p>27148.3983333333</text:p>
          </table:table-cell>
          <table:table-cell office:value-type="float" office:value="-0.8163194972">
            <text:p>-0.8163194972</text:p>
          </table:table-cell>
          <table:table-cell office:value-type="float" office:value="0.6663775215">
            <text:p>0.6663775215</text:p>
          </table:table-cell>
          <table:table-cell table:number-columns-repeated="2"/>
          <table:table-cell office:value-type="float" office:value="27057.676">
            <text:p>27057.676</text:p>
          </table:table-cell>
          <table:table-cell office:value-type="float" office:value="-1.1477635409">
            <text:p>-1.1477635409</text:p>
          </table:table-cell>
          <table:table-cell office:value-type="float" office:value="1.3173611459">
            <text:p>1.3173611459</text:p>
          </table:table-cell>
          <table:table-cell table:number-columns-repeated="2"/>
          <table:table-cell office:value-type="float" office:value="26984.425">
            <text:p>26984.425</text:p>
          </table:table-cell>
          <table:table-cell office:value-type="float" office:value="-1.4153779943">
            <text:p>-1.4153779943</text:p>
          </table:table-cell>
          <table:table-cell office:value-type="float" office:value="2.0032948668">
            <text:p>2.0032948668</text:p>
          </table:table-cell>
          <table:table-cell table:number-columns-repeated="2"/>
          <table:table-cell office:value-type="float" office:value="26872.7133333333">
            <text:p>26872.7133333333</text:p>
          </table:table-cell>
          <table:table-cell office:value-type="float" office:value="-1.8235042535">
            <text:p>-1.8235042535</text:p>
          </table:table-cell>
          <table:table-cell office:value-type="float" office:value="3.3251677626">
            <text:p>3.3251677626</text:p>
          </table:table-cell>
          <table:table-cell table:number-columns-repeated="2"/>
          <table:table-cell office:value-type="float" office:value="26918.35">
            <text:p>26918.35</text:p>
          </table:table-cell>
          <table:table-cell office:value-type="float" office:value="-1.6567757228">
            <text:p>-1.6567757228</text:p>
          </table:table-cell>
          <table:table-cell office:value-type="float" office:value="2.7449057956">
            <text:p>2.7449057956</text:p>
          </table:table-cell>
          <table:table-cell/>
          <table:table-cell office:value-type="float" office:value="27126.57">
            <text:p>27126.57</text:p>
          </table:table-cell>
          <table:table-cell office:value-type="float" office:value="-0.8960669067">
            <text:p>-0.8960669067</text:p>
          </table:table-cell>
          <table:table-cell office:value-type="float" office:value="0.8029359013">
            <text:p>0.80293590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4-12-22</text:p>
          </table:table-cell>
          <table:table-cell office:value-type="float" office:value="27701.79">
            <text:p>27701.79</text:p>
          </table:table-cell>
          <table:table-cell office:value-type="float" office:value="27400.974">
            <text:p>27400.974</text:p>
          </table:table-cell>
          <table:table-cell office:value-type="float" office:value="-1.0859081669">
            <text:p>-1.0859081669</text:p>
          </table:table-cell>
          <table:table-cell office:value-type="float" office:value="1.179196547">
            <text:p>1.179196547</text:p>
          </table:table-cell>
          <table:table-cell table:number-columns-repeated="2"/>
          <table:table-cell office:value-type="float" office:value="27321.1488888889">
            <text:p>27321.1488888889</text:p>
          </table:table-cell>
          <table:table-cell office:value-type="float" office:value="-1.3740668423">
            <text:p>-1.3740668423</text:p>
          </table:table-cell>
          <table:table-cell office:value-type="float" office:value="1.8880596871">
            <text:p>1.8880596871</text:p>
          </table:table-cell>
          <table:table-cell table:number-columns-repeated="2"/>
          <table:table-cell office:value-type="float" office:value="27261.66625">
            <text:p>27261.66625</text:p>
          </table:table-cell>
          <table:table-cell office:value-type="float" office:value="-1.5887917351">
            <text:p>-1.5887917351</text:p>
          </table:table-cell>
          <table:table-cell office:value-type="float" office:value="2.5242591776">
            <text:p>2.5242591776</text:p>
          </table:table-cell>
          <table:table-cell table:number-columns-repeated="2"/>
          <table:table-cell office:value-type="float" office:value="27180.3185714286">
            <text:p>27180.3185714286</text:p>
          </table:table-cell>
          <table:table-cell office:value-type="float" office:value="-1.8824466887">
            <text:p>-1.8824466887</text:p>
          </table:table-cell>
          <table:table-cell office:value-type="float" office:value="3.5436055359">
            <text:p>3.5436055359</text:p>
          </table:table-cell>
          <table:table-cell table:number-columns-repeated="2"/>
          <table:table-cell office:value-type="float" office:value="27110.0366666667">
            <text:p>27110.0366666667</text:p>
          </table:table-cell>
          <table:table-cell office:value-type="float" office:value="-2.1361555818">
            <text:p>-2.1361555818</text:p>
          </table:table-cell>
          <table:table-cell office:value-type="float" office:value="4.5631606695">
            <text:p>4.5631606695</text:p>
          </table:table-cell>
          <table:table-cell table:number-columns-repeated="2"/>
          <table:table-cell office:value-type="float" office:value="27061.908">
            <text:p>27061.908</text:p>
          </table:table-cell>
          <table:table-cell office:value-type="float" office:value="-2.3098940538">
            <text:p>-2.3098940538</text:p>
          </table:table-cell>
          <table:table-cell office:value-type="float" office:value="5.3356105397">
            <text:p>5.3356105397</text:p>
          </table:table-cell>
          <table:table-cell table:number-columns-repeated="2"/>
          <table:table-cell office:value-type="float" office:value="26997.495">
            <text:p>26997.495</text:p>
          </table:table-cell>
          <table:table-cell office:value-type="float" office:value="-2.5424169341">
            <text:p>-2.5424169341</text:p>
          </table:table-cell>
          <table:table-cell office:value-type="float" office:value="6.4638838666">
            <text:p>6.4638838666</text:p>
          </table:table-cell>
          <table:table-cell table:number-columns-repeated="2"/>
          <table:table-cell office:value-type="float" office:value="27069.5133333333">
            <text:p>27069.5133333333</text:p>
          </table:table-cell>
          <table:table-cell office:value-type="float" office:value="-2.2824397509">
            <text:p>-2.2824397509</text:p>
          </table:table-cell>
          <table:table-cell office:value-type="float" office:value="5.2095312164">
            <text:p>5.2095312164</text:p>
          </table:table-cell>
          <table:table-cell table:number-columns-repeated="2"/>
          <table:table-cell office:value-type="float" office:value="27249.205">
            <text:p>27249.205</text:p>
          </table:table-cell>
          <table:table-cell office:value-type="float" office:value="-1.6337752903">
            <text:p>-1.6337752903</text:p>
          </table:table-cell>
          <table:table-cell office:value-type="float" office:value="2.6692216993">
            <text:p>2.6692216993</text:p>
          </table:table-cell>
          <table:table-cell/>
          <table:table-cell office:value-type="float" office:value="27371.84">
            <text:p>27371.84</text:p>
          </table:table-cell>
          <table:table-cell office:value-type="float" office:value="-1.1910782661">
            <text:p>-1.1910782661</text:p>
          </table:table-cell>
          <table:table-cell office:value-type="float" office:value="1.4186674359">
            <text:p>1.41866743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2-24</text:p>
          </table:table-cell>
          <table:table-cell office:value-type="float" office:value="27208.61">
            <text:p>27208.61</text:p>
          </table:table-cell>
          <table:table-cell office:value-type="float" office:value="27359.213">
            <text:p>27359.213</text:p>
          </table:table-cell>
          <table:table-cell office:value-type="float" office:value="0.5535122889">
            <text:p>0.5535122889</text:p>
          </table:table-cell>
          <table:table-cell office:value-type="float" office:value="0.306375854">
            <text:p>0.306375854</text:p>
          </table:table-cell>
          <table:table-cell table:number-columns-repeated="2"/>
          <table:table-cell office:value-type="float" office:value="27310.5688888889">
            <text:p>27310.5688888889</text:p>
          </table:table-cell>
          <table:table-cell office:value-type="float" office:value="0.3747302376">
            <text:p>0.3747302376</text:p>
          </table:table-cell>
          <table:table-cell office:value-type="float" office:value="0.1404227509">
            <text:p>0.1404227509</text:p>
          </table:table-cell>
          <table:table-cell table:number-columns-repeated="2"/>
          <table:table-cell office:value-type="float" office:value="27245.5025">
            <text:p>27245.5025</text:p>
          </table:table-cell>
          <table:table-cell office:value-type="float" office:value="0.1355912706">
            <text:p>0.1355912706</text:p>
          </table:table-cell>
          <table:table-cell office:value-type="float" office:value="0.0183849927">
            <text:p>0.0183849927</text:p>
          </table:table-cell>
          <table:table-cell table:number-columns-repeated="2"/>
          <table:table-cell office:value-type="float" office:value="27194.5728571429">
            <text:p>27194.5728571429</text:p>
          </table:table-cell>
          <table:table-cell office:value-type="float" office:value="-0.0515908121">
            <text:p>-0.0515908121</text:p>
          </table:table-cell>
          <table:table-cell office:value-type="float" office:value="0.0026616119">
            <text:p>0.0026616119</text:p>
          </table:table-cell>
          <table:table-cell table:number-columns-repeated="2"/>
          <table:table-cell office:value-type="float" office:value="27168.555">
            <text:p>27168.555</text:p>
          </table:table-cell>
          <table:table-cell office:value-type="float" office:value="-0.1472144296">
            <text:p>-0.1472144296</text:p>
          </table:table-cell>
          <table:table-cell office:value-type="float" office:value="0.0216720883">
            <text:p>0.0216720883</text:p>
          </table:table-cell>
          <table:table-cell table:number-columns-repeated="2"/>
          <table:table-cell office:value-type="float" office:value="27138.354">
            <text:p>27138.354</text:p>
          </table:table-cell>
          <table:table-cell office:value-type="float" office:value="-0.258212382">
            <text:p>-0.258212382</text:p>
          </table:table-cell>
          <table:table-cell office:value-type="float" office:value="0.0666736342">
            <text:p>0.0666736342</text:p>
          </table:table-cell>
          <table:table-cell table:number-columns-repeated="2"/>
          <table:table-cell office:value-type="float" office:value="27227.5825">
            <text:p>27227.5825</text:p>
          </table:table-cell>
          <table:table-cell office:value-type="float" office:value="0.0697297657">
            <text:p>0.0697297657</text:p>
          </table:table-cell>
          <table:table-cell office:value-type="float" office:value="0.0048622402">
            <text:p>0.0048622402</text:p>
          </table:table-cell>
          <table:table-cell table:number-columns-repeated="2"/>
          <table:table-cell office:value-type="float" office:value="27400.0666666667">
            <text:p>27400.0666666667</text:p>
          </table:table-cell>
          <table:table-cell office:value-type="float" office:value="0.7036620638">
            <text:p>0.7036620638</text:p>
          </table:table-cell>
          <table:table-cell office:value-type="float" office:value="0.4951403001">
            <text:p>0.4951403001</text:p>
          </table:table-cell>
          <table:table-cell table:number-columns-repeated="2"/>
          <table:table-cell office:value-type="float" office:value="27536.815">
            <text:p>27536.815</text:p>
          </table:table-cell>
          <table:table-cell office:value-type="float" office:value="1.2062541967">
            <text:p>1.2062541967</text:p>
          </table:table-cell>
          <table:table-cell office:value-type="float" office:value="1.4550491872">
            <text:p>1.4550491872</text:p>
          </table:table-cell>
          <table:table-cell/>
          <table:table-cell office:value-type="float" office:value="27701.79">
            <text:p>27701.79</text:p>
          </table:table-cell>
          <table:table-cell office:value-type="float" office:value="1.8125880006">
            <text:p>1.8125880006</text:p>
          </table:table-cell>
          <table:table-cell office:value-type="float" office:value="3.2854752601">
            <text:p>3.2854752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2014-12-30</text:p>
          </table:table-cell>
          <table:table-cell office:value-type="float" office:value="27403.54">
            <text:p>27403.54</text:p>
          </table:table-cell>
          <table:table-cell office:value-type="float" office:value="27300.373">
            <text:p>27300.373</text:p>
          </table:table-cell>
          <table:table-cell office:value-type="float" office:value="-0.3764732586">
            <text:p>-0.3764732586</text:p>
          </table:table-cell>
          <table:table-cell office:value-type="float" office:value="0.1417321144">
            <text:p>0.1417321144</text:p>
          </table:table-cell>
          <table:table-cell table:number-columns-repeated="2"/>
          <table:table-cell office:value-type="float" office:value="27241.4033333333">
            <text:p>27241.4033333333</text:p>
          </table:table-cell>
          <table:table-cell office:value-type="float" office:value="-0.5916632182">
            <text:p>-0.5916632182</text:p>
          </table:table-cell>
          <table:table-cell office:value-type="float" office:value="0.3500653638">
            <text:p>0.3500653638</text:p>
          </table:table-cell>
          <table:table-cell table:number-columns-repeated="2"/>
          <table:table-cell office:value-type="float" office:value="27196.3275">
            <text:p>27196.3275</text:p>
          </table:table-cell>
          <table:table-cell office:value-type="float" office:value="-0.7561523073">
            <text:p>-0.7561523073</text:p>
          </table:table-cell>
          <table:table-cell office:value-type="float" office:value="0.5717663119">
            <text:p>0.5717663119</text:p>
          </table:table-cell>
          <table:table-cell table:number-columns-repeated="2"/>
          <table:table-cell office:value-type="float" office:value="27174.2771428571">
            <text:p>27174.2771428571</text:p>
          </table:table-cell>
          <table:table-cell office:value-type="float" office:value="-0.8366176674">
            <text:p>-0.8366176674</text:p>
          </table:table-cell>
          <table:table-cell office:value-type="float" office:value="0.6999291215">
            <text:p>0.6999291215</text:p>
          </table:table-cell>
          <table:table-cell table:number-columns-repeated="2"/>
          <table:table-cell office:value-type="float" office:value="27150.0633333333">
            <text:p>27150.0633333333</text:p>
          </table:table-cell>
          <table:table-cell office:value-type="float" office:value="-0.9249778192">
            <text:p>-0.9249778192</text:p>
          </table:table-cell>
          <table:table-cell office:value-type="float" office:value="0.855583966">
            <text:p>0.855583966</text:p>
          </table:table-cell>
          <table:table-cell table:number-columns-repeated="2"/>
          <table:table-cell office:value-type="float" office:value="27223.788">
            <text:p>27223.788</text:p>
          </table:table-cell>
          <table:table-cell office:value-type="float" office:value="-0.655944451">
            <text:p>-0.655944451</text:p>
          </table:table-cell>
          <table:table-cell office:value-type="float" office:value="0.4302631228">
            <text:p>0.4302631228</text:p>
          </table:table-cell>
          <table:table-cell table:number-columns-repeated="2"/>
          <table:table-cell office:value-type="float" office:value="27352.2025">
            <text:p>27352.2025</text:p>
          </table:table-cell>
          <table:table-cell office:value-type="float" office:value="-0.187338935">
            <text:p>-0.187338935</text:p>
          </table:table-cell>
          <table:table-cell office:value-type="float" office:value="0.0350958766">
            <text:p>0.0350958766</text:p>
          </table:table-cell>
          <table:table-cell table:number-columns-repeated="2"/>
          <table:table-cell office:value-type="float" office:value="27427.4133333333">
            <text:p>27427.4133333333</text:p>
          </table:table-cell>
          <table:table-cell office:value-type="float" office:value="0.0871176984">
            <text:p>0.0871176984</text:p>
          </table:table-cell>
          <table:table-cell office:value-type="float" office:value="0.0075894934">
            <text:p>0.0075894934</text:p>
          </table:table-cell>
          <table:table-cell table:number-columns-repeated="2"/>
          <table:table-cell office:value-type="float" office:value="27455.2">
            <text:p>27455.2</text:p>
          </table:table-cell>
          <table:table-cell office:value-type="float" office:value="0.1885157903">
            <text:p>0.1885157903</text:p>
          </table:table-cell>
          <table:table-cell office:value-type="float" office:value="0.0355382032">
            <text:p>0.0355382032</text:p>
          </table:table-cell>
          <table:table-cell/>
          <table:table-cell office:value-type="float" office:value="27208.61">
            <text:p>27208.61</text:p>
          </table:table-cell>
          <table:table-cell office:value-type="float" office:value="-0.7113314557">
            <text:p>-0.7113314557</text:p>
          </table:table-cell>
          <table:table-cell office:value-type="float" office:value="0.5059924399">
            <text:p>0.50599243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string">
            <text:p>2014-12-31</text:p>
          </table:table-cell>
          <table:table-cell office:value-type="float" office:value="27499.42">
            <text:p>27499.42</text:p>
          </table:table-cell>
          <table:table-cell office:value-type="float" office:value="27257.617">
            <text:p>27257.617</text:p>
          </table:table-cell>
          <table:table-cell office:value-type="float" office:value="-0.8793021816">
            <text:p>-0.8793021816</text:p>
          </table:table-cell>
          <table:table-cell office:value-type="float" office:value="0.7731723266">
            <text:p>0.7731723266</text:p>
          </table:table-cell>
          <table:table-cell table:number-columns-repeated="2"/>
          <table:table-cell office:value-type="float" office:value="27219.3511111111">
            <text:p>27219.3511111111</text:p>
          </table:table-cell>
          <table:table-cell office:value-type="float" office:value="-1.0184538033">
            <text:p>-1.0184538033</text:p>
          </table:table-cell>
          <table:table-cell office:value-type="float" office:value="1.0372481496">
            <text:p>1.0372481496</text:p>
          </table:table-cell>
          <table:table-cell table:number-columns-repeated="2"/>
          <table:table-cell office:value-type="float" office:value="27202.935">
            <text:p>27202.935</text:p>
          </table:table-cell>
          <table:table-cell office:value-type="float" office:value="-1.0781500119">
            <text:p>-1.0781500119</text:p>
          </table:table-cell>
          <table:table-cell office:value-type="float" office:value="1.1624074481">
            <text:p>1.1624074481</text:p>
          </table:table-cell>
          <table:table-cell table:number-columns-repeated="2"/>
          <table:table-cell office:value-type="float" office:value="27186.2742857143">
            <text:p>27186.2742857143</text:p>
          </table:table-cell>
          <table:table-cell office:value-type="float" office:value="-1.1387357053">
            <text:p>-1.1387357053</text:p>
          </table:table-cell>
          <table:table-cell office:value-type="float" office:value="1.2967190065">
            <text:p>1.2967190065</text:p>
          </table:table-cell>
          <table:table-cell table:number-columns-repeated="2"/>
          <table:table-cell office:value-type="float" office:value="27253.7466666667">
            <text:p>27253.7466666667</text:p>
          </table:table-cell>
          <table:table-cell office:value-type="float" office:value="-0.8933764179">
            <text:p>-0.8933764179</text:p>
          </table:table-cell>
          <table:table-cell office:value-type="float" office:value="0.798121424">
            <text:p>0.798121424</text:p>
          </table:table-cell>
          <table:table-cell table:number-columns-repeated="2"/>
          <table:table-cell office:value-type="float" office:value="27362.47">
            <text:p>27362.47</text:p>
          </table:table-cell>
          <table:table-cell office:value-type="float" office:value="-0.4980105035">
            <text:p>-0.4980105035</text:p>
          </table:table-cell>
          <table:table-cell office:value-type="float" office:value="0.2480144616">
            <text:p>0.2480144616</text:p>
          </table:table-cell>
          <table:table-cell table:number-columns-repeated="2"/>
          <table:table-cell office:value-type="float" office:value="27421.445">
            <text:p>27421.445</text:p>
          </table:table-cell>
          <table:table-cell office:value-type="float" office:value="-0.2835514349">
            <text:p>-0.2835514349</text:p>
          </table:table-cell>
          <table:table-cell office:value-type="float" office:value="0.0804014162">
            <text:p>0.0804014162</text:p>
          </table:table-cell>
          <table:table-cell table:number-columns-repeated="2"/>
          <table:table-cell office:value-type="float" office:value="27437.98">
            <text:p>27437.98</text:p>
          </table:table-cell>
          <table:table-cell office:value-type="float" office:value="-0.223422894">
            <text:p>-0.223422894</text:p>
          </table:table-cell>
          <table:table-cell office:value-type="float" office:value="0.0499177896">
            <text:p>0.0499177896</text:p>
          </table:table-cell>
          <table:table-cell table:number-columns-repeated="2"/>
          <table:table-cell office:value-type="float" office:value="27306.075">
            <text:p>27306.075</text:p>
          </table:table-cell>
          <table:table-cell office:value-type="float" office:value="-0.703087556">
            <text:p>-0.703087556</text:p>
          </table:table-cell>
          <table:table-cell office:value-type="float" office:value="0.4943321114">
            <text:p>0.4943321114</text:p>
          </table:table-cell>
          <table:table-cell/>
          <table:table-cell office:value-type="float" office:value="27403.54">
            <text:p>27403.54</text:p>
          </table:table-cell>
          <table:table-cell office:value-type="float" office:value="-0.3486618991">
            <text:p>-0.3486618991</text:p>
          </table:table-cell>
          <table:table-cell office:value-type="float" office:value="0.1215651198">
            <text:p>0.12156511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2015-01-02</text:p>
          </table:table-cell>
          <table:table-cell office:value-type="float" office:value="27887.9">
            <text:p>27887.9</text:p>
          </table:table-cell>
          <table:table-cell office:value-type="float" office:value="27247.358">
            <text:p>27247.358</text:p>
          </table:table-cell>
          <table:table-cell office:value-type="float" office:value="-2.2968455854">
            <text:p>-2.2968455854</text:p>
          </table:table-cell>
          <table:table-cell office:value-type="float" office:value="5.275499643">
            <text:p>5.275499643</text:p>
          </table:table-cell>
          <table:table-cell table:number-columns-repeated="2"/>
          <table:table-cell office:value-type="float" office:value="27235.8777777778">
            <text:p>27235.8777777778</text:p>
          </table:table-cell>
          <table:table-cell office:value-type="float" office:value="-2.3380111884">
            <text:p>-2.3380111884</text:p>
          </table:table-cell>
          <table:table-cell office:value-type="float" office:value="5.4662963173">
            <text:p>5.4662963173</text:p>
          </table:table-cell>
          <table:table-cell table:number-columns-repeated="2"/>
          <table:table-cell office:value-type="float" office:value="27225.4175">
            <text:p>27225.4175</text:p>
          </table:table-cell>
          <table:table-cell office:value-type="float" office:value="-2.3755194905">
            <text:p>-2.3755194905</text:p>
          </table:table-cell>
          <table:table-cell office:value-type="float" office:value="5.6430928499">
            <text:p>5.6430928499</text:p>
          </table:table-cell>
          <table:table-cell table:number-columns-repeated="2"/>
          <table:table-cell office:value-type="float" office:value="27288.8428571429">
            <text:p>27288.8428571429</text:p>
          </table:table-cell>
          <table:table-cell office:value-type="float" office:value="-2.148089827">
            <text:p>-2.148089827</text:p>
          </table:table-cell>
          <table:table-cell office:value-type="float" office:value="4.6142899048">
            <text:p>4.6142899048</text:p>
          </table:table-cell>
          <table:table-cell table:number-columns-repeated="2"/>
          <table:table-cell office:value-type="float" office:value="27385.295">
            <text:p>27385.295</text:p>
          </table:table-cell>
          <table:table-cell office:value-type="float" office:value="-1.8022332266">
            <text:p>-1.8022332266</text:p>
          </table:table-cell>
          <table:table-cell office:value-type="float" office:value="3.248044603">
            <text:p>3.248044603</text:p>
          </table:table-cell>
          <table:table-cell table:number-columns-repeated="2"/>
          <table:table-cell office:value-type="float" office:value="27437.04">
            <text:p>27437.04</text:p>
          </table:table-cell>
          <table:table-cell office:value-type="float" office:value="-1.6166868068">
            <text:p>-1.6166868068</text:p>
          </table:table-cell>
          <table:table-cell office:value-type="float" office:value="2.6136762314">
            <text:p>2.6136762314</text:p>
          </table:table-cell>
          <table:table-cell table:number-columns-repeated="2"/>
          <table:table-cell office:value-type="float" office:value="27453.34">
            <text:p>27453.34</text:p>
          </table:table-cell>
          <table:table-cell office:value-type="float" office:value="-1.5582385192">
            <text:p>-1.5582385192</text:p>
          </table:table-cell>
          <table:table-cell office:value-type="float" office:value="2.4281072828">
            <text:p>2.4281072828</text:p>
          </table:table-cell>
          <table:table-cell table:number-columns-repeated="2"/>
          <table:table-cell office:value-type="float" office:value="27370.5233333333">
            <text:p>27370.5233333333</text:p>
          </table:table-cell>
          <table:table-cell office:value-type="float" office:value="-1.8552012402">
            <text:p>-1.8552012402</text:p>
          </table:table-cell>
          <table:table-cell office:value-type="float" office:value="3.4417716417">
            <text:p>3.4417716417</text:p>
          </table:table-cell>
          <table:table-cell table:number-columns-repeated="2"/>
          <table:table-cell office:value-type="float" office:value="27451.48">
            <text:p>27451.48</text:p>
          </table:table-cell>
          <table:table-cell office:value-type="float" office:value="-1.5649080784">
            <text:p>-1.5649080784</text:p>
          </table:table-cell>
          <table:table-cell office:value-type="float" office:value="2.4489372939">
            <text:p>2.4489372939</text:p>
          </table:table-cell>
          <table:table-cell/>
          <table:table-cell office:value-type="float" office:value="27499.42">
            <text:p>27499.42</text:p>
          </table:table-cell>
          <table:table-cell office:value-type="float" office:value="-1.3930055687">
            <text:p>-1.3930055687</text:p>
          </table:table-cell>
          <table:table-cell office:value-type="float" office:value="1.9404645145">
            <text:p>1.9404645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string">
            <text:p>2015-01-05</text:p>
          </table:table-cell>
          <table:table-cell office:value-type="float" office:value="27842.32">
            <text:p>27842.32</text:p>
          </table:table-cell>
          <table:table-cell office:value-type="float" office:value="27301.08">
            <text:p>27301.08</text:p>
          </table:table-cell>
          <table:table-cell office:value-type="float" office:value="-1.9439471998">
            <text:p>-1.9439471998</text:p>
          </table:table-cell>
          <table:table-cell office:value-type="float" office:value="3.7789307156">
            <text:p>3.7789307156</text:p>
          </table:table-cell>
          <table:table-cell table:number-columns-repeated="2"/>
          <table:table-cell office:value-type="float" office:value="27299.0266666667">
            <text:p>27299.0266666667</text:p>
          </table:table-cell>
          <table:table-cell office:value-type="float" office:value="-1.9513220642">
            <text:p>-1.9513220642</text:p>
          </table:table-cell>
          <table:table-cell office:value-type="float" office:value="3.8076577981">
            <text:p>3.8076577981</text:p>
          </table:table-cell>
          <table:table-cell table:number-columns-repeated="2"/>
          <table:table-cell office:value-type="float" office:value="27363.725">
            <text:p>27363.725</text:p>
          </table:table-cell>
          <table:table-cell office:value-type="float" office:value="-1.71894799">
            <text:p>-1.71894799</text:p>
          </table:table-cell>
          <table:table-cell office:value-type="float" office:value="2.9547821922">
            <text:p>2.9547821922</text:p>
          </table:table-cell>
          <table:table-cell table:number-columns-repeated="2"/>
          <table:table-cell office:value-type="float" office:value="27457.0957142857">
            <text:p>27457.0957142857</text:p>
          </table:table-cell>
          <table:table-cell office:value-type="float" office:value="-1.3835926234">
            <text:p>-1.3835926234</text:p>
          </table:table-cell>
          <table:table-cell office:value-type="float" office:value="1.9143285476">
            <text:p>1.9143285476</text:p>
          </table:table-cell>
          <table:table-cell table:number-columns-repeated="2"/>
          <table:table-cell office:value-type="float" office:value="27512.1833333333">
            <text:p>27512.1833333333</text:p>
          </table:table-cell>
          <table:table-cell office:value-type="float" office:value="-1.1857369166">
            <text:p>-1.1857369166</text:p>
          </table:table-cell>
          <table:table-cell office:value-type="float" office:value="1.4059720353">
            <text:p>1.4059720353</text:p>
          </table:table-cell>
          <table:table-cell table:number-columns-repeated="2"/>
          <table:table-cell office:value-type="float" office:value="27540.252">
            <text:p>27540.252</text:p>
          </table:table-cell>
          <table:table-cell office:value-type="float" office:value="-1.0849239575">
            <text:p>-1.0849239575</text:p>
          </table:table-cell>
          <table:table-cell office:value-type="float" office:value="1.1770599935">
            <text:p>1.1770599935</text:p>
          </table:table-cell>
          <table:table-cell table:number-columns-repeated="2"/>
          <table:table-cell office:value-type="float" office:value="27499.8675">
            <text:p>27499.8675</text:p>
          </table:table-cell>
          <table:table-cell office:value-type="float" office:value="-1.2299711375">
            <text:p>-1.2299711375</text:p>
          </table:table-cell>
          <table:table-cell office:value-type="float" office:value="1.512828999">
            <text:p>1.512828999</text:p>
          </table:table-cell>
          <table:table-cell table:number-columns-repeated="2"/>
          <table:table-cell office:value-type="float" office:value="27596.9533333333">
            <text:p>27596.9533333333</text:p>
          </table:table-cell>
          <table:table-cell office:value-type="float" office:value="-0.8812723461">
            <text:p>-0.8812723461</text:p>
          </table:table-cell>
          <table:table-cell office:value-type="float" office:value="0.776640948">
            <text:p>0.776640948</text:p>
          </table:table-cell>
          <table:table-cell table:number-columns-repeated="2"/>
          <table:table-cell office:value-type="float" office:value="27693.66">
            <text:p>27693.66</text:p>
          </table:table-cell>
          <table:table-cell office:value-type="float" office:value="-0.5339353904">
            <text:p>-0.5339353904</text:p>
          </table:table-cell>
          <table:table-cell office:value-type="float" office:value="0.2850870012">
            <text:p>0.2850870012</text:p>
          </table:table-cell>
          <table:table-cell/>
          <table:table-cell office:value-type="float" office:value="27887.9">
            <text:p>27887.9</text:p>
          </table:table-cell>
          <table:table-cell office:value-type="float" office:value="0.1637076221">
            <text:p>0.1637076221</text:p>
          </table:table-cell>
          <table:table-cell office:value-type="float" office:value="0.0268001855">
            <text:p>0.026800185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1.7190076144">
            <text:p>1.7190076144</text:p>
          </table:table-cell>
          <table:table-cell table:number-columns-repeated="4"/>
          <table:table-cell office:value-type="float" office:value="1.6313574511">
            <text:p>1.6313574511</text:p>
          </table:table-cell>
          <table:table-cell table:number-columns-repeated="4"/>
          <table:table-cell office:value-type="float" office:value="1.5342741547">
            <text:p>1.5342741547</text:p>
          </table:table-cell>
          <table:table-cell table:number-columns-repeated="4"/>
          <table:table-cell office:value-type="float" office:value="1.4312406247">
            <text:p>1.4312406247</text:p>
          </table:table-cell>
          <table:table-cell table:number-columns-repeated="4"/>
          <table:table-cell office:value-type="float" office:value="1.3256151351">
            <text:p>1.3256151351</text:p>
          </table:table-cell>
          <table:table-cell table:number-columns-repeated="4"/>
          <table:table-cell office:value-type="float" office:value="1.2287817985">
            <text:p>1.2287817985</text:p>
          </table:table-cell>
          <table:table-cell table:number-columns-repeated="4"/>
          <table:table-cell office:value-type="float" office:value="1.1411144118">
            <text:p>1.1411144118</text:p>
          </table:table-cell>
          <table:table-cell table:number-columns-repeated="4"/>
          <table:table-cell office:value-type="float" office:value="1.0481257921">
            <text:p>1.0481257921</text:p>
          </table:table-cell>
          <table:table-cell table:number-columns-repeated="4"/>
          <table:table-cell office:value-type="float" office:value="0.9317759217">
            <text:p>0.9317759217</text:p>
          </table:table-cell>
          <table:table-cell table:number-columns-repeated="3"/>
          <table:table-cell office:value-type="float" office:value="0.8046426056">
            <text:p>0.8046426056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2" office:value-type="string">
            <text:p>Time lag( in number of days)</text:p>
          </table:table-cell>
          <table:table-cell office:value-type="string">
            <text:p>RMS error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0.8046426056">
            <text:p>0.8046426056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>
            <text:p>2</text:p>
          </table:table-cell>
          <table:table-cell office:value-type="float" office:value="0.9317759217">
            <text:p>0.9317759217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3">
            <text:p>3</text:p>
          </table:table-cell>
          <table:table-cell office:value-type="float" office:value="1.0481257921">
            <text:p>1.0481257921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">
            <text:p>4</text:p>
          </table:table-cell>
          <table:table-cell office:value-type="float" office:value="1.1411144118">
            <text:p>1.1411144118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5">
            <text:p>5</text:p>
          </table:table-cell>
          <table:table-cell office:value-type="float" office:value="1.2287817985">
            <text:p>1.2287817985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6">
            <text:p>6</text:p>
          </table:table-cell>
          <table:table-cell office:value-type="float" office:value="1.3256151351">
            <text:p>1.3256151351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">
            <text:p>7</text:p>
          </table:table-cell>
          <table:table-cell office:value-type="float" office:value="1.4312406247">
            <text:p>1.4312406247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">
            <text:p>8</text:p>
          </table:table-cell>
          <table:table-cell office:value-type="float" office:value="1.5342741547">
            <text:p>1.5342741547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">
            <text:p>9</text:p>
          </table:table-cell>
          <table:table-cell office:value-type="float" office:value="1.6313574511">
            <text:p>1.6313574511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0">
            <text:p>10</text:p>
          </table:table-cell>
          <table:table-cell office:value-type="float" office:value="1.7190076144">
            <text:p>1.7190076144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9T20:00:40</dc:date>
    <dc:creator>Nitin </dc:creator>
    <meta:document-statistic meta:table-count="1" meta:cell-count="2789" meta:object-count="1"/>
    <meta:generator>LibreOffice/3.5$Linux_X86_64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legend chart:legend-position="end" svg:x="13.117cm" svg:y="4.203cm" style:legend-expansion="high" chart:style-name="ch2"/>
        <chart:plot-area chart:style-name="ch3" table:cell-range-address="Sheet1.F96:Sheet1.F106" chart:data-source-has-labels="row" svg:x="0.77cm" svg:y="0.855cm" svg:width="11.707cm" svg:height="7.55cm">
          <chartooo:coordinate-region svg:x="1.497cm" svg:y="1.055cm" svg:width="10.793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97:Sheet1.F106" chart:label-cell-address="Sheet1.F96:Sheet1.F9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error</text:p>
                <draw:g>
                  <svg:desc>Sheet1.F96:Sheet1.F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46426056">
                <text:p>0.8046426056</text:p>
                <draw:g>
                  <svg:desc>Sheet1.F97:Sheet1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17759217">
                <text:p>0.931775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81257921">
                <text:p>1.0481257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11144118">
                <text:p>1.1411144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87817985">
                <text:p>1.2287817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56151351">
                <text:p>1.325615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12406247">
                <text:p>1.4312406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342741547">
                <text:p>1.5342741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313574511">
                <text:p>1.6313574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190076144">
                <text:p>1.7190076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